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76mm"/>
    </style:style>
    <style:style style:name="co3" style:family="table-column">
      <style:table-column-properties fo:break-before="auto" style:column-width="52.55mm"/>
    </style:style>
    <style:style style:name="co4" style:family="table-column">
      <style:table-column-properties fo:break-before="auto" style:column-width="26.95mm"/>
    </style:style>
    <style:style style:name="co5" style:family="table-column">
      <style:table-column-properties fo:break-before="auto" style:column-width="31.0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8.17mm" fo:break-before="auto" style:use-optimal-row-height="true"/>
    </style:style>
    <style:style style:name="ro3" style:family="table-row">
      <style:table-row-properties style:row-height="24.22mm" fo:break-before="auto" style:use-optimal-row-height="true"/>
    </style:style>
    <style:style style:name="ro4" style:family="table-row">
      <style:table-row-properties style:row-height="20.27mm" fo:break-before="auto" style:use-optimal-row-height="true"/>
    </style:style>
    <style:style style:name="ro5" style:family="table-row">
      <style:table-row-properties style:row-height="32.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categoria</text:p>
          </table:table-cell>
          <table:table-cell table:style-name="Default" office:value-type="string" calcext:value-type="string">
            <text:p>link</text:p>
          </table:table-cell>
          <table:table-cell office:value-type="string" calcext:value-type="string">
            <text:p>Query Wikipedia di Base</text:p>
          </table:table-cell>
          <table:table-cell office:value-type="string" calcext:value-type="string">
            <text:p>Titolo Wikipedia</text:p>
          </table:table-cell>
          <table:table-cell office:value-type="string" calcext:value-type="string">
            <text:p>Query Completa</text:p>
          </table:table-cell>
          <table:table-cell office:value-type="string" calcext:value-type="string">
            <text:p>Query Immagine</text:p>
          </table:table-cell>
          <table:table-cell office:value-type="string" calcext:value-type="string">
            <text:p>Opzioni Query Immagine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lexa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it.wikipedia.org/wiki/Alexander_(cocktail)</text:p>
          </table:table-cell>
          <table:table-cell office:value-type="string" calcext:value-type="string">
            <text:p><text:a xlink:href="https://it.wikipedia.org/w/api.php?action=query&amp;prop=extracts&amp;format=json&amp;exsectionformat=plain&amp;exsentences=10&amp;titles" xlink:type="simple">https://it.wikipedia.org/w/api.php?action=query&amp;prop=extracts&amp;format=json&amp;exsectionformat=plain&amp;exsentences=10&amp;titles</text:a>=</text:p>
          </table:table-cell>
          <table:table-cell table:formula="of:=MID([.D2];31;32)" office:value-type="string" office:string-value="Alexander_(cocktail)" calcext:value-type="string">
            <text:p>Alexander_(cocktail)</text:p>
          </table:table-cell>
          <table:table-cell table:formula="of:=CONCATENATE([.E2];[.F2])" office:value-type="string" office:string-value="https://it.wikipedia.org/w/api.php?action=query&amp;prop=extracts&amp;format=json&amp;exsectionformat=plain&amp;exsentences=10&amp;titles=Alexander_(cocktail)" calcext:value-type="string">
            <text:p>https://it.wikipedia.org/w/api.php?action=query&amp;prop=extracts&amp;format=json&amp;exsectionformat=plain&amp;exsentences=10&amp;titles=Alexander_(cocktail)</text:p>
          </table:table-cell>
          <table:table-cell office:value-type="string" calcext:value-type="string">
            <text:p><text:a xlink:href="https://it/" xlink:type="simple">https://it</text:a>.wikipedia.org/w/api.php?action=query&amp;titles=</text:p>
          </table:table-cell>
          <table:table-cell office:value-type="string" calcext:value-type="string">
            <text:p>&amp;prop=pageimages&amp;format=json&amp;pithumbsize=500</text:p>
          </table:table-cell>
          <table:table-cell table:formula="of:=CONCATENATE([.H2];[.F2];[.I2])" office:value-type="string" office:string-value="https://it.wikipedia.org/w/api.php?action=query&amp;titles=Alexander_(cocktail)&amp;prop=pageimages&amp;format=json&amp;pithumbsize=500" calcext:value-type="string">
            <text:p>https://it.wikipedia.org/w/api.php?action=query&amp;titles=Alexander_(cocktail)&amp;prop=pageimages&amp;format=json&amp;pithumbsize=50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merica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it.wikipedia.org/wiki/Americano_(cocktail)</text:p>
          </table:table-cell>
          <table:table-cell office:value-type="string" calcext:value-type="string">
            <text:p><text:a xlink:href="https://it.wikipedia.org/w/api.php?action=query&amp;prop=extracts&amp;format=json&amp;exsectionformat=plain&amp;exsentences=10&amp;titles" xlink:type="simple">https://it.wikipedia.org/w/api.php?action=query&amp;prop=extracts&amp;format=json&amp;exsectionformat=plain&amp;exsentences=10&amp;titles</text:a>=</text:p>
          </table:table-cell>
          <table:table-cell table:formula="of:=MID([.D3];31;32)" office:value-type="string" office:string-value="Americano_(cocktail)" calcext:value-type="string">
            <text:p>Americano_(cocktail)</text:p>
          </table:table-cell>
          <table:table-cell table:formula="of:=CONCATENATE([.E3];[.F3])" office:value-type="string" office:string-value="https://it.wikipedia.org/w/api.php?action=query&amp;prop=extracts&amp;format=json&amp;exsectionformat=plain&amp;exsentences=10&amp;titles=Americano_(cocktail)" calcext:value-type="string">
            <text:p>https://it.wikipedia.org/w/api.php?action=query&amp;prop=extracts&amp;format=json&amp;exsectionformat=plain&amp;exsentences=10&amp;titles=Americano_(cocktail)</text:p>
          </table:table-cell>
          <table:table-cell office:value-type="string" calcext:value-type="string">
            <text:p><text:a xlink:href="https://it/" xlink:type="simple">https://it</text:a>.wikipedia.org/w/api.php?action=query&amp;titles=</text:p>
          </table:table-cell>
          <table:table-cell office:value-type="string" calcext:value-type="string">
            <text:p>&amp;prop=pageimages&amp;format=json&amp;pithumbsize=501</text:p>
          </table:table-cell>
          <table:table-cell table:formula="of:=CONCATENATE([.H3];[.F3];[.I3])" office:value-type="string" office:string-value="https://it.wikipedia.org/w/api.php?action=query&amp;titles=Americano_(cocktail)&amp;prop=pageimages&amp;format=json&amp;pithumbsize=501" calcext:value-type="string">
            <text:p>https://it.wikipedia.org/w/api.php?action=query&amp;titles=Americano_(cocktail)&amp;prop=pageimages&amp;format=json&amp;pithumbsize=50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ngel F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it.wikipedia.org/wiki/Angel_Face_(cocktail)</text:p>
          </table:table-cell>
          <table:table-cell office:value-type="string" calcext:value-type="string">
            <text:p><text:a xlink:href="https://it.wikipedia.org/w/api.php?action=query&amp;prop=extracts&amp;format=json&amp;exsectionformat=plain&amp;exsentences=10&amp;titles" xlink:type="simple">https://it.wikipedia.org/w/api.php?action=query&amp;prop=extracts&amp;format=json&amp;exsectionformat=plain&amp;exsentences=10&amp;titles</text:a>=</text:p>
          </table:table-cell>
          <table:table-cell table:formula="of:=MID([.D4];31;32)" office:value-type="string" office:string-value="Angel_Face_(cocktail)" calcext:value-type="string">
            <text:p>Angel_Face_(cocktail)</text:p>
          </table:table-cell>
          <table:table-cell table:formula="of:=CONCATENATE([.E4];[.F4])" office:value-type="string" office:string-value="https://it.wikipedia.org/w/api.php?action=query&amp;prop=extracts&amp;format=json&amp;exsectionformat=plain&amp;exsentences=10&amp;titles=Angel_Face_(cocktail)" calcext:value-type="string">
            <text:p>https://it.wikipedia.org/w/api.php?action=query&amp;prop=extracts&amp;format=json&amp;exsectionformat=plain&amp;exsentences=10&amp;titles=Angel_Face_(cocktail)</text:p>
          </table:table-cell>
          <table:table-cell office:value-type="string" calcext:value-type="string">
            <text:p><text:a xlink:href="https://it/" xlink:type="simple">https://it</text:a>.wikipedia.org/w/api.php?action=query&amp;titles=</text:p>
          </table:table-cell>
          <table:table-cell office:value-type="string" calcext:value-type="string">
            <text:p>&amp;prop=pageimages&amp;format=json&amp;pithumbsize=502</text:p>
          </table:table-cell>
          <table:table-cell table:formula="of:=CONCATENATE([.H4];[.F4];[.I4])" office:value-type="string" office:string-value="https://it.wikipedia.org/w/api.php?action=query&amp;titles=Angel_Face_(cocktail)&amp;prop=pageimages&amp;format=json&amp;pithumbsize=502" calcext:value-type="string">
            <text:p>https://it.wikipedia.org/w/api.php?action=query&amp;titles=Angel_Face_(cocktail)&amp;prop=pageimages&amp;format=json&amp;pithumbsize=50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vi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it.wikipedia.org/wiki/Aviation_(cocktail)</text:p>
          </table:table-cell>
          <table:table-cell office:value-type="string" calcext:value-type="string">
            <text:p><text:a xlink:href="https://it.wikipedia.org/w/api.php?action=query&amp;prop=extracts&amp;format=json&amp;exsectionformat=plain&amp;exsentences=10&amp;titles" xlink:type="simple">https://it.wikipedia.org/w/api.php?action=query&amp;prop=extracts&amp;format=json&amp;exsectionformat=plain&amp;exsentences=10&amp;titles</text:a>=</text:p>
          </table:table-cell>
          <table:table-cell table:formula="of:=MID([.D5];31;32)" office:value-type="string" office:string-value="Aviation_(cocktail)" calcext:value-type="string">
            <text:p>Aviation_(cocktail)</text:p>
          </table:table-cell>
          <table:table-cell table:formula="of:=CONCATENATE([.E5];[.F5])" office:value-type="string" office:string-value="https://it.wikipedia.org/w/api.php?action=query&amp;prop=extracts&amp;format=json&amp;exsectionformat=plain&amp;exsentences=10&amp;titles=Aviation_(cocktail)" calcext:value-type="string">
            <text:p>https://it.wikipedia.org/w/api.php?action=query&amp;prop=extracts&amp;format=json&amp;exsectionformat=plain&amp;exsentences=10&amp;titles=Aviation_(cocktail)</text:p>
          </table:table-cell>
          <table:table-cell office:value-type="string" calcext:value-type="string">
            <text:p><text:a xlink:href="https://it/" xlink:type="simple">https://it</text:a>.wikipedia.org/w/api.php?action=query&amp;titles=</text:p>
          </table:table-cell>
          <table:table-cell office:value-type="string" calcext:value-type="string">
            <text:p>&amp;prop=pageimages&amp;format=json&amp;pithumbsize=503</text:p>
          </table:table-cell>
          <table:table-cell table:formula="of:=CONCATENATE([.H5];[.F5];[.I5])" office:value-type="string" office:string-value="https://it.wikipedia.org/w/api.php?action=query&amp;titles=Aviation_(cocktail)&amp;prop=pageimages&amp;format=json&amp;pithumbsize=503" calcext:value-type="string">
            <text:p>https://it.wikipedia.org/w/api.php?action=query&amp;titles=Aviation_(cocktail)&amp;prop=pageimages&amp;format=json&amp;pithumbsize=503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Bacar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it.wikipedia.org/wiki/Bacardi_cocktail</text:p>
          </table:table-cell>
          <table:table-cell office:value-type="string" calcext:value-type="string">
            <text:p><text:a xlink:href="https://it.wikipedia.org/w/api.php?action=query&amp;prop=extracts&amp;format=json&amp;exsectionformat=plain&amp;exsentences=10&amp;titles" xlink:type="simple">https://it.wikipedia.org/w/api.php?action=query&amp;prop=extracts&amp;format=json&amp;exsectionformat=plain&amp;exsentences=10&amp;titles</text:a>=</text:p>
          </table:table-cell>
          <table:table-cell table:formula="of:=MID([.D6];31;32)" office:value-type="string" office:string-value="Bacardi_cocktail" calcext:value-type="string">
            <text:p>Bacardi_cocktail</text:p>
          </table:table-cell>
          <table:table-cell table:formula="of:=CONCATENATE([.E6];[.F6])" office:value-type="string" office:string-value="https://it.wikipedia.org/w/api.php?action=query&amp;prop=extracts&amp;format=json&amp;exsectionformat=plain&amp;exsentences=10&amp;titles=Bacardi_cocktail" calcext:value-type="string">
            <text:p>https://it.wikipedia.org/w/api.php?action=query&amp;prop=extracts&amp;format=json&amp;exsectionformat=plain&amp;exsentences=10&amp;titles=Bacardi_cocktail</text:p>
          </table:table-cell>
          <table:table-cell office:value-type="string" calcext:value-type="string">
            <text:p><text:a xlink:href="https://it/" xlink:type="simple">https://it</text:a>.wikipedia.org/w/api.php?action=query&amp;titles=</text:p>
          </table:table-cell>
          <table:table-cell office:value-type="string" calcext:value-type="string">
            <text:p>&amp;prop=pageimages&amp;format=json&amp;pithumbsize=504</text:p>
          </table:table-cell>
          <table:table-cell table:formula="of:=CONCATENATE([.H6];[.F6];[.I6])" office:value-type="string" office:string-value="https://it.wikipedia.org/w/api.php?action=query&amp;titles=Bacardi_cocktail&amp;prop=pageimages&amp;format=json&amp;pithumbsize=504" calcext:value-type="string">
            <text:p>https://it.wikipedia.org/w/api.php?action=query&amp;titles=Bacardi_cocktail&amp;prop=pageimages&amp;format=json&amp;pithumbsize=504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Between the Shee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it.wikipedia.org/wiki/Between_the_Sheets</text:p>
          </table:table-cell>
          <table:table-cell office:value-type="string" calcext:value-type="string">
            <text:p><text:a xlink:href="https://it.wikipedia.org/w/api.php?action=query&amp;prop=extracts&amp;format=json&amp;exsectionformat=plain&amp;exsentences=10&amp;titles" xlink:type="simple">https://it.wikipedia.org/w/api.php?action=query&amp;prop=extracts&amp;format=json&amp;exsectionformat=plain&amp;exsentences=10&amp;titles</text:a>=</text:p>
          </table:table-cell>
          <table:table-cell table:formula="of:=MID([.D7];31;32)" office:value-type="string" office:string-value="Between_the_Sheets" calcext:value-type="string">
            <text:p>Between_the_Sheets</text:p>
          </table:table-cell>
          <table:table-cell table:formula="of:=CONCATENATE([.E7];[.F7])" office:value-type="string" office:string-value="https://it.wikipedia.org/w/api.php?action=query&amp;prop=extracts&amp;format=json&amp;exsectionformat=plain&amp;exsentences=10&amp;titles=Between_the_Sheets" calcext:value-type="string">
            <text:p>https://it.wikipedia.org/w/api.php?action=query&amp;prop=extracts&amp;format=json&amp;exsectionformat=plain&amp;exsentences=10&amp;titles=Between_the_Sheets</text:p>
          </table:table-cell>
          <table:table-cell office:value-type="string" calcext:value-type="string">
            <text:p><text:a xlink:href="https://it/" xlink:type="simple">https://it</text:a>.wikipedia.org/w/api.php?action=query&amp;titles=</text:p>
          </table:table-cell>
          <table:table-cell office:value-type="string" calcext:value-type="string">
            <text:p>&amp;prop=pageimages&amp;format=json&amp;pithumbsize=505</text:p>
          </table:table-cell>
          <table:table-cell table:formula="of:=CONCATENATE([.H7];[.F7];[.I7])" office:value-type="string" office:string-value="https://it.wikipedia.org/w/api.php?action=query&amp;titles=Between_the_Sheets&amp;prop=pageimages&amp;format=json&amp;pithumbsize=505" calcext:value-type="string">
            <text:p>https://it.wikipedia.org/w/api.php?action=query&amp;titles=Between_the_Sheets&amp;prop=pageimages&amp;format=json&amp;pithumbsize=505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Casi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it.wikipedia.org/wiki/Casino_(cocktail)</text:p>
          </table:table-cell>
          <table:table-cell office:value-type="string" calcext:value-type="string">
            <text:p><text:a xlink:href="https://it.wikipedia.org/w/api.php?action=query&amp;prop=extracts&amp;format=json&amp;exsectionformat=plain&amp;exsentences=10&amp;titles" xlink:type="simple">https://it.wikipedia.org/w/api.php?action=query&amp;prop=extracts&amp;format=json&amp;exsectionformat=plain&amp;exsentences=10&amp;titles</text:a>=</text:p>
          </table:table-cell>
          <table:table-cell table:formula="of:=MID([.D8];31;32)" office:value-type="string" office:string-value="Casino_(cocktail)" calcext:value-type="string">
            <text:p>Casino_(cocktail)</text:p>
          </table:table-cell>
          <table:table-cell table:formula="of:=CONCATENATE([.E8];[.F8])" office:value-type="string" office:string-value="https://it.wikipedia.org/w/api.php?action=query&amp;prop=extracts&amp;format=json&amp;exsectionformat=plain&amp;exsentences=10&amp;titles=Casino_(cocktail)" calcext:value-type="string">
            <text:p>https://it.wikipedia.org/w/api.php?action=query&amp;prop=extracts&amp;format=json&amp;exsectionformat=plain&amp;exsentences=10&amp;titles=Casino_(cocktail)</text:p>
          </table:table-cell>
          <table:table-cell office:value-type="string" calcext:value-type="string">
            <text:p><text:a xlink:href="https://it/" xlink:type="simple">https://it</text:a>.wikipedia.org/w/api.php?action=query&amp;titles=</text:p>
          </table:table-cell>
          <table:table-cell office:value-type="string" calcext:value-type="string">
            <text:p>&amp;prop=pageimages&amp;format=json&amp;pithumbsize=506</text:p>
          </table:table-cell>
          <table:table-cell table:formula="of:=CONCATENATE([.H8];[.F8];[.I8])" office:value-type="string" office:string-value="https://it.wikipedia.org/w/api.php?action=query&amp;titles=Casino_(cocktail)&amp;prop=pageimages&amp;format=json&amp;pithumbsize=506" calcext:value-type="string">
            <text:p>https://it.wikipedia.org/w/api.php?action=query&amp;titles=Casino_(cocktail)&amp;prop=pageimages&amp;format=json&amp;pithumbsize=506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Clover Cl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it.wikipedia.org/wiki/Clover_Club</text:p>
          </table:table-cell>
          <table:table-cell office:value-type="string" calcext:value-type="string">
            <text:p><text:a xlink:href="https://it.wikipedia.org/w/api.php?action=query&amp;prop=extracts&amp;format=json&amp;exsectionformat=plain&amp;exsentences=10&amp;titles" xlink:type="simple">https://it.wikipedia.org/w/api.php?action=query&amp;prop=extracts&amp;format=json&amp;exsectionformat=plain&amp;exsentences=10&amp;titles</text:a>=</text:p>
          </table:table-cell>
          <table:table-cell table:formula="of:=MID([.D9];31;32)" office:value-type="string" office:string-value="Clover_Club" calcext:value-type="string">
            <text:p>Clover_Club</text:p>
          </table:table-cell>
          <table:table-cell table:formula="of:=CONCATENATE([.E9];[.F9])" office:value-type="string" office:string-value="https://it.wikipedia.org/w/api.php?action=query&amp;prop=extracts&amp;format=json&amp;exsectionformat=plain&amp;exsentences=10&amp;titles=Clover_Club" calcext:value-type="string">
            <text:p>https://it.wikipedia.org/w/api.php?action=query&amp;prop=extracts&amp;format=json&amp;exsectionformat=plain&amp;exsentences=10&amp;titles=Clover_Club</text:p>
          </table:table-cell>
          <table:table-cell office:value-type="string" calcext:value-type="string">
            <text:p><text:a xlink:href="https://it/" xlink:type="simple">https://it</text:a>.wikipedia.org/w/api.php?action=query&amp;titles=</text:p>
          </table:table-cell>
          <table:table-cell office:value-type="string" calcext:value-type="string">
            <text:p>&amp;prop=pageimages&amp;format=json&amp;pithumbsize=507</text:p>
          </table:table-cell>
          <table:table-cell table:formula="of:=CONCATENATE([.H9];[.F9];[.I9])" office:value-type="string" office:string-value="https://it.wikipedia.org/w/api.php?action=query&amp;titles=Clover_Club&amp;prop=pageimages&amp;format=json&amp;pithumbsize=507" calcext:value-type="string">
            <text:p>https://it.wikipedia.org/w/api.php?action=query&amp;titles=Clover_Club&amp;prop=pageimages&amp;format=json&amp;pithumbsize=507</text:p>
          </table:table-cell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Daiqui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it.wikipedia.org/wiki/Daiquiri</text:p>
          </table:table-cell>
          <table:table-cell office:value-type="string" calcext:value-type="string">
            <text:p><text:a xlink:href="https://it.wikipedia.org/w/api.php?action=query&amp;prop=extracts&amp;format=json&amp;exsectionformat=plain&amp;exsentences=10&amp;titles" xlink:type="simple">https://it.wikipedia.org/w/api.php?action=query&amp;prop=extracts&amp;format=json&amp;exsectionformat=plain&amp;exsentences=10&amp;titles</text:a>=</text:p>
          </table:table-cell>
          <table:table-cell table:formula="of:=MID([.D10];31;32)" office:value-type="string" office:string-value="Daiquiri" calcext:value-type="string">
            <text:p>Daiquiri</text:p>
          </table:table-cell>
          <table:table-cell table:formula="of:=CONCATENATE([.E10];[.F10])" office:value-type="string" office:string-value="https://it.wikipedia.org/w/api.php?action=query&amp;prop=extracts&amp;format=json&amp;exsectionformat=plain&amp;exsentences=10&amp;titles=Daiquiri" calcext:value-type="string">
            <text:p>https://it.wikipedia.org/w/api.php?action=query&amp;prop=extracts&amp;format=json&amp;exsectionformat=plain&amp;exsentences=10&amp;titles=Daiquiri</text:p>
          </table:table-cell>
          <table:table-cell office:value-type="string" calcext:value-type="string">
            <text:p><text:a xlink:href="https://it/" xlink:type="simple">https://it</text:a>.wikipedia.org/w/api.php?action=query&amp;titles=</text:p>
          </table:table-cell>
          <table:table-cell office:value-type="string" calcext:value-type="string">
            <text:p>&amp;prop=pageimages&amp;format=json&amp;pithumbsize=508</text:p>
          </table:table-cell>
          <table:table-cell table:formula="of:=CONCATENATE([.H10];[.F10];[.I10])" office:value-type="string" office:string-value="https://it.wikipedia.org/w/api.php?action=query&amp;titles=Daiquiri&amp;prop=pageimages&amp;format=json&amp;pithumbsize=508" calcext:value-type="string">
            <text:p>https://it.wikipedia.org/w/api.php?action=query&amp;titles=Daiquiri&amp;prop=pageimages&amp;format=json&amp;pithumbsize=508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Derb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it.wikipedia.org/wiki/Derby_(cocktail)</text:p>
          </table:table-cell>
          <table:table-cell office:value-type="string" calcext:value-type="string">
            <text:p><text:a xlink:href="https://it.wikipedia.org/w/api.php?action=query&amp;prop=extracts&amp;format=json&amp;exsectionformat=plain&amp;exsentences=10&amp;titles" xlink:type="simple">https://it.wikipedia.org/w/api.php?action=query&amp;prop=extracts&amp;format=json&amp;exsectionformat=plain&amp;exsentences=10&amp;titles</text:a>=</text:p>
          </table:table-cell>
          <table:table-cell table:formula="of:=MID([.D11];31;32)" office:value-type="string" office:string-value="Derby_(cocktail)" calcext:value-type="string">
            <text:p>Derby_(cocktail)</text:p>
          </table:table-cell>
          <table:table-cell table:formula="of:=CONCATENATE([.E11];[.F11])" office:value-type="string" office:string-value="https://it.wikipedia.org/w/api.php?action=query&amp;prop=extracts&amp;format=json&amp;exsectionformat=plain&amp;exsentences=10&amp;titles=Derby_(cocktail)" calcext:value-type="string">
            <text:p>https://it.wikipedia.org/w/api.php?action=query&amp;prop=extracts&amp;format=json&amp;exsectionformat=plain&amp;exsentences=10&amp;titles=Derby_(cocktail)</text:p>
          </table:table-cell>
          <table:table-cell office:value-type="string" calcext:value-type="string">
            <text:p><text:a xlink:href="https://it/" xlink:type="simple">https://it</text:a>.wikipedia.org/w/api.php?action=query&amp;titles=</text:p>
          </table:table-cell>
          <table:table-cell office:value-type="string" calcext:value-type="string">
            <text:p>&amp;prop=pageimages&amp;format=json&amp;pithumbsize=509</text:p>
          </table:table-cell>
          <table:table-cell table:formula="of:=CONCATENATE([.H11];[.F11];[.I11])" office:value-type="string" office:string-value="https://it.wikipedia.org/w/api.php?action=query&amp;titles=Derby_(cocktail)&amp;prop=pageimages&amp;format=json&amp;pithumbsize=509" calcext:value-type="string">
            <text:p>https://it.wikipedia.org/w/api.php?action=query&amp;titles=Derby_(cocktail)&amp;prop=pageimages&amp;format=json&amp;pithumbsize=509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Dry Mart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it.wikipedia.org/wiki/Martini_(cocktail)</text:p>
          </table:table-cell>
          <table:table-cell office:value-type="string" calcext:value-type="string">
            <text:p><text:a xlink:href="https://it.wikipedia.org/w/api.php?action=query&amp;prop=extracts&amp;format=json&amp;exsectionformat=plain&amp;exsentences=10&amp;titles" xlink:type="simple">https://it.wikipedia.org/w/api.php?action=query&amp;prop=extracts&amp;format=json&amp;exsectionformat=plain&amp;exsentences=10&amp;titles</text:a>=</text:p>
          </table:table-cell>
          <table:table-cell table:formula="of:=MID([.D12];31;32)" office:value-type="string" office:string-value="Martini_(cocktail)" calcext:value-type="string">
            <text:p>Martini_(cocktail)</text:p>
          </table:table-cell>
          <table:table-cell table:formula="of:=CONCATENATE([.E12];[.F12])" office:value-type="string" office:string-value="https://it.wikipedia.org/w/api.php?action=query&amp;prop=extracts&amp;format=json&amp;exsectionformat=plain&amp;exsentences=10&amp;titles=Martini_(cocktail)" calcext:value-type="string">
            <text:p>https://it.wikipedia.org/w/api.php?action=query&amp;prop=extracts&amp;format=json&amp;exsectionformat=plain&amp;exsentences=10&amp;titles=Martini_(cocktail)</text:p>
          </table:table-cell>
          <table:table-cell office:value-type="string" calcext:value-type="string">
            <text:p><text:a xlink:href="https://it/" xlink:type="simple">https://it</text:a>.wikipedia.org/w/api.php?action=query&amp;titles=</text:p>
          </table:table-cell>
          <table:table-cell office:value-type="string" calcext:value-type="string">
            <text:p>&amp;prop=pageimages&amp;format=json&amp;pithumbsize=510</text:p>
          </table:table-cell>
          <table:table-cell table:formula="of:=CONCATENATE([.H12];[.F12];[.I12])" office:value-type="string" office:string-value="https://it.wikipedia.org/w/api.php?action=query&amp;titles=Martini_(cocktail)&amp;prop=pageimages&amp;format=json&amp;pithumbsize=510" calcext:value-type="string">
            <text:p>https://it.wikipedia.org/w/api.php?action=query&amp;titles=Martini_(cocktail)&amp;prop=pageimages&amp;format=json&amp;pithumbsize=510</text:p>
          </table:table-cell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Gin Fiz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it.wikipedia.org/wiki/Gin_Fizz</text:p>
          </table:table-cell>
          <table:table-cell office:value-type="string" calcext:value-type="string">
            <text:p><text:a xlink:href="https://it.wikipedia.org/w/api.php?action=query&amp;prop=extracts&amp;format=json&amp;exsectionformat=plain&amp;exsentences=10&amp;titles" xlink:type="simple">https://it.wikipedia.org/w/api.php?action=query&amp;prop=extracts&amp;format=json&amp;exsectionformat=plain&amp;exsentences=10&amp;titles</text:a>=</text:p>
          </table:table-cell>
          <table:table-cell table:formula="of:=MID([.D13];31;32)" office:value-type="string" office:string-value="Gin_Fizz" calcext:value-type="string">
            <text:p>Gin_Fizz</text:p>
          </table:table-cell>
          <table:table-cell table:formula="of:=CONCATENATE([.E13];[.F13])" office:value-type="string" office:string-value="https://it.wikipedia.org/w/api.php?action=query&amp;prop=extracts&amp;format=json&amp;exsectionformat=plain&amp;exsentences=10&amp;titles=Gin_Fizz" calcext:value-type="string">
            <text:p>https://it.wikipedia.org/w/api.php?action=query&amp;prop=extracts&amp;format=json&amp;exsectionformat=plain&amp;exsentences=10&amp;titles=Gin_Fizz</text:p>
          </table:table-cell>
          <table:table-cell office:value-type="string" calcext:value-type="string">
            <text:p><text:a xlink:href="https://it/" xlink:type="simple">https://it</text:a>.wikipedia.org/w/api.php?action=query&amp;titles=</text:p>
          </table:table-cell>
          <table:table-cell office:value-type="string" calcext:value-type="string">
            <text:p>&amp;prop=pageimages&amp;format=json&amp;pithumbsize=511</text:p>
          </table:table-cell>
          <table:table-cell table:formula="of:=CONCATENATE([.H13];[.F13];[.I13])" office:value-type="string" office:string-value="https://it.wikipedia.org/w/api.php?action=query&amp;titles=Gin_Fizz&amp;prop=pageimages&amp;format=json&amp;pithumbsize=511" calcext:value-type="string">
            <text:p>https://it.wikipedia.org/w/api.php?action=query&amp;titles=Gin_Fizz&amp;prop=pageimages&amp;format=json&amp;pithumbsize=51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John Coll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it.wikipedia.org/wiki/John_Collins_(cocktail)</text:p>
          </table:table-cell>
          <table:table-cell office:value-type="string" calcext:value-type="string">
            <text:p><text:a xlink:href="https://it.wikipedia.org/w/api.php?action=query&amp;prop=extracts&amp;format=json&amp;exsectionformat=plain&amp;exsentences=10&amp;titles" xlink:type="simple">https://it.wikipedia.org/w/api.php?action=query&amp;prop=extracts&amp;format=json&amp;exsectionformat=plain&amp;exsentences=10&amp;titles</text:a>=</text:p>
          </table:table-cell>
          <table:table-cell table:formula="of:=MID([.D14];31;32)" office:value-type="string" office:string-value="John_Collins_(cocktail)" calcext:value-type="string">
            <text:p>John_Collins_(cocktail)</text:p>
          </table:table-cell>
          <table:table-cell table:formula="of:=CONCATENATE([.E14];[.F14])" office:value-type="string" office:string-value="https://it.wikipedia.org/w/api.php?action=query&amp;prop=extracts&amp;format=json&amp;exsectionformat=plain&amp;exsentences=10&amp;titles=John_Collins_(cocktail)" calcext:value-type="string">
            <text:p>https://it.wikipedia.org/w/api.php?action=query&amp;prop=extracts&amp;format=json&amp;exsectionformat=plain&amp;exsentences=10&amp;titles=John_Collins_(cocktail)</text:p>
          </table:table-cell>
          <table:table-cell office:value-type="string" calcext:value-type="string">
            <text:p><text:a xlink:href="https://it/" xlink:type="simple">https://it</text:a>.wikipedia.org/w/api.php?action=query&amp;titles=</text:p>
          </table:table-cell>
          <table:table-cell office:value-type="string" calcext:value-type="string">
            <text:p>&amp;prop=pageimages&amp;format=json&amp;pithumbsize=512</text:p>
          </table:table-cell>
          <table:table-cell table:formula="of:=CONCATENATE([.H14];[.F14];[.I14])" office:value-type="string" office:string-value="https://it.wikipedia.org/w/api.php?action=query&amp;titles=John_Collins_(cocktail)&amp;prop=pageimages&amp;format=json&amp;pithumbsize=512" calcext:value-type="string">
            <text:p>https://it.wikipedia.org/w/api.php?action=query&amp;titles=John_Collins_(cocktail)&amp;prop=pageimages&amp;format=json&amp;pithumbsize=512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Manhatt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it.wikipedia.org/wiki/Manhattan_(cocktail)</text:p>
          </table:table-cell>
          <table:table-cell office:value-type="string" calcext:value-type="string">
            <text:p><text:a xlink:href="https://it.wikipedia.org/w/api.php?action=query&amp;prop=extracts&amp;format=json&amp;exsectionformat=plain&amp;exsentences=10&amp;titles" xlink:type="simple">https://it.wikipedia.org/w/api.php?action=query&amp;prop=extracts&amp;format=json&amp;exsectionformat=plain&amp;exsentences=10&amp;titles</text:a>=</text:p>
          </table:table-cell>
          <table:table-cell table:formula="of:=MID([.D15];31;32)" office:value-type="string" office:string-value="Manhattan_(cocktail)" calcext:value-type="string">
            <text:p>Manhattan_(cocktail)</text:p>
          </table:table-cell>
          <table:table-cell table:formula="of:=CONCATENATE([.E15];[.F15])" office:value-type="string" office:string-value="https://it.wikipedia.org/w/api.php?action=query&amp;prop=extracts&amp;format=json&amp;exsectionformat=plain&amp;exsentences=10&amp;titles=Manhattan_(cocktail)" calcext:value-type="string">
            <text:p>https://it.wikipedia.org/w/api.php?action=query&amp;prop=extracts&amp;format=json&amp;exsectionformat=plain&amp;exsentences=10&amp;titles=Manhattan_(cocktail)</text:p>
          </table:table-cell>
          <table:table-cell office:value-type="string" calcext:value-type="string">
            <text:p><text:a xlink:href="https://it/" xlink:type="simple">https://it</text:a>.wikipedia.org/w/api.php?action=query&amp;titles=</text:p>
          </table:table-cell>
          <table:table-cell office:value-type="string" calcext:value-type="string">
            <text:p>&amp;prop=pageimages&amp;format=json&amp;pithumbsize=513</text:p>
          </table:table-cell>
          <table:table-cell table:formula="of:=CONCATENATE([.H15];[.F15];[.I15])" office:value-type="string" office:string-value="https://it.wikipedia.org/w/api.php?action=query&amp;titles=Manhattan_(cocktail)&amp;prop=pageimages&amp;format=json&amp;pithumbsize=513" calcext:value-type="string">
            <text:p>https://it.wikipedia.org/w/api.php?action=query&amp;titles=Manhattan_(cocktail)&amp;prop=pageimages&amp;format=json&amp;pithumbsize=513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Mary Pickf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it.wikipedia.org/wiki/Mary_Pickford_(cocktail)</text:p>
          </table:table-cell>
          <table:table-cell office:value-type="string" calcext:value-type="string">
            <text:p><text:a xlink:href="https://it.wikipedia.org/w/api.php?action=query&amp;prop=extracts&amp;format=json&amp;exsectionformat=plain&amp;exsentences=10&amp;titles" xlink:type="simple">https://it.wikipedia.org/w/api.php?action=query&amp;prop=extracts&amp;format=json&amp;exsectionformat=plain&amp;exsentences=10&amp;titles</text:a>=</text:p>
          </table:table-cell>
          <table:table-cell table:formula="of:=MID([.D16];31;32)" office:value-type="string" office:string-value="Mary_Pickford_(cocktail)" calcext:value-type="string">
            <text:p>Mary_Pickford_(cocktail)</text:p>
          </table:table-cell>
          <table:table-cell table:formula="of:=CONCATENATE([.E16];[.F16])" office:value-type="string" office:string-value="https://it.wikipedia.org/w/api.php?action=query&amp;prop=extracts&amp;format=json&amp;exsectionformat=plain&amp;exsentences=10&amp;titles=Mary_Pickford_(cocktail)" calcext:value-type="string">
            <text:p>https://it.wikipedia.org/w/api.php?action=query&amp;prop=extracts&amp;format=json&amp;exsectionformat=plain&amp;exsentences=10&amp;titles=Mary_Pickford_(cocktail)</text:p>
          </table:table-cell>
          <table:table-cell office:value-type="string" calcext:value-type="string">
            <text:p><text:a xlink:href="https://it/" xlink:type="simple">https://it</text:a>.wikipedia.org/w/api.php?action=query&amp;titles=</text:p>
          </table:table-cell>
          <table:table-cell office:value-type="string" calcext:value-type="string">
            <text:p>&amp;prop=pageimages&amp;format=json&amp;pithumbsize=514</text:p>
          </table:table-cell>
          <table:table-cell table:formula="of:=CONCATENATE([.H16];[.F16];[.I16])" office:value-type="string" office:string-value="https://it.wikipedia.org/w/api.php?action=query&amp;titles=Mary_Pickford_(cocktail)&amp;prop=pageimages&amp;format=json&amp;pithumbsize=514" calcext:value-type="string">
            <text:p>https://it.wikipedia.org/w/api.php?action=query&amp;titles=Mary_Pickford_(cocktail)&amp;prop=pageimages&amp;format=json&amp;pithumbsize=514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Monkey G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it.wikipedia.org/wiki/Monkey_Gland</text:p>
          </table:table-cell>
          <table:table-cell office:value-type="string" calcext:value-type="string">
            <text:p><text:a xlink:href="https://it.wikipedia.org/w/api.php?action=query&amp;prop=extracts&amp;format=json&amp;exsectionformat=plain&amp;exsentences=10&amp;titles" xlink:type="simple">https://it.wikipedia.org/w/api.php?action=query&amp;prop=extracts&amp;format=json&amp;exsectionformat=plain&amp;exsentences=10&amp;titles</text:a>=</text:p>
          </table:table-cell>
          <table:table-cell table:formula="of:=MID([.D17];31;32)" office:value-type="string" office:string-value="Monkey_Gland" calcext:value-type="string">
            <text:p>Monkey_Gland</text:p>
          </table:table-cell>
          <table:table-cell table:formula="of:=CONCATENATE([.E17];[.F17])" office:value-type="string" office:string-value="https://it.wikipedia.org/w/api.php?action=query&amp;prop=extracts&amp;format=json&amp;exsectionformat=plain&amp;exsentences=10&amp;titles=Monkey_Gland" calcext:value-type="string">
            <text:p>https://it.wikipedia.org/w/api.php?action=query&amp;prop=extracts&amp;format=json&amp;exsectionformat=plain&amp;exsentences=10&amp;titles=Monkey_Gland</text:p>
          </table:table-cell>
          <table:table-cell office:value-type="string" calcext:value-type="string">
            <text:p><text:a xlink:href="https://it/" xlink:type="simple">https://it</text:a>.wikipedia.org/w/api.php?action=query&amp;titles=</text:p>
          </table:table-cell>
          <table:table-cell office:value-type="string" calcext:value-type="string">
            <text:p>&amp;prop=pageimages&amp;format=json&amp;pithumbsize=515</text:p>
          </table:table-cell>
          <table:table-cell table:formula="of:=CONCATENATE([.H17];[.F17];[.I17])" office:value-type="string" office:string-value="https://it.wikipedia.org/w/api.php?action=query&amp;titles=Monkey_Gland&amp;prop=pageimages&amp;format=json&amp;pithumbsize=515" calcext:value-type="string">
            <text:p>https://it.wikipedia.org/w/api.php?action=query&amp;titles=Monkey_Gland&amp;prop=pageimages&amp;format=json&amp;pithumbsize=515</text:p>
          </table:table-cell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Negro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it.wikipedia.org/wiki/Negroni</text:p>
          </table:table-cell>
          <table:table-cell office:value-type="string" calcext:value-type="string">
            <text:p><text:a xlink:href="https://it.wikipedia.org/w/api.php?action=query&amp;prop=extracts&amp;format=json&amp;exsectionformat=plain&amp;exsentences=10&amp;titles" xlink:type="simple">https://it.wikipedia.org/w/api.php?action=query&amp;prop=extracts&amp;format=json&amp;exsectionformat=plain&amp;exsentences=10&amp;titles</text:a>=</text:p>
          </table:table-cell>
          <table:table-cell table:formula="of:=MID([.D18];31;32)" office:value-type="string" office:string-value="Negroni" calcext:value-type="string">
            <text:p>Negroni</text:p>
          </table:table-cell>
          <table:table-cell table:formula="of:=CONCATENATE([.E18];[.F18])" office:value-type="string" office:string-value="https://it.wikipedia.org/w/api.php?action=query&amp;prop=extracts&amp;format=json&amp;exsectionformat=plain&amp;exsentences=10&amp;titles=Negroni" calcext:value-type="string">
            <text:p>https://it.wikipedia.org/w/api.php?action=query&amp;prop=extracts&amp;format=json&amp;exsectionformat=plain&amp;exsentences=10&amp;titles=Negroni</text:p>
          </table:table-cell>
          <table:table-cell office:value-type="string" calcext:value-type="string">
            <text:p><text:a xlink:href="https://it/" xlink:type="simple">https://it</text:a>.wikipedia.org/w/api.php?action=query&amp;titles=</text:p>
          </table:table-cell>
          <table:table-cell office:value-type="string" calcext:value-type="string">
            <text:p>&amp;prop=pageimages&amp;format=json&amp;pithumbsize=516</text:p>
          </table:table-cell>
          <table:table-cell table:formula="of:=CONCATENATE([.H18];[.F18];[.I18])" office:value-type="string" office:string-value="https://it.wikipedia.org/w/api.php?action=query&amp;titles=Negroni&amp;prop=pageimages&amp;format=json&amp;pithumbsize=516" calcext:value-type="string">
            <text:p>https://it.wikipedia.org/w/api.php?action=query&amp;titles=Negroni&amp;prop=pageimages&amp;format=json&amp;pithumbsize=516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Old Fashion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it.wikipedia.org/wiki/Old_Fashioned</text:p>
          </table:table-cell>
          <table:table-cell office:value-type="string" calcext:value-type="string">
            <text:p><text:a xlink:href="https://it.wikipedia.org/w/api.php?action=query&amp;prop=extracts&amp;format=json&amp;exsectionformat=plain&amp;exsentences=10&amp;titles" xlink:type="simple">https://it.wikipedia.org/w/api.php?action=query&amp;prop=extracts&amp;format=json&amp;exsectionformat=plain&amp;exsentences=10&amp;titles</text:a>=</text:p>
          </table:table-cell>
          <table:table-cell table:formula="of:=MID([.D19];31;32)" office:value-type="string" office:string-value="Old_Fashioned" calcext:value-type="string">
            <text:p>Old_Fashioned</text:p>
          </table:table-cell>
          <table:table-cell table:formula="of:=CONCATENATE([.E19];[.F19])" office:value-type="string" office:string-value="https://it.wikipedia.org/w/api.php?action=query&amp;prop=extracts&amp;format=json&amp;exsectionformat=plain&amp;exsentences=10&amp;titles=Old_Fashioned" calcext:value-type="string">
            <text:p>https://it.wikipedia.org/w/api.php?action=query&amp;prop=extracts&amp;format=json&amp;exsectionformat=plain&amp;exsentences=10&amp;titles=Old_Fashioned</text:p>
          </table:table-cell>
          <table:table-cell office:value-type="string" calcext:value-type="string">
            <text:p><text:a xlink:href="https://it/" xlink:type="simple">https://it</text:a>.wikipedia.org/w/api.php?action=query&amp;titles=</text:p>
          </table:table-cell>
          <table:table-cell office:value-type="string" calcext:value-type="string">
            <text:p>&amp;prop=pageimages&amp;format=json&amp;pithumbsize=517</text:p>
          </table:table-cell>
          <table:table-cell table:formula="of:=CONCATENATE([.H19];[.F19];[.I19])" office:value-type="string" office:string-value="https://it.wikipedia.org/w/api.php?action=query&amp;titles=Old_Fashioned&amp;prop=pageimages&amp;format=json&amp;pithumbsize=517" calcext:value-type="string">
            <text:p>https://it.wikipedia.org/w/api.php?action=query&amp;titles=Old_Fashioned&amp;prop=pageimages&amp;format=json&amp;pithumbsize=517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Parad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it.wikipedia.org/wiki/Paradise_(cocktail)</text:p>
          </table:table-cell>
          <table:table-cell office:value-type="string" calcext:value-type="string">
            <text:p><text:a xlink:href="https://it.wikipedia.org/w/api.php?action=query&amp;prop=extracts&amp;format=json&amp;exsectionformat=plain&amp;exsentences=10&amp;titles" xlink:type="simple">https://it.wikipedia.org/w/api.php?action=query&amp;prop=extracts&amp;format=json&amp;exsectionformat=plain&amp;exsentences=10&amp;titles</text:a>=</text:p>
          </table:table-cell>
          <table:table-cell table:formula="of:=MID([.D20];31;32)" office:value-type="string" office:string-value="Paradise_(cocktail)" calcext:value-type="string">
            <text:p>Paradise_(cocktail)</text:p>
          </table:table-cell>
          <table:table-cell table:formula="of:=CONCATENATE([.E20];[.F20])" office:value-type="string" office:string-value="https://it.wikipedia.org/w/api.php?action=query&amp;prop=extracts&amp;format=json&amp;exsectionformat=plain&amp;exsentences=10&amp;titles=Paradise_(cocktail)" calcext:value-type="string">
            <text:p>https://it.wikipedia.org/w/api.php?action=query&amp;prop=extracts&amp;format=json&amp;exsectionformat=plain&amp;exsentences=10&amp;titles=Paradise_(cocktail)</text:p>
          </table:table-cell>
          <table:table-cell office:value-type="string" calcext:value-type="string">
            <text:p><text:a xlink:href="https://it/" xlink:type="simple">https://it</text:a>.wikipedia.org/w/api.php?action=query&amp;titles=</text:p>
          </table:table-cell>
          <table:table-cell office:value-type="string" calcext:value-type="string">
            <text:p>&amp;prop=pageimages&amp;format=json&amp;pithumbsize=518</text:p>
          </table:table-cell>
          <table:table-cell table:formula="of:=CONCATENATE([.H20];[.F20];[.I20])" office:value-type="string" office:string-value="https://it.wikipedia.org/w/api.php?action=query&amp;titles=Paradise_(cocktail)&amp;prop=pageimages&amp;format=json&amp;pithumbsize=518" calcext:value-type="string">
            <text:p>https://it.wikipedia.org/w/api.php?action=query&amp;titles=Paradise_(cocktail)&amp;prop=pageimages&amp;format=json&amp;pithumbsize=518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Planter's Pun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it.wikipedia.org/wiki/Planters_Punch</text:p>
          </table:table-cell>
          <table:table-cell office:value-type="string" calcext:value-type="string">
            <text:p><text:a xlink:href="https://it.wikipedia.org/w/api.php?action=query&amp;prop=extracts&amp;format=json&amp;exsectionformat=plain&amp;exsentences=10&amp;titles" xlink:type="simple">https://it.wikipedia.org/w/api.php?action=query&amp;prop=extracts&amp;format=json&amp;exsectionformat=plain&amp;exsentences=10&amp;titles</text:a>=</text:p>
          </table:table-cell>
          <table:table-cell table:formula="of:=MID([.D21];31;32)" office:value-type="string" office:string-value="Planters_Punch" calcext:value-type="string">
            <text:p>Planters_Punch</text:p>
          </table:table-cell>
          <table:table-cell table:formula="of:=CONCATENATE([.E21];[.F21])" office:value-type="string" office:string-value="https://it.wikipedia.org/w/api.php?action=query&amp;prop=extracts&amp;format=json&amp;exsectionformat=plain&amp;exsentences=10&amp;titles=Planters_Punch" calcext:value-type="string">
            <text:p>https://it.wikipedia.org/w/api.php?action=query&amp;prop=extracts&amp;format=json&amp;exsectionformat=plain&amp;exsentences=10&amp;titles=Planters_Punch</text:p>
          </table:table-cell>
          <table:table-cell office:value-type="string" calcext:value-type="string">
            <text:p><text:a xlink:href="https://it/" xlink:type="simple">https://it</text:a>.wikipedia.org/w/api.php?action=query&amp;titles=</text:p>
          </table:table-cell>
          <table:table-cell office:value-type="string" calcext:value-type="string">
            <text:p>&amp;prop=pageimages&amp;format=json&amp;pithumbsize=519</text:p>
          </table:table-cell>
          <table:table-cell table:formula="of:=CONCATENATE([.H21];[.F21];[.I21])" office:value-type="string" office:string-value="https://it.wikipedia.org/w/api.php?action=query&amp;titles=Planters_Punch&amp;prop=pageimages&amp;format=json&amp;pithumbsize=519" calcext:value-type="string">
            <text:p>https://it.wikipedia.org/w/api.php?action=query&amp;titles=Planters_Punch&amp;prop=pageimages&amp;format=json&amp;pithumbsize=519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Porto fl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it.wikipedia.org/wiki/Porto_flip</text:p>
          </table:table-cell>
          <table:table-cell office:value-type="string" calcext:value-type="string">
            <text:p><text:a xlink:href="https://it.wikipedia.org/w/api.php?action=query&amp;prop=extracts&amp;format=json&amp;exsectionformat=plain&amp;exsentences=10&amp;titles" xlink:type="simple">https://it.wikipedia.org/w/api.php?action=query&amp;prop=extracts&amp;format=json&amp;exsectionformat=plain&amp;exsentences=10&amp;titles</text:a>=</text:p>
          </table:table-cell>
          <table:table-cell table:formula="of:=MID([.D22];31;32)" office:value-type="string" office:string-value="Porto_flip" calcext:value-type="string">
            <text:p>Porto_flip</text:p>
          </table:table-cell>
          <table:table-cell table:formula="of:=CONCATENATE([.E22];[.F22])" office:value-type="string" office:string-value="https://it.wikipedia.org/w/api.php?action=query&amp;prop=extracts&amp;format=json&amp;exsectionformat=plain&amp;exsentences=10&amp;titles=Porto_flip" calcext:value-type="string">
            <text:p>https://it.wikipedia.org/w/api.php?action=query&amp;prop=extracts&amp;format=json&amp;exsectionformat=plain&amp;exsentences=10&amp;titles=Porto_flip</text:p>
          </table:table-cell>
          <table:table-cell office:value-type="string" calcext:value-type="string">
            <text:p><text:a xlink:href="https://it/" xlink:type="simple">https://it</text:a>.wikipedia.org/w/api.php?action=query&amp;titles=</text:p>
          </table:table-cell>
          <table:table-cell office:value-type="string" calcext:value-type="string">
            <text:p>&amp;prop=pageimages&amp;format=json&amp;pithumbsize=520</text:p>
          </table:table-cell>
          <table:table-cell table:formula="of:=CONCATENATE([.H22];[.F22];[.I22])" office:value-type="string" office:string-value="https://it.wikipedia.org/w/api.php?action=query&amp;titles=Porto_flip&amp;prop=pageimages&amp;format=json&amp;pithumbsize=520" calcext:value-type="string">
            <text:p>https://it.wikipedia.org/w/api.php?action=query&amp;titles=Porto_flip&amp;prop=pageimages&amp;format=json&amp;pithumbsize=52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Ramos Gin Fiz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it.wikipedia.org/wiki/Ramos_Gin_Fizz</text:p>
          </table:table-cell>
          <table:table-cell office:value-type="string" calcext:value-type="string">
            <text:p><text:a xlink:href="https://it.wikipedia.org/w/api.php?action=query&amp;prop=extracts&amp;format=json&amp;exsectionformat=plain&amp;exsentences=10&amp;titles" xlink:type="simple">https://it.wikipedia.org/w/api.php?action=query&amp;prop=extracts&amp;format=json&amp;exsectionformat=plain&amp;exsentences=10&amp;titles</text:a>=</text:p>
          </table:table-cell>
          <table:table-cell table:formula="of:=MID([.D23];31;32)" office:value-type="string" office:string-value="Ramos_Gin_Fizz" calcext:value-type="string">
            <text:p>Ramos_Gin_Fizz</text:p>
          </table:table-cell>
          <table:table-cell table:formula="of:=CONCATENATE([.E23];[.F23])" office:value-type="string" office:string-value="https://it.wikipedia.org/w/api.php?action=query&amp;prop=extracts&amp;format=json&amp;exsectionformat=plain&amp;exsentences=10&amp;titles=Ramos_Gin_Fizz" calcext:value-type="string">
            <text:p>https://it.wikipedia.org/w/api.php?action=query&amp;prop=extracts&amp;format=json&amp;exsectionformat=plain&amp;exsentences=10&amp;titles=Ramos_Gin_Fizz</text:p>
          </table:table-cell>
          <table:table-cell office:value-type="string" calcext:value-type="string">
            <text:p><text:a xlink:href="https://it/" xlink:type="simple">https://it</text:a>.wikipedia.org/w/api.php?action=query&amp;titles=</text:p>
          </table:table-cell>
          <table:table-cell office:value-type="string" calcext:value-type="string">
            <text:p>&amp;prop=pageimages&amp;format=json&amp;pithumbsize=521</text:p>
          </table:table-cell>
          <table:table-cell table:formula="of:=CONCATENATE([.H23];[.F23];[.I23])" office:value-type="string" office:string-value="https://it.wikipedia.org/w/api.php?action=query&amp;titles=Ramos_Gin_Fizz&amp;prop=pageimages&amp;format=json&amp;pithumbsize=521" calcext:value-type="string">
            <text:p>https://it.wikipedia.org/w/api.php?action=query&amp;titles=Ramos_Gin_Fizz&amp;prop=pageimages&amp;format=json&amp;pithumbsize=521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Rusty Na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it.wikipedia.org/wiki/Rusty_Nail_(cocktail)</text:p>
          </table:table-cell>
          <table:table-cell office:value-type="string" calcext:value-type="string">
            <text:p><text:a xlink:href="https://it.wikipedia.org/w/api.php?action=query&amp;prop=extracts&amp;format=json&amp;exsectionformat=plain&amp;exsentences=10&amp;titles" xlink:type="simple">https://it.wikipedia.org/w/api.php?action=query&amp;prop=extracts&amp;format=json&amp;exsectionformat=plain&amp;exsentences=10&amp;titles</text:a>=</text:p>
          </table:table-cell>
          <table:table-cell table:formula="of:=MID([.D24];31;32)" office:value-type="string" office:string-value="Rusty_Nail_(cocktail)" calcext:value-type="string">
            <text:p>Rusty_Nail_(cocktail)</text:p>
          </table:table-cell>
          <table:table-cell table:formula="of:=CONCATENATE([.E24];[.F24])" office:value-type="string" office:string-value="https://it.wikipedia.org/w/api.php?action=query&amp;prop=extracts&amp;format=json&amp;exsectionformat=plain&amp;exsentences=10&amp;titles=Rusty_Nail_(cocktail)" calcext:value-type="string">
            <text:p>https://it.wikipedia.org/w/api.php?action=query&amp;prop=extracts&amp;format=json&amp;exsectionformat=plain&amp;exsentences=10&amp;titles=Rusty_Nail_(cocktail)</text:p>
          </table:table-cell>
          <table:table-cell office:value-type="string" calcext:value-type="string">
            <text:p><text:a xlink:href="https://it/" xlink:type="simple">https://it</text:a>.wikipedia.org/w/api.php?action=query&amp;titles=</text:p>
          </table:table-cell>
          <table:table-cell office:value-type="string" calcext:value-type="string">
            <text:p>&amp;prop=pageimages&amp;format=json&amp;pithumbsize=522</text:p>
          </table:table-cell>
          <table:table-cell table:formula="of:=CONCATENATE([.H24];[.F24];[.I24])" office:value-type="string" office:string-value="https://it.wikipedia.org/w/api.php?action=query&amp;titles=Rusty_Nail_(cocktail)&amp;prop=pageimages&amp;format=json&amp;pithumbsize=522" calcext:value-type="string">
            <text:p>https://it.wikipedia.org/w/api.php?action=query&amp;titles=Rusty_Nail_(cocktail)&amp;prop=pageimages&amp;format=json&amp;pithumbsize=522</text:p>
          </table:table-cell>
        </table:table-row>
        <table:table-row table:style-name="ro4">
          <table:table-cell office:value-type="float" office:value="24" calcext:value-type="float">
            <text:p>24</text:p>
          </table:table-cell>
          <table:table-cell office:value-type="string" calcext:value-type="string">
            <text:p>Saze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it.wikipedia.org/wiki/Sazerac</text:p>
          </table:table-cell>
          <table:table-cell office:value-type="string" calcext:value-type="string">
            <text:p><text:a xlink:href="https://it.wikipedia.org/w/api.php?action=query&amp;prop=extracts&amp;format=json&amp;exsectionformat=plain&amp;exsentences=10&amp;titles" xlink:type="simple">https://it.wikipedia.org/w/api.php?action=query&amp;prop=extracts&amp;format=json&amp;exsectionformat=plain&amp;exsentences=10&amp;titles</text:a>=</text:p>
          </table:table-cell>
          <table:table-cell table:formula="of:=MID([.D25];31;32)" office:value-type="string" office:string-value="Sazerac" calcext:value-type="string">
            <text:p>Sazerac</text:p>
          </table:table-cell>
          <table:table-cell table:formula="of:=CONCATENATE([.E25];[.F25])" office:value-type="string" office:string-value="https://it.wikipedia.org/w/api.php?action=query&amp;prop=extracts&amp;format=json&amp;exsectionformat=plain&amp;exsentences=10&amp;titles=Sazerac" calcext:value-type="string">
            <text:p>https://it.wikipedia.org/w/api.php?action=query&amp;prop=extracts&amp;format=json&amp;exsectionformat=plain&amp;exsentences=10&amp;titles=Sazerac</text:p>
          </table:table-cell>
          <table:table-cell office:value-type="string" calcext:value-type="string">
            <text:p><text:a xlink:href="https://it/" xlink:type="simple">https://it</text:a>.wikipedia.org/w/api.php?action=query&amp;titles=</text:p>
          </table:table-cell>
          <table:table-cell office:value-type="string" calcext:value-type="string">
            <text:p>&amp;prop=pageimages&amp;format=json&amp;pithumbsize=523</text:p>
          </table:table-cell>
          <table:table-cell table:formula="of:=CONCATENATE([.H25];[.F25];[.I25])" office:value-type="string" office:string-value="https://it.wikipedia.org/w/api.php?action=query&amp;titles=Sazerac&amp;prop=pageimages&amp;format=json&amp;pithumbsize=523" calcext:value-type="string">
            <text:p>https://it.wikipedia.org/w/api.php?action=query&amp;titles=Sazerac&amp;prop=pageimages&amp;format=json&amp;pithumbsize=523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Screwdri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it.wikipedia.org/wiki/Screwdriver</text:p>
          </table:table-cell>
          <table:table-cell office:value-type="string" calcext:value-type="string">
            <text:p><text:a xlink:href="https://it.wikipedia.org/w/api.php?action=query&amp;prop=extracts&amp;format=json&amp;exsectionformat=plain&amp;exsentences=10&amp;titles" xlink:type="simple">https://it.wikipedia.org/w/api.php?action=query&amp;prop=extracts&amp;format=json&amp;exsectionformat=plain&amp;exsentences=10&amp;titles</text:a>=</text:p>
          </table:table-cell>
          <table:table-cell table:formula="of:=MID([.D26];31;32)" office:value-type="string" office:string-value="Screwdriver" calcext:value-type="string">
            <text:p>Screwdriver</text:p>
          </table:table-cell>
          <table:table-cell table:formula="of:=CONCATENATE([.E26];[.F26])" office:value-type="string" office:string-value="https://it.wikipedia.org/w/api.php?action=query&amp;prop=extracts&amp;format=json&amp;exsectionformat=plain&amp;exsentences=10&amp;titles=Screwdriver" calcext:value-type="string">
            <text:p>https://it.wikipedia.org/w/api.php?action=query&amp;prop=extracts&amp;format=json&amp;exsectionformat=plain&amp;exsentences=10&amp;titles=Screwdriver</text:p>
          </table:table-cell>
          <table:table-cell office:value-type="string" calcext:value-type="string">
            <text:p><text:a xlink:href="https://it/" xlink:type="simple">https://it</text:a>.wikipedia.org/w/api.php?action=query&amp;titles=</text:p>
          </table:table-cell>
          <table:table-cell office:value-type="string" calcext:value-type="string">
            <text:p>&amp;prop=pageimages&amp;format=json&amp;pithumbsize=524</text:p>
          </table:table-cell>
          <table:table-cell table:formula="of:=CONCATENATE([.H26];[.F26];[.I26])" office:value-type="string" office:string-value="https://it.wikipedia.org/w/api.php?action=query&amp;titles=Screwdriver&amp;prop=pageimages&amp;format=json&amp;pithumbsize=524" calcext:value-type="string">
            <text:p>https://it.wikipedia.org/w/api.php?action=query&amp;titles=Screwdriver&amp;prop=pageimages&amp;format=json&amp;pithumbsize=524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Sidec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it.wikipedia.org/wiki/Sidecar_(cocktail)</text:p>
          </table:table-cell>
          <table:table-cell office:value-type="string" calcext:value-type="string">
            <text:p><text:a xlink:href="https://it.wikipedia.org/w/api.php?action=query&amp;prop=extracts&amp;format=json&amp;exsectionformat=plain&amp;exsentences=10&amp;titles" xlink:type="simple">https://it.wikipedia.org/w/api.php?action=query&amp;prop=extracts&amp;format=json&amp;exsectionformat=plain&amp;exsentences=10&amp;titles</text:a>=</text:p>
          </table:table-cell>
          <table:table-cell table:formula="of:=MID([.D27];31;32)" office:value-type="string" office:string-value="Sidecar_(cocktail)" calcext:value-type="string">
            <text:p>Sidecar_(cocktail)</text:p>
          </table:table-cell>
          <table:table-cell table:formula="of:=CONCATENATE([.E27];[.F27])" office:value-type="string" office:string-value="https://it.wikipedia.org/w/api.php?action=query&amp;prop=extracts&amp;format=json&amp;exsectionformat=plain&amp;exsentences=10&amp;titles=Sidecar_(cocktail)" calcext:value-type="string">
            <text:p>https://it.wikipedia.org/w/api.php?action=query&amp;prop=extracts&amp;format=json&amp;exsectionformat=plain&amp;exsentences=10&amp;titles=Sidecar_(cocktail)</text:p>
          </table:table-cell>
          <table:table-cell office:value-type="string" calcext:value-type="string">
            <text:p><text:a xlink:href="https://it/" xlink:type="simple">https://it</text:a>.wikipedia.org/w/api.php?action=query&amp;titles=</text:p>
          </table:table-cell>
          <table:table-cell office:value-type="string" calcext:value-type="string">
            <text:p>&amp;prop=pageimages&amp;format=json&amp;pithumbsize=525</text:p>
          </table:table-cell>
          <table:table-cell table:formula="of:=CONCATENATE([.H27];[.F27];[.I27])" office:value-type="string" office:string-value="https://it.wikipedia.org/w/api.php?action=query&amp;titles=Sidecar_(cocktail)&amp;prop=pageimages&amp;format=json&amp;pithumbsize=525" calcext:value-type="string">
            <text:p>https://it.wikipedia.org/w/api.php?action=query&amp;titles=Sidecar_(cocktail)&amp;prop=pageimages&amp;format=json&amp;pithumbsize=525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Stin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it.wikipedia.org/wiki/Stinger_(cocktail)</text:p>
          </table:table-cell>
          <table:table-cell office:value-type="string" calcext:value-type="string">
            <text:p><text:a xlink:href="https://it.wikipedia.org/w/api.php?action=query&amp;prop=extracts&amp;format=json&amp;exsectionformat=plain&amp;exsentences=10&amp;titles" xlink:type="simple">https://it.wikipedia.org/w/api.php?action=query&amp;prop=extracts&amp;format=json&amp;exsectionformat=plain&amp;exsentences=10&amp;titles</text:a>=</text:p>
          </table:table-cell>
          <table:table-cell table:formula="of:=MID([.D28];31;32)" office:value-type="string" office:string-value="Stinger_(cocktail)" calcext:value-type="string">
            <text:p>Stinger_(cocktail)</text:p>
          </table:table-cell>
          <table:table-cell table:formula="of:=CONCATENATE([.E28];[.F28])" office:value-type="string" office:string-value="https://it.wikipedia.org/w/api.php?action=query&amp;prop=extracts&amp;format=json&amp;exsectionformat=plain&amp;exsentences=10&amp;titles=Stinger_(cocktail)" calcext:value-type="string">
            <text:p>https://it.wikipedia.org/w/api.php?action=query&amp;prop=extracts&amp;format=json&amp;exsectionformat=plain&amp;exsentences=10&amp;titles=Stinger_(cocktail)</text:p>
          </table:table-cell>
          <table:table-cell office:value-type="string" calcext:value-type="string">
            <text:p><text:a xlink:href="https://it/" xlink:type="simple">https://it</text:a>.wikipedia.org/w/api.php?action=query&amp;titles=</text:p>
          </table:table-cell>
          <table:table-cell office:value-type="string" calcext:value-type="string">
            <text:p>&amp;prop=pageimages&amp;format=json&amp;pithumbsize=526</text:p>
          </table:table-cell>
          <table:table-cell table:formula="of:=CONCATENATE([.H28];[.F28];[.I28])" office:value-type="string" office:string-value="https://it.wikipedia.org/w/api.php?action=query&amp;titles=Stinger_(cocktail)&amp;prop=pageimages&amp;format=json&amp;pithumbsize=526" calcext:value-type="string">
            <text:p>https://it.wikipedia.org/w/api.php?action=query&amp;titles=Stinger_(cocktail)&amp;prop=pageimages&amp;format=json&amp;pithumbsize=526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Tuxe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it.wikipedia.org/wiki/Tuxedo_(cocktail)</text:p>
          </table:table-cell>
          <table:table-cell office:value-type="string" calcext:value-type="string">
            <text:p><text:a xlink:href="https://it.wikipedia.org/w/api.php?action=query&amp;prop=extracts&amp;format=json&amp;exsectionformat=plain&amp;exsentences=10&amp;titles" xlink:type="simple">https://it.wikipedia.org/w/api.php?action=query&amp;prop=extracts&amp;format=json&amp;exsectionformat=plain&amp;exsentences=10&amp;titles</text:a>=</text:p>
          </table:table-cell>
          <table:table-cell table:formula="of:=MID([.D29];31;32)" office:value-type="string" office:string-value="Tuxedo_(cocktail)" calcext:value-type="string">
            <text:p>Tuxedo_(cocktail)</text:p>
          </table:table-cell>
          <table:table-cell table:formula="of:=CONCATENATE([.E29];[.F29])" office:value-type="string" office:string-value="https://it.wikipedia.org/w/api.php?action=query&amp;prop=extracts&amp;format=json&amp;exsectionformat=plain&amp;exsentences=10&amp;titles=Tuxedo_(cocktail)" calcext:value-type="string">
            <text:p>https://it.wikipedia.org/w/api.php?action=query&amp;prop=extracts&amp;format=json&amp;exsectionformat=plain&amp;exsentences=10&amp;titles=Tuxedo_(cocktail)</text:p>
          </table:table-cell>
          <table:table-cell office:value-type="string" calcext:value-type="string">
            <text:p><text:a xlink:href="https://it/" xlink:type="simple">https://it</text:a>.wikipedia.org/w/api.php?action=query&amp;titles=</text:p>
          </table:table-cell>
          <table:table-cell office:value-type="string" calcext:value-type="string">
            <text:p>&amp;prop=pageimages&amp;format=json&amp;pithumbsize=527</text:p>
          </table:table-cell>
          <table:table-cell table:formula="of:=CONCATENATE([.H29];[.F29];[.I29])" office:value-type="string" office:string-value="https://it.wikipedia.org/w/api.php?action=query&amp;titles=Tuxedo_(cocktail)&amp;prop=pageimages&amp;format=json&amp;pithumbsize=527" calcext:value-type="string">
            <text:p>https://it.wikipedia.org/w/api.php?action=query&amp;titles=Tuxedo_(cocktail)&amp;prop=pageimages&amp;format=json&amp;pithumbsize=527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Whiskey So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it.wikipedia.org/wiki/Whiskey_Sour</text:p>
          </table:table-cell>
          <table:table-cell office:value-type="string" calcext:value-type="string">
            <text:p><text:a xlink:href="https://it.wikipedia.org/w/api.php?action=query&amp;prop=extracts&amp;format=json&amp;exsectionformat=plain&amp;exsentences=10&amp;titles" xlink:type="simple">https://it.wikipedia.org/w/api.php?action=query&amp;prop=extracts&amp;format=json&amp;exsectionformat=plain&amp;exsentences=10&amp;titles</text:a>=</text:p>
          </table:table-cell>
          <table:table-cell table:formula="of:=MID([.D30];31;32)" office:value-type="string" office:string-value="Whiskey_Sour" calcext:value-type="string">
            <text:p>Whiskey_Sour</text:p>
          </table:table-cell>
          <table:table-cell table:formula="of:=CONCATENATE([.E30];[.F30])" office:value-type="string" office:string-value="https://it.wikipedia.org/w/api.php?action=query&amp;prop=extracts&amp;format=json&amp;exsectionformat=plain&amp;exsentences=10&amp;titles=Whiskey_Sour" calcext:value-type="string">
            <text:p>https://it.wikipedia.org/w/api.php?action=query&amp;prop=extracts&amp;format=json&amp;exsectionformat=plain&amp;exsentences=10&amp;titles=Whiskey_Sour</text:p>
          </table:table-cell>
          <table:table-cell office:value-type="string" calcext:value-type="string">
            <text:p><text:a xlink:href="https://it/" xlink:type="simple">https://it</text:a>.wikipedia.org/w/api.php?action=query&amp;titles=</text:p>
          </table:table-cell>
          <table:table-cell office:value-type="string" calcext:value-type="string">
            <text:p>&amp;prop=pageimages&amp;format=json&amp;pithumbsize=528</text:p>
          </table:table-cell>
          <table:table-cell table:formula="of:=CONCATENATE([.H30];[.F30];[.I30])" office:value-type="string" office:string-value="https://it.wikipedia.org/w/api.php?action=query&amp;titles=Whiskey_Sour&amp;prop=pageimages&amp;format=json&amp;pithumbsize=528" calcext:value-type="string">
            <text:p>https://it.wikipedia.org/w/api.php?action=query&amp;titles=Whiskey_Sour&amp;prop=pageimages&amp;format=json&amp;pithumbsize=528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White lad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it.wikipedia.org/wiki/White_lady </text:p>
          </table:table-cell>
          <table:table-cell office:value-type="string" calcext:value-type="string">
            <text:p><text:a xlink:href="https://it.wikipedia.org/w/api.php?action=query&amp;prop=extracts&amp;format=json&amp;exsectionformat=plain&amp;exsentences=10&amp;titles" xlink:type="simple">https://it.wikipedia.org/w/api.php?action=query&amp;prop=extracts&amp;format=json&amp;exsectionformat=plain&amp;exsentences=10&amp;titles</text:a>=</text:p>
          </table:table-cell>
          <table:table-cell table:formula="of:=MID([.D31];31;32)" office:value-type="string" office:string-value="White_lady " calcext:value-type="string">
            <text:p>White_lady </text:p>
          </table:table-cell>
          <table:table-cell table:formula="of:=CONCATENATE([.E31];[.F31])" office:value-type="string" office:string-value="https://it.wikipedia.org/w/api.php?action=query&amp;prop=extracts&amp;format=json&amp;exsectionformat=plain&amp;exsentences=10&amp;titles=White_lady " calcext:value-type="string">
            <text:p>https://it.wikipedia.org/w/api.php?action=query&amp;prop=extracts&amp;format=json&amp;exsectionformat=plain&amp;exsentences=10&amp;titles=White_lady </text:p>
          </table:table-cell>
          <table:table-cell office:value-type="string" calcext:value-type="string">
            <text:p><text:a xlink:href="https://it/" xlink:type="simple">https://it</text:a>.wikipedia.org/w/api.php?action=query&amp;titles=</text:p>
          </table:table-cell>
          <table:table-cell office:value-type="string" calcext:value-type="string">
            <text:p>&amp;prop=pageimages&amp;format=json&amp;pithumbsize=529</text:p>
          </table:table-cell>
          <table:table-cell table:formula="of:=CONCATENATE([.H31];[.F31];[.I31])" office:value-type="string" office:string-value="https://it.wikipedia.org/w/api.php?action=query&amp;titles=White_lady &amp;prop=pageimages&amp;format=json&amp;pithumbsize=529" calcext:value-type="string">
            <text:p>https://it.wikipedia.org/w/api.php?action=query&amp;titles=White_lady &amp;prop=pageimages&amp;format=json&amp;pithumbsize=529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Bellin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it.wikipedia.org/wiki/Bellini_(cocktail)</text:p>
          </table:table-cell>
          <table:table-cell office:value-type="string" calcext:value-type="string">
            <text:p><text:a xlink:href="https://it.wikipedia.org/w/api.php?action=query&amp;prop=extracts&amp;format=json&amp;exsectionformat=plain&amp;exsentences=10&amp;titles" xlink:type="simple">https://it.wikipedia.org/w/api.php?action=query&amp;prop=extracts&amp;format=json&amp;exsectionformat=plain&amp;exsentences=10&amp;titles</text:a>=</text:p>
          </table:table-cell>
          <table:table-cell table:formula="of:=MID([.D32];31;32)" office:value-type="string" office:string-value="Bellini_(cocktail)" calcext:value-type="string">
            <text:p>Bellini_(cocktail)</text:p>
          </table:table-cell>
          <table:table-cell table:formula="of:=CONCATENATE([.E32];[.F32])" office:value-type="string" office:string-value="https://it.wikipedia.org/w/api.php?action=query&amp;prop=extracts&amp;format=json&amp;exsectionformat=plain&amp;exsentences=10&amp;titles=Bellini_(cocktail)" calcext:value-type="string">
            <text:p>https://it.wikipedia.org/w/api.php?action=query&amp;prop=extracts&amp;format=json&amp;exsectionformat=plain&amp;exsentences=10&amp;titles=Bellini_(cocktail)</text:p>
          </table:table-cell>
          <table:table-cell office:value-type="string" calcext:value-type="string">
            <text:p><text:a xlink:href="https://it/" xlink:type="simple">https://it</text:a>.wikipedia.org/w/api.php?action=query&amp;titles=</text:p>
          </table:table-cell>
          <table:table-cell office:value-type="string" calcext:value-type="string">
            <text:p>&amp;prop=pageimages&amp;format=json&amp;pithumbsize=530</text:p>
          </table:table-cell>
          <table:table-cell table:formula="of:=CONCATENATE([.H32];[.F32];[.I32])" office:value-type="string" office:string-value="https://it.wikipedia.org/w/api.php?action=query&amp;titles=Bellini_(cocktail)&amp;prop=pageimages&amp;format=json&amp;pithumbsize=530" calcext:value-type="string">
            <text:p>https://it.wikipedia.org/w/api.php?action=query&amp;titles=Bellini_(cocktail)&amp;prop=pageimages&amp;format=json&amp;pithumbsize=530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Black Russ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it.wikipedia.org/wiki/Black_Russian</text:p>
          </table:table-cell>
          <table:table-cell office:value-type="string" calcext:value-type="string">
            <text:p><text:a xlink:href="https://it.wikipedia.org/w/api.php?action=query&amp;prop=extracts&amp;format=json&amp;exsectionformat=plain&amp;exsentences=10&amp;titles" xlink:type="simple">https://it.wikipedia.org/w/api.php?action=query&amp;prop=extracts&amp;format=json&amp;exsectionformat=plain&amp;exsentences=10&amp;titles</text:a>=</text:p>
          </table:table-cell>
          <table:table-cell table:formula="of:=MID([.D33];31;32)" office:value-type="string" office:string-value="Black_Russian" calcext:value-type="string">
            <text:p>Black_Russian</text:p>
          </table:table-cell>
          <table:table-cell table:formula="of:=CONCATENATE([.E33];[.F33])" office:value-type="string" office:string-value="https://it.wikipedia.org/w/api.php?action=query&amp;prop=extracts&amp;format=json&amp;exsectionformat=plain&amp;exsentences=10&amp;titles=Black_Russian" calcext:value-type="string">
            <text:p>https://it.wikipedia.org/w/api.php?action=query&amp;prop=extracts&amp;format=json&amp;exsectionformat=plain&amp;exsentences=10&amp;titles=Black_Russian</text:p>
          </table:table-cell>
          <table:table-cell office:value-type="string" calcext:value-type="string">
            <text:p><text:a xlink:href="https://it/" xlink:type="simple">https://it</text:a>.wikipedia.org/w/api.php?action=query&amp;titles=</text:p>
          </table:table-cell>
          <table:table-cell office:value-type="string" calcext:value-type="string">
            <text:p>&amp;prop=pageimages&amp;format=json&amp;pithumbsize=531</text:p>
          </table:table-cell>
          <table:table-cell table:formula="of:=CONCATENATE([.H33];[.F33];[.I33])" office:value-type="string" office:string-value="https://it.wikipedia.org/w/api.php?action=query&amp;titles=Black_Russian&amp;prop=pageimages&amp;format=json&amp;pithumbsize=531" calcext:value-type="string">
            <text:p>https://it.wikipedia.org/w/api.php?action=query&amp;titles=Black_Russian&amp;prop=pageimages&amp;format=json&amp;pithumbsize=531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Bloody Ma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it.wikipedia.org/wiki/Bloody_Mary</text:p>
          </table:table-cell>
          <table:table-cell office:value-type="string" calcext:value-type="string">
            <text:p><text:a xlink:href="https://it.wikipedia.org/w/api.php?action=query&amp;prop=extracts&amp;format=json&amp;exsectionformat=plain&amp;exsentences=10&amp;titles" xlink:type="simple">https://it.wikipedia.org/w/api.php?action=query&amp;prop=extracts&amp;format=json&amp;exsectionformat=plain&amp;exsentences=10&amp;titles</text:a>=</text:p>
          </table:table-cell>
          <table:table-cell table:formula="of:=MID([.D34];31;32)" office:value-type="string" office:string-value="Bloody_Mary" calcext:value-type="string">
            <text:p>Bloody_Mary</text:p>
          </table:table-cell>
          <table:table-cell table:formula="of:=CONCATENATE([.E34];[.F34])" office:value-type="string" office:string-value="https://it.wikipedia.org/w/api.php?action=query&amp;prop=extracts&amp;format=json&amp;exsectionformat=plain&amp;exsentences=10&amp;titles=Bloody_Mary" calcext:value-type="string">
            <text:p>https://it.wikipedia.org/w/api.php?action=query&amp;prop=extracts&amp;format=json&amp;exsectionformat=plain&amp;exsentences=10&amp;titles=Bloody_Mary</text:p>
          </table:table-cell>
          <table:table-cell office:value-type="string" calcext:value-type="string">
            <text:p><text:a xlink:href="https://it/" xlink:type="simple">https://it</text:a>.wikipedia.org/w/api.php?action=query&amp;titles=</text:p>
          </table:table-cell>
          <table:table-cell office:value-type="string" calcext:value-type="string">
            <text:p>&amp;prop=pageimages&amp;format=json&amp;pithumbsize=532</text:p>
          </table:table-cell>
          <table:table-cell table:formula="of:=CONCATENATE([.H34];[.F34];[.I34])" office:value-type="string" office:string-value="https://it.wikipedia.org/w/api.php?action=query&amp;titles=Bloody_Mary&amp;prop=pageimages&amp;format=json&amp;pithumbsize=532" calcext:value-type="string">
            <text:p>https://it.wikipedia.org/w/api.php?action=query&amp;titles=Bloody_Mary&amp;prop=pageimages&amp;format=json&amp;pithumbsize=532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Caipirinh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it.wikipedia.org/wiki/Caipirinha</text:p>
          </table:table-cell>
          <table:table-cell office:value-type="string" calcext:value-type="string">
            <text:p><text:a xlink:href="https://it.wikipedia.org/w/api.php?action=query&amp;prop=extracts&amp;format=json&amp;exsectionformat=plain&amp;exsentences=10&amp;titles" xlink:type="simple">https://it.wikipedia.org/w/api.php?action=query&amp;prop=extracts&amp;format=json&amp;exsectionformat=plain&amp;exsentences=10&amp;titles</text:a>=</text:p>
          </table:table-cell>
          <table:table-cell table:formula="of:=MID([.D35];31;32)" office:value-type="string" office:string-value="Caipirinha" calcext:value-type="string">
            <text:p>Caipirinha</text:p>
          </table:table-cell>
          <table:table-cell table:formula="of:=CONCATENATE([.E35];[.F35])" office:value-type="string" office:string-value="https://it.wikipedia.org/w/api.php?action=query&amp;prop=extracts&amp;format=json&amp;exsectionformat=plain&amp;exsentences=10&amp;titles=Caipirinha" calcext:value-type="string">
            <text:p>https://it.wikipedia.org/w/api.php?action=query&amp;prop=extracts&amp;format=json&amp;exsectionformat=plain&amp;exsentences=10&amp;titles=Caipirinha</text:p>
          </table:table-cell>
          <table:table-cell office:value-type="string" calcext:value-type="string">
            <text:p><text:a xlink:href="https://it/" xlink:type="simple">https://it</text:a>.wikipedia.org/w/api.php?action=query&amp;titles=</text:p>
          </table:table-cell>
          <table:table-cell office:value-type="string" calcext:value-type="string">
            <text:p>&amp;prop=pageimages&amp;format=json&amp;pithumbsize=533</text:p>
          </table:table-cell>
          <table:table-cell table:formula="of:=CONCATENATE([.H35];[.F35];[.I35])" office:value-type="string" office:string-value="https://it.wikipedia.org/w/api.php?action=query&amp;titles=Caipirinha&amp;prop=pageimages&amp;format=json&amp;pithumbsize=533" calcext:value-type="string">
            <text:p>https://it.wikipedia.org/w/api.php?action=query&amp;titles=Caipirinha&amp;prop=pageimages&amp;format=json&amp;pithumbsize=533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Champagne Cockta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it.wikipedia.org/wiki/Cocktail_champagne</text:p>
          </table:table-cell>
          <table:table-cell office:value-type="string" calcext:value-type="string">
            <text:p><text:a xlink:href="https://it.wikipedia.org/w/api.php?action=query&amp;prop=extracts&amp;format=json&amp;exsectionformat=plain&amp;exsentences=10&amp;titles" xlink:type="simple">https://it.wikipedia.org/w/api.php?action=query&amp;prop=extracts&amp;format=json&amp;exsectionformat=plain&amp;exsentences=10&amp;titles</text:a>=</text:p>
          </table:table-cell>
          <table:table-cell table:formula="of:=MID([.D36];31;32)" office:value-type="string" office:string-value="Cocktail_champagne" calcext:value-type="string">
            <text:p>Cocktail_champagne</text:p>
          </table:table-cell>
          <table:table-cell table:formula="of:=CONCATENATE([.E36];[.F36])" office:value-type="string" office:string-value="https://it.wikipedia.org/w/api.php?action=query&amp;prop=extracts&amp;format=json&amp;exsectionformat=plain&amp;exsentences=10&amp;titles=Cocktail_champagne" calcext:value-type="string">
            <text:p>https://it.wikipedia.org/w/api.php?action=query&amp;prop=extracts&amp;format=json&amp;exsectionformat=plain&amp;exsentences=10&amp;titles=Cocktail_champagne</text:p>
          </table:table-cell>
          <table:table-cell office:value-type="string" calcext:value-type="string">
            <text:p><text:a xlink:href="https://it/" xlink:type="simple">https://it</text:a>.wikipedia.org/w/api.php?action=query&amp;titles=</text:p>
          </table:table-cell>
          <table:table-cell office:value-type="string" calcext:value-type="string">
            <text:p>&amp;prop=pageimages&amp;format=json&amp;pithumbsize=534</text:p>
          </table:table-cell>
          <table:table-cell table:formula="of:=CONCATENATE([.H36];[.F36];[.I36])" office:value-type="string" office:string-value="https://it.wikipedia.org/w/api.php?action=query&amp;titles=Cocktail_champagne&amp;prop=pageimages&amp;format=json&amp;pithumbsize=534" calcext:value-type="string">
            <text:p>https://it.wikipedia.org/w/api.php?action=query&amp;titles=Cocktail_champagne&amp;prop=pageimages&amp;format=json&amp;pithumbsize=534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Cosmopolit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it.wikipedia.org/wiki/Cosmopolitan_(cocktail)</text:p>
          </table:table-cell>
          <table:table-cell office:value-type="string" calcext:value-type="string">
            <text:p><text:a xlink:href="https://it.wikipedia.org/w/api.php?action=query&amp;prop=extracts&amp;format=json&amp;exsectionformat=plain&amp;exsentences=10&amp;titles" xlink:type="simple">https://it.wikipedia.org/w/api.php?action=query&amp;prop=extracts&amp;format=json&amp;exsectionformat=plain&amp;exsentences=10&amp;titles</text:a>=</text:p>
          </table:table-cell>
          <table:table-cell table:formula="of:=MID([.D37];31;32)" office:value-type="string" office:string-value="Cosmopolitan_(cocktail)" calcext:value-type="string">
            <text:p>Cosmopolitan_(cocktail)</text:p>
          </table:table-cell>
          <table:table-cell table:formula="of:=CONCATENATE([.E37];[.F37])" office:value-type="string" office:string-value="https://it.wikipedia.org/w/api.php?action=query&amp;prop=extracts&amp;format=json&amp;exsectionformat=plain&amp;exsentences=10&amp;titles=Cosmopolitan_(cocktail)" calcext:value-type="string">
            <text:p>https://it.wikipedia.org/w/api.php?action=query&amp;prop=extracts&amp;format=json&amp;exsectionformat=plain&amp;exsentences=10&amp;titles=Cosmopolitan_(cocktail)</text:p>
          </table:table-cell>
          <table:table-cell office:value-type="string" calcext:value-type="string">
            <text:p><text:a xlink:href="https://it/" xlink:type="simple">https://it</text:a>.wikipedia.org/w/api.php?action=query&amp;titles=</text:p>
          </table:table-cell>
          <table:table-cell office:value-type="string" calcext:value-type="string">
            <text:p>&amp;prop=pageimages&amp;format=json&amp;pithumbsize=535</text:p>
          </table:table-cell>
          <table:table-cell table:formula="of:=CONCATENATE([.H37];[.F37];[.I37])" office:value-type="string" office:string-value="https://it.wikipedia.org/w/api.php?action=query&amp;titles=Cosmopolitan_(cocktail)&amp;prop=pageimages&amp;format=json&amp;pithumbsize=535" calcext:value-type="string">
            <text:p>https://it.wikipedia.org/w/api.php?action=query&amp;titles=Cosmopolitan_(cocktail)&amp;prop=pageimages&amp;format=json&amp;pithumbsize=535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Cuba lib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it.wikipedia.org/wiki/Cuba_libre</text:p>
          </table:table-cell>
          <table:table-cell office:value-type="string" calcext:value-type="string">
            <text:p><text:a xlink:href="https://it.wikipedia.org/w/api.php?action=query&amp;prop=extracts&amp;format=json&amp;exsectionformat=plain&amp;exsentences=10&amp;titles" xlink:type="simple">https://it.wikipedia.org/w/api.php?action=query&amp;prop=extracts&amp;format=json&amp;exsectionformat=plain&amp;exsentences=10&amp;titles</text:a>=</text:p>
          </table:table-cell>
          <table:table-cell table:formula="of:=MID([.D38];31;32)" office:value-type="string" office:string-value="Cuba_libre" calcext:value-type="string">
            <text:p>Cuba_libre</text:p>
          </table:table-cell>
          <table:table-cell table:formula="of:=CONCATENATE([.E38];[.F38])" office:value-type="string" office:string-value="https://it.wikipedia.org/w/api.php?action=query&amp;prop=extracts&amp;format=json&amp;exsectionformat=plain&amp;exsentences=10&amp;titles=Cuba_libre" calcext:value-type="string">
            <text:p>https://it.wikipedia.org/w/api.php?action=query&amp;prop=extracts&amp;format=json&amp;exsectionformat=plain&amp;exsentences=10&amp;titles=Cuba_libre</text:p>
          </table:table-cell>
          <table:table-cell office:value-type="string" calcext:value-type="string">
            <text:p><text:a xlink:href="https://it/" xlink:type="simple">https://it</text:a>.wikipedia.org/w/api.php?action=query&amp;titles=</text:p>
          </table:table-cell>
          <table:table-cell office:value-type="string" calcext:value-type="string">
            <text:p>&amp;prop=pageimages&amp;format=json&amp;pithumbsize=536</text:p>
          </table:table-cell>
          <table:table-cell table:formula="of:=CONCATENATE([.H38];[.F38];[.I38])" office:value-type="string" office:string-value="https://it.wikipedia.org/w/api.php?action=query&amp;titles=Cuba_libre&amp;prop=pageimages&amp;format=json&amp;pithumbsize=536" calcext:value-type="string">
            <text:p>https://it.wikipedia.org/w/api.php?action=query&amp;titles=Cuba_libre&amp;prop=pageimages&amp;format=json&amp;pithumbsize=536</text:p>
          </table:table-cell>
        </table:table-row>
        <table:table-row table:style-name="ro4">
          <table:table-cell office:value-type="float" office:value="38" calcext:value-type="float">
            <text:p>38</text:p>
          </table:table-cell>
          <table:table-cell office:value-type="string" calcext:value-type="string">
            <text:p>French 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it.wikipedia.org/wiki/French_75</text:p>
          </table:table-cell>
          <table:table-cell office:value-type="string" calcext:value-type="string">
            <text:p><text:a xlink:href="https://it.wikipedia.org/w/api.php?action=query&amp;prop=extracts&amp;format=json&amp;exsectionformat=plain&amp;exsentences=10&amp;titles" xlink:type="simple">https://it.wikipedia.org/w/api.php?action=query&amp;prop=extracts&amp;format=json&amp;exsectionformat=plain&amp;exsentences=10&amp;titles</text:a>=</text:p>
          </table:table-cell>
          <table:table-cell table:formula="of:=MID([.D39];31;32)" office:value-type="string" office:string-value="French_75" calcext:value-type="string">
            <text:p>French_75</text:p>
          </table:table-cell>
          <table:table-cell table:formula="of:=CONCATENATE([.E39];[.F39])" office:value-type="string" office:string-value="https://it.wikipedia.org/w/api.php?action=query&amp;prop=extracts&amp;format=json&amp;exsectionformat=plain&amp;exsentences=10&amp;titles=French_75" calcext:value-type="string">
            <text:p>https://it.wikipedia.org/w/api.php?action=query&amp;prop=extracts&amp;format=json&amp;exsectionformat=plain&amp;exsentences=10&amp;titles=French_75</text:p>
          </table:table-cell>
          <table:table-cell office:value-type="string" calcext:value-type="string">
            <text:p><text:a xlink:href="https://it/" xlink:type="simple">https://it</text:a>.wikipedia.org/w/api.php?action=query&amp;titles=</text:p>
          </table:table-cell>
          <table:table-cell office:value-type="string" calcext:value-type="string">
            <text:p>&amp;prop=pageimages&amp;format=json&amp;pithumbsize=537</text:p>
          </table:table-cell>
          <table:table-cell table:formula="of:=CONCATENATE([.H39];[.F39];[.I39])" office:value-type="string" office:string-value="https://it.wikipedia.org/w/api.php?action=query&amp;titles=French_75&amp;prop=pageimages&amp;format=json&amp;pithumbsize=537" calcext:value-type="string">
            <text:p>https://it.wikipedia.org/w/api.php?action=query&amp;titles=French_75&amp;prop=pageimages&amp;format=json&amp;pithumbsize=537</text:p>
          </table:table-cell>
        </table:table-row>
        <table:table-row table:style-name="ro5">
          <table:table-cell office:value-type="float" office:value="39" calcext:value-type="float">
            <text:p>39</text:p>
          </table:table-cell>
          <table:table-cell office:value-type="string" calcext:value-type="string">
            <text:p>French Connec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it.wikipedia.org/wiki/French_Connection_(cocktail)</text:p>
          </table:table-cell>
          <table:table-cell office:value-type="string" calcext:value-type="string">
            <text:p><text:a xlink:href="https://it.wikipedia.org/w/api.php?action=query&amp;prop=extracts&amp;format=json&amp;exsectionformat=plain&amp;exsentences=10&amp;titles" xlink:type="simple">https://it.wikipedia.org/w/api.php?action=query&amp;prop=extracts&amp;format=json&amp;exsectionformat=plain&amp;exsentences=10&amp;titles</text:a>=</text:p>
          </table:table-cell>
          <table:table-cell table:formula="of:=MID([.D40];31;32)" office:value-type="string" office:string-value="French_Connection_(cocktail)" calcext:value-type="string">
            <text:p>French_Connection_(cocktail)</text:p>
          </table:table-cell>
          <table:table-cell table:formula="of:=CONCATENATE([.E40];[.F40])" office:value-type="string" office:string-value="https://it.wikipedia.org/w/api.php?action=query&amp;prop=extracts&amp;format=json&amp;exsectionformat=plain&amp;exsentences=10&amp;titles=French_Connection_(cocktail)" calcext:value-type="string">
            <text:p>https://it.wikipedia.org/w/api.php?action=query&amp;prop=extracts&amp;format=json&amp;exsectionformat=plain&amp;exsentences=10&amp;titles=French_Connection_(cocktail)</text:p>
          </table:table-cell>
          <table:table-cell office:value-type="string" calcext:value-type="string">
            <text:p><text:a xlink:href="https://it/" xlink:type="simple">https://it</text:a>.wikipedia.org/w/api.php?action=query&amp;titles=</text:p>
          </table:table-cell>
          <table:table-cell office:value-type="string" calcext:value-type="string">
            <text:p>&amp;prop=pageimages&amp;format=json&amp;pithumbsize=538</text:p>
          </table:table-cell>
          <table:table-cell table:formula="of:=CONCATENATE([.H40];[.F40];[.I40])" office:value-type="string" office:string-value="https://it.wikipedia.org/w/api.php?action=query&amp;titles=French_Connection_(cocktail)&amp;prop=pageimages&amp;format=json&amp;pithumbsize=538" calcext:value-type="string">
            <text:p>https://it.wikipedia.org/w/api.php?action=query&amp;titles=French_Connection_(cocktail)&amp;prop=pageimages&amp;format=json&amp;pithumbsize=538</text:p>
          </table:table-cell>
        </table:table-row>
        <table:table-row table:style-name="ro4">
          <table:table-cell office:value-type="float" office:value="40" calcext:value-type="float">
            <text:p>40</text:p>
          </table:table-cell>
          <table:table-cell office:value-type="string" calcext:value-type="string">
            <text:p>Godfat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it.wikipedia.org/wiki/Godfather</text:p>
          </table:table-cell>
          <table:table-cell office:value-type="string" calcext:value-type="string">
            <text:p><text:a xlink:href="https://it.wikipedia.org/w/api.php?action=query&amp;prop=extracts&amp;format=json&amp;exsectionformat=plain&amp;exsentences=10&amp;titles" xlink:type="simple">https://it.wikipedia.org/w/api.php?action=query&amp;prop=extracts&amp;format=json&amp;exsectionformat=plain&amp;exsentences=10&amp;titles</text:a>=</text:p>
          </table:table-cell>
          <table:table-cell table:formula="of:=MID([.D41];31;32)" office:value-type="string" office:string-value="Godfather" calcext:value-type="string">
            <text:p>Godfather</text:p>
          </table:table-cell>
          <table:table-cell table:formula="of:=CONCATENATE([.E41];[.F41])" office:value-type="string" office:string-value="https://it.wikipedia.org/w/api.php?action=query&amp;prop=extracts&amp;format=json&amp;exsectionformat=plain&amp;exsentences=10&amp;titles=Godfather" calcext:value-type="string">
            <text:p>https://it.wikipedia.org/w/api.php?action=query&amp;prop=extracts&amp;format=json&amp;exsectionformat=plain&amp;exsentences=10&amp;titles=Godfather</text:p>
          </table:table-cell>
          <table:table-cell office:value-type="string" calcext:value-type="string">
            <text:p><text:a xlink:href="https://it/" xlink:type="simple">https://it</text:a>.wikipedia.org/w/api.php?action=query&amp;titles=</text:p>
          </table:table-cell>
          <table:table-cell office:value-type="string" calcext:value-type="string">
            <text:p>&amp;prop=pageimages&amp;format=json&amp;pithumbsize=539</text:p>
          </table:table-cell>
          <table:table-cell table:formula="of:=CONCATENATE([.H41];[.F41];[.I41])" office:value-type="string" office:string-value="https://it.wikipedia.org/w/api.php?action=query&amp;titles=Godfather&amp;prop=pageimages&amp;format=json&amp;pithumbsize=539" calcext:value-type="string">
            <text:p>https://it.wikipedia.org/w/api.php?action=query&amp;titles=Godfather&amp;prop=pageimages&amp;format=json&amp;pithumbsize=539</text:p>
          </table:table-cell>
        </table:table-row>
        <table:table-row table:style-name="ro4">
          <table:table-cell office:value-type="float" office:value="41" calcext:value-type="float">
            <text:p>41</text:p>
          </table:table-cell>
          <table:table-cell office:value-type="string" calcext:value-type="string">
            <text:p>Godmot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it.wikipedia.org/wiki/Godmother</text:p>
          </table:table-cell>
          <table:table-cell office:value-type="string" calcext:value-type="string">
            <text:p><text:a xlink:href="https://it.wikipedia.org/w/api.php?action=query&amp;prop=extracts&amp;format=json&amp;exsectionformat=plain&amp;exsentences=10&amp;titles" xlink:type="simple">https://it.wikipedia.org/w/api.php?action=query&amp;prop=extracts&amp;format=json&amp;exsectionformat=plain&amp;exsentences=10&amp;titles</text:a>=</text:p>
          </table:table-cell>
          <table:table-cell table:formula="of:=MID([.D42];31;32)" office:value-type="string" office:string-value="Godmother" calcext:value-type="string">
            <text:p>Godmother</text:p>
          </table:table-cell>
          <table:table-cell table:formula="of:=CONCATENATE([.E42];[.F42])" office:value-type="string" office:string-value="https://it.wikipedia.org/w/api.php?action=query&amp;prop=extracts&amp;format=json&amp;exsectionformat=plain&amp;exsentences=10&amp;titles=Godmother" calcext:value-type="string">
            <text:p>https://it.wikipedia.org/w/api.php?action=query&amp;prop=extracts&amp;format=json&amp;exsectionformat=plain&amp;exsentences=10&amp;titles=Godmother</text:p>
          </table:table-cell>
          <table:table-cell office:value-type="string" calcext:value-type="string">
            <text:p><text:a xlink:href="https://it/" xlink:type="simple">https://it</text:a>.wikipedia.org/w/api.php?action=query&amp;titles=</text:p>
          </table:table-cell>
          <table:table-cell office:value-type="string" calcext:value-type="string">
            <text:p>&amp;prop=pageimages&amp;format=json&amp;pithumbsize=540</text:p>
          </table:table-cell>
          <table:table-cell table:formula="of:=CONCATENATE([.H42];[.F42];[.I42])" office:value-type="string" office:string-value="https://it.wikipedia.org/w/api.php?action=query&amp;titles=Godmother&amp;prop=pageimages&amp;format=json&amp;pithumbsize=540" calcext:value-type="string">
            <text:p>https://it.wikipedia.org/w/api.php?action=query&amp;titles=Godmother&amp;prop=pageimages&amp;format=json&amp;pithumbsize=540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Golden dre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it.wikipedia.org/wiki/Golden_dream</text:p>
          </table:table-cell>
          <table:table-cell office:value-type="string" calcext:value-type="string">
            <text:p><text:a xlink:href="https://it.wikipedia.org/w/api.php?action=query&amp;prop=extracts&amp;format=json&amp;exsectionformat=plain&amp;exsentences=10&amp;titles" xlink:type="simple">https://it.wikipedia.org/w/api.php?action=query&amp;prop=extracts&amp;format=json&amp;exsectionformat=plain&amp;exsentences=10&amp;titles</text:a>=</text:p>
          </table:table-cell>
          <table:table-cell table:formula="of:=MID([.D43];31;32)" office:value-type="string" office:string-value="Golden_dream" calcext:value-type="string">
            <text:p>Golden_dream</text:p>
          </table:table-cell>
          <table:table-cell table:formula="of:=CONCATENATE([.E43];[.F43])" office:value-type="string" office:string-value="https://it.wikipedia.org/w/api.php?action=query&amp;prop=extracts&amp;format=json&amp;exsectionformat=plain&amp;exsentences=10&amp;titles=Golden_dream" calcext:value-type="string">
            <text:p>https://it.wikipedia.org/w/api.php?action=query&amp;prop=extracts&amp;format=json&amp;exsectionformat=plain&amp;exsentences=10&amp;titles=Golden_dream</text:p>
          </table:table-cell>
          <table:table-cell office:value-type="string" calcext:value-type="string">
            <text:p><text:a xlink:href="https://it/" xlink:type="simple">https://it</text:a>.wikipedia.org/w/api.php?action=query&amp;titles=</text:p>
          </table:table-cell>
          <table:table-cell office:value-type="string" calcext:value-type="string">
            <text:p>&amp;prop=pageimages&amp;format=json&amp;pithumbsize=541</text:p>
          </table:table-cell>
          <table:table-cell table:formula="of:=CONCATENATE([.H43];[.F43];[.I43])" office:value-type="string" office:string-value="https://it.wikipedia.org/w/api.php?action=query&amp;titles=Golden_dream&amp;prop=pageimages&amp;format=json&amp;pithumbsize=541" calcext:value-type="string">
            <text:p>https://it.wikipedia.org/w/api.php?action=query&amp;titles=Golden_dream&amp;prop=pageimages&amp;format=json&amp;pithumbsize=541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Grasshop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it.wikipedia.org/wiki/Grasshopper_(cocktail)</text:p>
          </table:table-cell>
          <table:table-cell office:value-type="string" calcext:value-type="string">
            <text:p><text:a xlink:href="https://it.wikipedia.org/w/api.php?action=query&amp;prop=extracts&amp;format=json&amp;exsectionformat=plain&amp;exsentences=10&amp;titles" xlink:type="simple">https://it.wikipedia.org/w/api.php?action=query&amp;prop=extracts&amp;format=json&amp;exsectionformat=plain&amp;exsentences=10&amp;titles</text:a>=</text:p>
          </table:table-cell>
          <table:table-cell table:formula="of:=MID([.D44];31;32)" office:value-type="string" office:string-value="Grasshopper_(cocktail)" calcext:value-type="string">
            <text:p>Grasshopper_(cocktail)</text:p>
          </table:table-cell>
          <table:table-cell table:formula="of:=CONCATENATE([.E44];[.F44])" office:value-type="string" office:string-value="https://it.wikipedia.org/w/api.php?action=query&amp;prop=extracts&amp;format=json&amp;exsectionformat=plain&amp;exsentences=10&amp;titles=Grasshopper_(cocktail)" calcext:value-type="string">
            <text:p>https://it.wikipedia.org/w/api.php?action=query&amp;prop=extracts&amp;format=json&amp;exsectionformat=plain&amp;exsentences=10&amp;titles=Grasshopper_(cocktail)</text:p>
          </table:table-cell>
          <table:table-cell office:value-type="string" calcext:value-type="string">
            <text:p><text:a xlink:href="https://it/" xlink:type="simple">https://it</text:a>.wikipedia.org/w/api.php?action=query&amp;titles=</text:p>
          </table:table-cell>
          <table:table-cell office:value-type="string" calcext:value-type="string">
            <text:p>&amp;prop=pageimages&amp;format=json&amp;pithumbsize=542</text:p>
          </table:table-cell>
          <table:table-cell table:formula="of:=CONCATENATE([.H44];[.F44];[.I44])" office:value-type="string" office:string-value="https://it.wikipedia.org/w/api.php?action=query&amp;titles=Grasshopper_(cocktail)&amp;prop=pageimages&amp;format=json&amp;pithumbsize=542" calcext:value-type="string">
            <text:p>https://it.wikipedia.org/w/api.php?action=query&amp;titles=Grasshopper_(cocktail)&amp;prop=pageimages&amp;format=json&amp;pithumbsize=542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Harvey Wallban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it.wikipedia.org/wiki/Harvey_Wallbanger</text:p>
          </table:table-cell>
          <table:table-cell office:value-type="string" calcext:value-type="string">
            <text:p><text:a xlink:href="https://it.wikipedia.org/w/api.php?action=query&amp;prop=extracts&amp;format=json&amp;exsectionformat=plain&amp;exsentences=10&amp;titles" xlink:type="simple">https://it.wikipedia.org/w/api.php?action=query&amp;prop=extracts&amp;format=json&amp;exsectionformat=plain&amp;exsentences=10&amp;titles</text:a>=</text:p>
          </table:table-cell>
          <table:table-cell table:formula="of:=MID([.D45];31;32)" office:value-type="string" office:string-value="Harvey_Wallbanger" calcext:value-type="string">
            <text:p>Harvey_Wallbanger</text:p>
          </table:table-cell>
          <table:table-cell table:formula="of:=CONCATENATE([.E45];[.F45])" office:value-type="string" office:string-value="https://it.wikipedia.org/w/api.php?action=query&amp;prop=extracts&amp;format=json&amp;exsectionformat=plain&amp;exsentences=10&amp;titles=Harvey_Wallbanger" calcext:value-type="string">
            <text:p>https://it.wikipedia.org/w/api.php?action=query&amp;prop=extracts&amp;format=json&amp;exsectionformat=plain&amp;exsentences=10&amp;titles=Harvey_Wallbanger</text:p>
          </table:table-cell>
          <table:table-cell office:value-type="string" calcext:value-type="string">
            <text:p><text:a xlink:href="https://it/" xlink:type="simple">https://it</text:a>.wikipedia.org/w/api.php?action=query&amp;titles=</text:p>
          </table:table-cell>
          <table:table-cell office:value-type="string" calcext:value-type="string">
            <text:p>&amp;prop=pageimages&amp;format=json&amp;pithumbsize=543</text:p>
          </table:table-cell>
          <table:table-cell table:formula="of:=CONCATENATE([.H45];[.F45];[.I45])" office:value-type="string" office:string-value="https://it.wikipedia.org/w/api.php?action=query&amp;titles=Harvey_Wallbanger&amp;prop=pageimages&amp;format=json&amp;pithumbsize=543" calcext:value-type="string">
            <text:p>https://it.wikipedia.org/w/api.php?action=query&amp;titles=Harvey_Wallbanger&amp;prop=pageimages&amp;format=json&amp;pithumbsize=543</text:p>
          </table:table-cell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Hemingway Spec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it.wikipedia.org/wiki/Hemingway_Special</text:p>
          </table:table-cell>
          <table:table-cell office:value-type="string" calcext:value-type="string">
            <text:p><text:a xlink:href="https://it.wikipedia.org/w/api.php?action=query&amp;prop=extracts&amp;format=json&amp;exsectionformat=plain&amp;exsentences=10&amp;titles" xlink:type="simple">https://it.wikipedia.org/w/api.php?action=query&amp;prop=extracts&amp;format=json&amp;exsectionformat=plain&amp;exsentences=10&amp;titles</text:a>=</text:p>
          </table:table-cell>
          <table:table-cell table:formula="of:=MID([.D46];31;32)" office:value-type="string" office:string-value="Hemingway_Special" calcext:value-type="string">
            <text:p>Hemingway_Special</text:p>
          </table:table-cell>
          <table:table-cell table:formula="of:=CONCATENATE([.E46];[.F46])" office:value-type="string" office:string-value="https://it.wikipedia.org/w/api.php?action=query&amp;prop=extracts&amp;format=json&amp;exsectionformat=plain&amp;exsentences=10&amp;titles=Hemingway_Special" calcext:value-type="string">
            <text:p>https://it.wikipedia.org/w/api.php?action=query&amp;prop=extracts&amp;format=json&amp;exsectionformat=plain&amp;exsentences=10&amp;titles=Hemingway_Special</text:p>
          </table:table-cell>
          <table:table-cell office:value-type="string" calcext:value-type="string">
            <text:p><text:a xlink:href="https://it/" xlink:type="simple">https://it</text:a>.wikipedia.org/w/api.php?action=query&amp;titles=</text:p>
          </table:table-cell>
          <table:table-cell office:value-type="string" calcext:value-type="string">
            <text:p>&amp;prop=pageimages&amp;format=json&amp;pithumbsize=544</text:p>
          </table:table-cell>
          <table:table-cell table:formula="of:=CONCATENATE([.H46];[.F46];[.I46])" office:value-type="string" office:string-value="https://it.wikipedia.org/w/api.php?action=query&amp;titles=Hemingway_Special&amp;prop=pageimages&amp;format=json&amp;pithumbsize=544" calcext:value-type="string">
            <text:p>https://it.wikipedia.org/w/api.php?action=query&amp;titles=Hemingway_Special&amp;prop=pageimages&amp;format=json&amp;pithumbsize=544</text:p>
          </table:table-cell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Horse's Ne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it.wikipedia.org/wiki/Horses_Neck</text:p>
          </table:table-cell>
          <table:table-cell office:value-type="string" calcext:value-type="string">
            <text:p><text:a xlink:href="https://it.wikipedia.org/w/api.php?action=query&amp;prop=extracts&amp;format=json&amp;exsectionformat=plain&amp;exsentences=10&amp;titles" xlink:type="simple">https://it.wikipedia.org/w/api.php?action=query&amp;prop=extracts&amp;format=json&amp;exsectionformat=plain&amp;exsentences=10&amp;titles</text:a>=</text:p>
          </table:table-cell>
          <table:table-cell table:formula="of:=MID([.D47];31;32)" office:value-type="string" office:string-value="Horses_Neck" calcext:value-type="string">
            <text:p>Horses_Neck</text:p>
          </table:table-cell>
          <table:table-cell table:formula="of:=CONCATENATE([.E47];[.F47])" office:value-type="string" office:string-value="https://it.wikipedia.org/w/api.php?action=query&amp;prop=extracts&amp;format=json&amp;exsectionformat=plain&amp;exsentences=10&amp;titles=Horses_Neck" calcext:value-type="string">
            <text:p>https://it.wikipedia.org/w/api.php?action=query&amp;prop=extracts&amp;format=json&amp;exsectionformat=plain&amp;exsentences=10&amp;titles=Horses_Neck</text:p>
          </table:table-cell>
          <table:table-cell office:value-type="string" calcext:value-type="string">
            <text:p><text:a xlink:href="https://it/" xlink:type="simple">https://it</text:a>.wikipedia.org/w/api.php?action=query&amp;titles=</text:p>
          </table:table-cell>
          <table:table-cell office:value-type="string" calcext:value-type="string">
            <text:p>&amp;prop=pageimages&amp;format=json&amp;pithumbsize=545</text:p>
          </table:table-cell>
          <table:table-cell table:formula="of:=CONCATENATE([.H47];[.F47];[.I47])" office:value-type="string" office:string-value="https://it.wikipedia.org/w/api.php?action=query&amp;titles=Horses_Neck&amp;prop=pageimages&amp;format=json&amp;pithumbsize=545" calcext:value-type="string">
            <text:p>https://it.wikipedia.org/w/api.php?action=query&amp;titles=Horses_Neck&amp;prop=pageimages&amp;format=json&amp;pithumbsize=545</text:p>
          </table:table-cell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Irish coffe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it.wikipedia.org/wiki/Irish_coffee</text:p>
          </table:table-cell>
          <table:table-cell office:value-type="string" calcext:value-type="string">
            <text:p><text:a xlink:href="https://it.wikipedia.org/w/api.php?action=query&amp;prop=extracts&amp;format=json&amp;exsectionformat=plain&amp;exsentences=10&amp;titles" xlink:type="simple">https://it.wikipedia.org/w/api.php?action=query&amp;prop=extracts&amp;format=json&amp;exsectionformat=plain&amp;exsentences=10&amp;titles</text:a>=</text:p>
          </table:table-cell>
          <table:table-cell table:formula="of:=MID([.D48];31;32)" office:value-type="string" office:string-value="Irish_coffee" calcext:value-type="string">
            <text:p>Irish_coffee</text:p>
          </table:table-cell>
          <table:table-cell table:formula="of:=CONCATENATE([.E48];[.F48])" office:value-type="string" office:string-value="https://it.wikipedia.org/w/api.php?action=query&amp;prop=extracts&amp;format=json&amp;exsectionformat=plain&amp;exsentences=10&amp;titles=Irish_coffee" calcext:value-type="string">
            <text:p>https://it.wikipedia.org/w/api.php?action=query&amp;prop=extracts&amp;format=json&amp;exsectionformat=plain&amp;exsentences=10&amp;titles=Irish_coffee</text:p>
          </table:table-cell>
          <table:table-cell office:value-type="string" calcext:value-type="string">
            <text:p><text:a xlink:href="https://it/" xlink:type="simple">https://it</text:a>.wikipedia.org/w/api.php?action=query&amp;titles=</text:p>
          </table:table-cell>
          <table:table-cell office:value-type="string" calcext:value-type="string">
            <text:p>&amp;prop=pageimages&amp;format=json&amp;pithumbsize=546</text:p>
          </table:table-cell>
          <table:table-cell table:formula="of:=CONCATENATE([.H48];[.F48];[.I48])" office:value-type="string" office:string-value="https://it.wikipedia.org/w/api.php?action=query&amp;titles=Irish_coffee&amp;prop=pageimages&amp;format=json&amp;pithumbsize=546" calcext:value-type="string">
            <text:p>https://it.wikipedia.org/w/api.php?action=query&amp;titles=Irish_coffee&amp;prop=pageimages&amp;format=json&amp;pithumbsize=546</text:p>
          </table:table-cell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K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it.wikipedia.org/wiki/Kir_(cocktail)</text:p>
          </table:table-cell>
          <table:table-cell office:value-type="string" calcext:value-type="string">
            <text:p><text:a xlink:href="https://it.wikipedia.org/w/api.php?action=query&amp;prop=extracts&amp;format=json&amp;exsectionformat=plain&amp;exsentences=10&amp;titles" xlink:type="simple">https://it.wikipedia.org/w/api.php?action=query&amp;prop=extracts&amp;format=json&amp;exsectionformat=plain&amp;exsentences=10&amp;titles</text:a>=</text:p>
          </table:table-cell>
          <table:table-cell table:formula="of:=MID([.D49];31;32)" office:value-type="string" office:string-value="Kir_(cocktail)" calcext:value-type="string">
            <text:p>Kir_(cocktail)</text:p>
          </table:table-cell>
          <table:table-cell table:formula="of:=CONCATENATE([.E49];[.F49])" office:value-type="string" office:string-value="https://it.wikipedia.org/w/api.php?action=query&amp;prop=extracts&amp;format=json&amp;exsectionformat=plain&amp;exsentences=10&amp;titles=Kir_(cocktail)" calcext:value-type="string">
            <text:p>https://it.wikipedia.org/w/api.php?action=query&amp;prop=extracts&amp;format=json&amp;exsectionformat=plain&amp;exsentences=10&amp;titles=Kir_(cocktail)</text:p>
          </table:table-cell>
          <table:table-cell office:value-type="string" calcext:value-type="string">
            <text:p><text:a xlink:href="https://it/" xlink:type="simple">https://it</text:a>.wikipedia.org/w/api.php?action=query&amp;titles=</text:p>
          </table:table-cell>
          <table:table-cell office:value-type="string" calcext:value-type="string">
            <text:p>&amp;prop=pageimages&amp;format=json&amp;pithumbsize=547</text:p>
          </table:table-cell>
          <table:table-cell table:formula="of:=CONCATENATE([.H49];[.F49];[.I49])" office:value-type="string" office:string-value="https://it.wikipedia.org/w/api.php?action=query&amp;titles=Kir_(cocktail)&amp;prop=pageimages&amp;format=json&amp;pithumbsize=547" calcext:value-type="string">
            <text:p>https://it.wikipedia.org/w/api.php?action=query&amp;titles=Kir_(cocktail)&amp;prop=pageimages&amp;format=json&amp;pithumbsize=547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Long Island Iced Te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it.wikipedia.org/wiki/Long_Island_Iced_Tea</text:p>
          </table:table-cell>
          <table:table-cell office:value-type="string" calcext:value-type="string">
            <text:p><text:a xlink:href="https://it.wikipedia.org/w/api.php?action=query&amp;prop=extracts&amp;format=json&amp;exsectionformat=plain&amp;exsentences=10&amp;titles" xlink:type="simple">https://it.wikipedia.org/w/api.php?action=query&amp;prop=extracts&amp;format=json&amp;exsectionformat=plain&amp;exsentences=10&amp;titles</text:a>=</text:p>
          </table:table-cell>
          <table:table-cell table:formula="of:=MID([.D50];31;32)" office:value-type="string" office:string-value="Long_Island_Iced_Tea" calcext:value-type="string">
            <text:p>Long_Island_Iced_Tea</text:p>
          </table:table-cell>
          <table:table-cell table:formula="of:=CONCATENATE([.E50];[.F50])" office:value-type="string" office:string-value="https://it.wikipedia.org/w/api.php?action=query&amp;prop=extracts&amp;format=json&amp;exsectionformat=plain&amp;exsentences=10&amp;titles=Long_Island_Iced_Tea" calcext:value-type="string">
            <text:p>https://it.wikipedia.org/w/api.php?action=query&amp;prop=extracts&amp;format=json&amp;exsectionformat=plain&amp;exsentences=10&amp;titles=Long_Island_Iced_Tea</text:p>
          </table:table-cell>
          <table:table-cell office:value-type="string" calcext:value-type="string">
            <text:p><text:a xlink:href="https://it/" xlink:type="simple">https://it</text:a>.wikipedia.org/w/api.php?action=query&amp;titles=</text:p>
          </table:table-cell>
          <table:table-cell office:value-type="string" calcext:value-type="string">
            <text:p>&amp;prop=pageimages&amp;format=json&amp;pithumbsize=548</text:p>
          </table:table-cell>
          <table:table-cell table:formula="of:=CONCATENATE([.H50];[.F50];[.I50])" office:value-type="string" office:string-value="https://it.wikipedia.org/w/api.php?action=query&amp;titles=Long_Island_Iced_Tea&amp;prop=pageimages&amp;format=json&amp;pithumbsize=548" calcext:value-type="string">
            <text:p>https://it.wikipedia.org/w/api.php?action=query&amp;titles=Long_Island_Iced_Tea&amp;prop=pageimages&amp;format=json&amp;pithumbsize=548</text:p>
          </table:table-cell>
        </table:table-row>
        <table:table-row table:style-name="ro4">
          <table:table-cell office:value-type="float" office:value="50" calcext:value-type="float">
            <text:p>50</text:p>
          </table:table-cell>
          <table:table-cell office:value-type="string" calcext:value-type="string">
            <text:p>Mai Ta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it.wikipedia.org/wiki/Mai_Tai</text:p>
          </table:table-cell>
          <table:table-cell office:value-type="string" calcext:value-type="string">
            <text:p><text:a xlink:href="https://it.wikipedia.org/w/api.php?action=query&amp;prop=extracts&amp;format=json&amp;exsectionformat=plain&amp;exsentences=10&amp;titles" xlink:type="simple">https://it.wikipedia.org/w/api.php?action=query&amp;prop=extracts&amp;format=json&amp;exsectionformat=plain&amp;exsentences=10&amp;titles</text:a>=</text:p>
          </table:table-cell>
          <table:table-cell table:formula="of:=MID([.D51];31;32)" office:value-type="string" office:string-value="Mai_Tai" calcext:value-type="string">
            <text:p>Mai_Tai</text:p>
          </table:table-cell>
          <table:table-cell table:formula="of:=CONCATENATE([.E51];[.F51])" office:value-type="string" office:string-value="https://it.wikipedia.org/w/api.php?action=query&amp;prop=extracts&amp;format=json&amp;exsectionformat=plain&amp;exsentences=10&amp;titles=Mai_Tai" calcext:value-type="string">
            <text:p>https://it.wikipedia.org/w/api.php?action=query&amp;prop=extracts&amp;format=json&amp;exsectionformat=plain&amp;exsentences=10&amp;titles=Mai_Tai</text:p>
          </table:table-cell>
          <table:table-cell office:value-type="string" calcext:value-type="string">
            <text:p><text:a xlink:href="https://it/" xlink:type="simple">https://it</text:a>.wikipedia.org/w/api.php?action=query&amp;titles=</text:p>
          </table:table-cell>
          <table:table-cell office:value-type="string" calcext:value-type="string">
            <text:p>&amp;prop=pageimages&amp;format=json&amp;pithumbsize=549</text:p>
          </table:table-cell>
          <table:table-cell table:formula="of:=CONCATENATE([.H51];[.F51];[.I51])" office:value-type="string" office:string-value="https://it.wikipedia.org/w/api.php?action=query&amp;titles=Mai_Tai&amp;prop=pageimages&amp;format=json&amp;pithumbsize=549" calcext:value-type="string">
            <text:p>https://it.wikipedia.org/w/api.php?action=query&amp;titles=Mai_Tai&amp;prop=pageimages&amp;format=json&amp;pithumbsize=549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Margari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it.wikipedia.org/wiki/Margarita_(cocktail)</text:p>
          </table:table-cell>
          <table:table-cell office:value-type="string" calcext:value-type="string">
            <text:p><text:a xlink:href="https://it.wikipedia.org/w/api.php?action=query&amp;prop=extracts&amp;format=json&amp;exsectionformat=plain&amp;exsentences=10&amp;titles" xlink:type="simple">https://it.wikipedia.org/w/api.php?action=query&amp;prop=extracts&amp;format=json&amp;exsectionformat=plain&amp;exsentences=10&amp;titles</text:a>=</text:p>
          </table:table-cell>
          <table:table-cell table:formula="of:=MID([.D52];31;32)" office:value-type="string" office:string-value="Margarita_(cocktail)" calcext:value-type="string">
            <text:p>Margarita_(cocktail)</text:p>
          </table:table-cell>
          <table:table-cell table:formula="of:=CONCATENATE([.E52];[.F52])" office:value-type="string" office:string-value="https://it.wikipedia.org/w/api.php?action=query&amp;prop=extracts&amp;format=json&amp;exsectionformat=plain&amp;exsentences=10&amp;titles=Margarita_(cocktail)" calcext:value-type="string">
            <text:p>https://it.wikipedia.org/w/api.php?action=query&amp;prop=extracts&amp;format=json&amp;exsectionformat=plain&amp;exsentences=10&amp;titles=Margarita_(cocktail)</text:p>
          </table:table-cell>
          <table:table-cell office:value-type="string" calcext:value-type="string">
            <text:p><text:a xlink:href="https://it/" xlink:type="simple">https://it</text:a>.wikipedia.org/w/api.php?action=query&amp;titles=</text:p>
          </table:table-cell>
          <table:table-cell office:value-type="string" calcext:value-type="string">
            <text:p>&amp;prop=pageimages&amp;format=json&amp;pithumbsize=550</text:p>
          </table:table-cell>
          <table:table-cell table:formula="of:=CONCATENATE([.H52];[.F52];[.I52])" office:value-type="string" office:string-value="https://it.wikipedia.org/w/api.php?action=query&amp;titles=Margarita_(cocktail)&amp;prop=pageimages&amp;format=json&amp;pithumbsize=550" calcext:value-type="string">
            <text:p>https://it.wikipedia.org/w/api.php?action=query&amp;titles=Margarita_(cocktail)&amp;prop=pageimages&amp;format=json&amp;pithumbsize=550</text:p>
          </table:table-cell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Mimos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it.wikipedia.org/wiki/Mimosa_(cocktail)</text:p>
          </table:table-cell>
          <table:table-cell office:value-type="string" calcext:value-type="string">
            <text:p><text:a xlink:href="https://it.wikipedia.org/w/api.php?action=query&amp;prop=extracts&amp;format=json&amp;exsectionformat=plain&amp;exsentences=10&amp;titles" xlink:type="simple">https://it.wikipedia.org/w/api.php?action=query&amp;prop=extracts&amp;format=json&amp;exsectionformat=plain&amp;exsentences=10&amp;titles</text:a>=</text:p>
          </table:table-cell>
          <table:table-cell table:formula="of:=MID([.D53];31;32)" office:value-type="string" office:string-value="Mimosa_(cocktail)" calcext:value-type="string">
            <text:p>Mimosa_(cocktail)</text:p>
          </table:table-cell>
          <table:table-cell table:formula="of:=CONCATENATE([.E53];[.F53])" office:value-type="string" office:string-value="https://it.wikipedia.org/w/api.php?action=query&amp;prop=extracts&amp;format=json&amp;exsectionformat=plain&amp;exsentences=10&amp;titles=Mimosa_(cocktail)" calcext:value-type="string">
            <text:p>https://it.wikipedia.org/w/api.php?action=query&amp;prop=extracts&amp;format=json&amp;exsectionformat=plain&amp;exsentences=10&amp;titles=Mimosa_(cocktail)</text:p>
          </table:table-cell>
          <table:table-cell office:value-type="string" calcext:value-type="string">
            <text:p><text:a xlink:href="https://it/" xlink:type="simple">https://it</text:a>.wikipedia.org/w/api.php?action=query&amp;titles=</text:p>
          </table:table-cell>
          <table:table-cell office:value-type="string" calcext:value-type="string">
            <text:p>&amp;prop=pageimages&amp;format=json&amp;pithumbsize=551</text:p>
          </table:table-cell>
          <table:table-cell table:formula="of:=CONCATENATE([.H53];[.F53];[.I53])" office:value-type="string" office:string-value="https://it.wikipedia.org/w/api.php?action=query&amp;titles=Mimosa_(cocktail)&amp;prop=pageimages&amp;format=json&amp;pithumbsize=551" calcext:value-type="string">
            <text:p>https://it.wikipedia.org/w/api.php?action=query&amp;titles=Mimosa_(cocktail)&amp;prop=pageimages&amp;format=json&amp;pithumbsize=551</text:p>
          </table:table-cell>
        </table:table-row>
        <table:table-row table:style-name="ro4">
          <table:table-cell office:value-type="float" office:value="53" calcext:value-type="float">
            <text:p>53</text:p>
          </table:table-cell>
          <table:table-cell office:value-type="string" calcext:value-type="string">
            <text:p>Moji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it.wikipedia.org/wiki/Mojito</text:p>
          </table:table-cell>
          <table:table-cell office:value-type="string" calcext:value-type="string">
            <text:p><text:a xlink:href="https://it.wikipedia.org/w/api.php?action=query&amp;prop=extracts&amp;format=json&amp;exsectionformat=plain&amp;exsentences=10&amp;titles" xlink:type="simple">https://it.wikipedia.org/w/api.php?action=query&amp;prop=extracts&amp;format=json&amp;exsectionformat=plain&amp;exsentences=10&amp;titles</text:a>=</text:p>
          </table:table-cell>
          <table:table-cell table:formula="of:=MID([.D54];31;32)" office:value-type="string" office:string-value="Mojito" calcext:value-type="string">
            <text:p>Mojito</text:p>
          </table:table-cell>
          <table:table-cell table:formula="of:=CONCATENATE([.E54];[.F54])" office:value-type="string" office:string-value="https://it.wikipedia.org/w/api.php?action=query&amp;prop=extracts&amp;format=json&amp;exsectionformat=plain&amp;exsentences=10&amp;titles=Mojito" calcext:value-type="string">
            <text:p>https://it.wikipedia.org/w/api.php?action=query&amp;prop=extracts&amp;format=json&amp;exsectionformat=plain&amp;exsentences=10&amp;titles=Mojito</text:p>
          </table:table-cell>
          <table:table-cell office:value-type="string" calcext:value-type="string">
            <text:p><text:a xlink:href="https://it/" xlink:type="simple">https://it</text:a>.wikipedia.org/w/api.php?action=query&amp;titles=</text:p>
          </table:table-cell>
          <table:table-cell office:value-type="string" calcext:value-type="string">
            <text:p>&amp;prop=pageimages&amp;format=json&amp;pithumbsize=552</text:p>
          </table:table-cell>
          <table:table-cell table:formula="of:=CONCATENATE([.H54];[.F54];[.I54])" office:value-type="string" office:string-value="https://it.wikipedia.org/w/api.php?action=query&amp;titles=Mojito&amp;prop=pageimages&amp;format=json&amp;pithumbsize=552" calcext:value-type="string">
            <text:p>https://it.wikipedia.org/w/api.php?action=query&amp;titles=Mojito&amp;prop=pageimages&amp;format=json&amp;pithumbsize=552</text:p>
          </table:table-cell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string" calcext:value-type="string">
            <text:p>Moscow mu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it.wikipedia.org/wiki/Moscow_mule</text:p>
          </table:table-cell>
          <table:table-cell office:value-type="string" calcext:value-type="string">
            <text:p><text:a xlink:href="https://it.wikipedia.org/w/api.php?action=query&amp;prop=extracts&amp;format=json&amp;exsectionformat=plain&amp;exsentences=10&amp;titles" xlink:type="simple">https://it.wikipedia.org/w/api.php?action=query&amp;prop=extracts&amp;format=json&amp;exsectionformat=plain&amp;exsentences=10&amp;titles</text:a>=</text:p>
          </table:table-cell>
          <table:table-cell table:formula="of:=MID([.D55];31;32)" office:value-type="string" office:string-value="Moscow_mule" calcext:value-type="string">
            <text:p>Moscow_mule</text:p>
          </table:table-cell>
          <table:table-cell table:formula="of:=CONCATENATE([.E55];[.F55])" office:value-type="string" office:string-value="https://it.wikipedia.org/w/api.php?action=query&amp;prop=extracts&amp;format=json&amp;exsectionformat=plain&amp;exsentences=10&amp;titles=Moscow_mule" calcext:value-type="string">
            <text:p>https://it.wikipedia.org/w/api.php?action=query&amp;prop=extracts&amp;format=json&amp;exsectionformat=plain&amp;exsentences=10&amp;titles=Moscow_mule</text:p>
          </table:table-cell>
          <table:table-cell office:value-type="string" calcext:value-type="string">
            <text:p><text:a xlink:href="https://it/" xlink:type="simple">https://it</text:a>.wikipedia.org/w/api.php?action=query&amp;titles=</text:p>
          </table:table-cell>
          <table:table-cell office:value-type="string" calcext:value-type="string">
            <text:p>&amp;prop=pageimages&amp;format=json&amp;pithumbsize=553</text:p>
          </table:table-cell>
          <table:table-cell table:formula="of:=CONCATENATE([.H55];[.F55];[.I55])" office:value-type="string" office:string-value="https://it.wikipedia.org/w/api.php?action=query&amp;titles=Moscow_mule&amp;prop=pageimages&amp;format=json&amp;pithumbsize=553" calcext:value-type="string">
            <text:p>https://it.wikipedia.org/w/api.php?action=query&amp;titles=Moscow_mule&amp;prop=pageimages&amp;format=json&amp;pithumbsize=553</text:p>
          </table:table-cell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string" calcext:value-type="string">
            <text:p>Mint Jul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it.wikipedia.org/wiki/Mint_Julep</text:p>
          </table:table-cell>
          <table:table-cell office:value-type="string" calcext:value-type="string">
            <text:p><text:a xlink:href="https://it.wikipedia.org/w/api.php?action=query&amp;prop=extracts&amp;format=json&amp;exsectionformat=plain&amp;exsentences=10&amp;titles" xlink:type="simple">https://it.wikipedia.org/w/api.php?action=query&amp;prop=extracts&amp;format=json&amp;exsectionformat=plain&amp;exsentences=10&amp;titles</text:a>=</text:p>
          </table:table-cell>
          <table:table-cell table:formula="of:=MID([.D56];31;32)" office:value-type="string" office:string-value="Mint_Julep" calcext:value-type="string">
            <text:p>Mint_Julep</text:p>
          </table:table-cell>
          <table:table-cell table:formula="of:=CONCATENATE([.E56];[.F56])" office:value-type="string" office:string-value="https://it.wikipedia.org/w/api.php?action=query&amp;prop=extracts&amp;format=json&amp;exsectionformat=plain&amp;exsentences=10&amp;titles=Mint_Julep" calcext:value-type="string">
            <text:p>https://it.wikipedia.org/w/api.php?action=query&amp;prop=extracts&amp;format=json&amp;exsectionformat=plain&amp;exsentences=10&amp;titles=Mint_Julep</text:p>
          </table:table-cell>
          <table:table-cell office:value-type="string" calcext:value-type="string">
            <text:p><text:a xlink:href="https://it/" xlink:type="simple">https://it</text:a>.wikipedia.org/w/api.php?action=query&amp;titles=</text:p>
          </table:table-cell>
          <table:table-cell office:value-type="string" calcext:value-type="string">
            <text:p>&amp;prop=pageimages&amp;format=json&amp;pithumbsize=554</text:p>
          </table:table-cell>
          <table:table-cell table:formula="of:=CONCATENATE([.H56];[.F56];[.I56])" office:value-type="string" office:string-value="https://it.wikipedia.org/w/api.php?action=query&amp;titles=Mint_Julep&amp;prop=pageimages&amp;format=json&amp;pithumbsize=554" calcext:value-type="string">
            <text:p>https://it.wikipedia.org/w/api.php?action=query&amp;titles=Mint_Julep&amp;prop=pageimages&amp;format=json&amp;pithumbsize=554</text:p>
          </table:table-cell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string" calcext:value-type="string">
            <text:p>Piña Cola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it.wikipedia.org/wiki/Piña_Colada</text:p>
          </table:table-cell>
          <table:table-cell office:value-type="string" calcext:value-type="string">
            <text:p><text:a xlink:href="https://it.wikipedia.org/w/api.php?action=query&amp;prop=extracts&amp;format=json&amp;exsectionformat=plain&amp;exsentences=10&amp;titles" xlink:type="simple">https://it.wikipedia.org/w/api.php?action=query&amp;prop=extracts&amp;format=json&amp;exsectionformat=plain&amp;exsentences=10&amp;titles</text:a>=</text:p>
          </table:table-cell>
          <table:table-cell table:formula="of:=MID([.D57];31;32)" office:value-type="string" office:string-value="Piña_Colada" calcext:value-type="string">
            <text:p>Piña_Colada</text:p>
          </table:table-cell>
          <table:table-cell table:formula="of:=CONCATENATE([.E57];[.F57])" office:value-type="string" office:string-value="https://it.wikipedia.org/w/api.php?action=query&amp;prop=extracts&amp;format=json&amp;exsectionformat=plain&amp;exsentences=10&amp;titles=Piña_Colada" calcext:value-type="string">
            <text:p>https://it.wikipedia.org/w/api.php?action=query&amp;prop=extracts&amp;format=json&amp;exsectionformat=plain&amp;exsentences=10&amp;titles=Piña_Colada</text:p>
          </table:table-cell>
          <table:table-cell office:value-type="string" calcext:value-type="string">
            <text:p><text:a xlink:href="https://it/" xlink:type="simple">https://it</text:a>.wikipedia.org/w/api.php?action=query&amp;titles=</text:p>
          </table:table-cell>
          <table:table-cell office:value-type="string" calcext:value-type="string">
            <text:p>&amp;prop=pageimages&amp;format=json&amp;pithumbsize=555</text:p>
          </table:table-cell>
          <table:table-cell table:formula="of:=CONCATENATE([.H57];[.F57];[.I57])" office:value-type="string" office:string-value="https://it.wikipedia.org/w/api.php?action=query&amp;titles=Piña_Colada&amp;prop=pageimages&amp;format=json&amp;pithumbsize=555" calcext:value-type="string">
            <text:p>https://it.wikipedia.org/w/api.php?action=query&amp;titles=Piña_Colada&amp;prop=pageimages&amp;format=json&amp;pithumbsize=555</text:p>
          </table:table-cell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string" calcext:value-type="string">
            <text:p>R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it.wikipedia.org/wiki/Rose_(cocktail)</text:p>
          </table:table-cell>
          <table:table-cell office:value-type="string" calcext:value-type="string">
            <text:p><text:a xlink:href="https://it.wikipedia.org/w/api.php?action=query&amp;prop=extracts&amp;format=json&amp;exsectionformat=plain&amp;exsentences=10&amp;titles" xlink:type="simple">https://it.wikipedia.org/w/api.php?action=query&amp;prop=extracts&amp;format=json&amp;exsectionformat=plain&amp;exsentences=10&amp;titles</text:a>=</text:p>
          </table:table-cell>
          <table:table-cell table:formula="of:=MID([.D58];31;32)" office:value-type="string" office:string-value="Rose_(cocktail)" calcext:value-type="string">
            <text:p>Rose_(cocktail)</text:p>
          </table:table-cell>
          <table:table-cell table:formula="of:=CONCATENATE([.E58];[.F58])" office:value-type="string" office:string-value="https://it.wikipedia.org/w/api.php?action=query&amp;prop=extracts&amp;format=json&amp;exsectionformat=plain&amp;exsentences=10&amp;titles=Rose_(cocktail)" calcext:value-type="string">
            <text:p>https://it.wikipedia.org/w/api.php?action=query&amp;prop=extracts&amp;format=json&amp;exsectionformat=plain&amp;exsentences=10&amp;titles=Rose_(cocktail)</text:p>
          </table:table-cell>
          <table:table-cell office:value-type="string" calcext:value-type="string">
            <text:p><text:a xlink:href="https://it/" xlink:type="simple">https://it</text:a>.wikipedia.org/w/api.php?action=query&amp;titles=</text:p>
          </table:table-cell>
          <table:table-cell office:value-type="string" calcext:value-type="string">
            <text:p>&amp;prop=pageimages&amp;format=json&amp;pithumbsize=556</text:p>
          </table:table-cell>
          <table:table-cell table:formula="of:=CONCATENATE([.H58];[.F58];[.I58])" office:value-type="string" office:string-value="https://it.wikipedia.org/w/api.php?action=query&amp;titles=Rose_(cocktail)&amp;prop=pageimages&amp;format=json&amp;pithumbsize=556" calcext:value-type="string">
            <text:p>https://it.wikipedia.org/w/api.php?action=query&amp;titles=Rose_(cocktail)&amp;prop=pageimages&amp;format=json&amp;pithumbsize=556</text:p>
          </table:table-cell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Sea Bree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it.wikipedia.org/wiki/Sea_Breeze</text:p>
          </table:table-cell>
          <table:table-cell office:value-type="string" calcext:value-type="string">
            <text:p><text:a xlink:href="https://it.wikipedia.org/w/api.php?action=query&amp;prop=extracts&amp;format=json&amp;exsectionformat=plain&amp;exsentences=10&amp;titles" xlink:type="simple">https://it.wikipedia.org/w/api.php?action=query&amp;prop=extracts&amp;format=json&amp;exsectionformat=plain&amp;exsentences=10&amp;titles</text:a>=</text:p>
          </table:table-cell>
          <table:table-cell table:formula="of:=MID([.D59];31;32)" office:value-type="string" office:string-value="Sea_Breeze" calcext:value-type="string">
            <text:p>Sea_Breeze</text:p>
          </table:table-cell>
          <table:table-cell table:formula="of:=CONCATENATE([.E59];[.F59])" office:value-type="string" office:string-value="https://it.wikipedia.org/w/api.php?action=query&amp;prop=extracts&amp;format=json&amp;exsectionformat=plain&amp;exsentences=10&amp;titles=Sea_Breeze" calcext:value-type="string">
            <text:p>https://it.wikipedia.org/w/api.php?action=query&amp;prop=extracts&amp;format=json&amp;exsectionformat=plain&amp;exsentences=10&amp;titles=Sea_Breeze</text:p>
          </table:table-cell>
          <table:table-cell office:value-type="string" calcext:value-type="string">
            <text:p><text:a xlink:href="https://it/" xlink:type="simple">https://it</text:a>.wikipedia.org/w/api.php?action=query&amp;titles=</text:p>
          </table:table-cell>
          <table:table-cell office:value-type="string" calcext:value-type="string">
            <text:p>&amp;prop=pageimages&amp;format=json&amp;pithumbsize=557</text:p>
          </table:table-cell>
          <table:table-cell table:formula="of:=CONCATENATE([.H59];[.F59];[.I59])" office:value-type="string" office:string-value="https://it.wikipedia.org/w/api.php?action=query&amp;titles=Sea_Breeze&amp;prop=pageimages&amp;format=json&amp;pithumbsize=557" calcext:value-type="string">
            <text:p>https://it.wikipedia.org/w/api.php?action=query&amp;titles=Sea_Breeze&amp;prop=pageimages&amp;format=json&amp;pithumbsize=557</text:p>
          </table:table-cell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string" calcext:value-type="string">
            <text:p>Sex on the Bea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it.wikipedia.org/wiki/Sex_on_the_Beach</text:p>
          </table:table-cell>
          <table:table-cell office:value-type="string" calcext:value-type="string">
            <text:p><text:a xlink:href="https://it.wikipedia.org/w/api.php?action=query&amp;prop=extracts&amp;format=json&amp;exsectionformat=plain&amp;exsentences=10&amp;titles" xlink:type="simple">https://it.wikipedia.org/w/api.php?action=query&amp;prop=extracts&amp;format=json&amp;exsectionformat=plain&amp;exsentences=10&amp;titles</text:a>=</text:p>
          </table:table-cell>
          <table:table-cell table:formula="of:=MID([.D60];31;32)" office:value-type="string" office:string-value="Sex_on_the_Beach" calcext:value-type="string">
            <text:p>Sex_on_the_Beach</text:p>
          </table:table-cell>
          <table:table-cell table:formula="of:=CONCATENATE([.E60];[.F60])" office:value-type="string" office:string-value="https://it.wikipedia.org/w/api.php?action=query&amp;prop=extracts&amp;format=json&amp;exsectionformat=plain&amp;exsentences=10&amp;titles=Sex_on_the_Beach" calcext:value-type="string">
            <text:p>https://it.wikipedia.org/w/api.php?action=query&amp;prop=extracts&amp;format=json&amp;exsectionformat=plain&amp;exsentences=10&amp;titles=Sex_on_the_Beach</text:p>
          </table:table-cell>
          <table:table-cell office:value-type="string" calcext:value-type="string">
            <text:p><text:a xlink:href="https://it/" xlink:type="simple">https://it</text:a>.wikipedia.org/w/api.php?action=query&amp;titles=</text:p>
          </table:table-cell>
          <table:table-cell office:value-type="string" calcext:value-type="string">
            <text:p>&amp;prop=pageimages&amp;format=json&amp;pithumbsize=558</text:p>
          </table:table-cell>
          <table:table-cell table:formula="of:=CONCATENATE([.H60];[.F60];[.I60])" office:value-type="string" office:string-value="https://it.wikipedia.org/w/api.php?action=query&amp;titles=Sex_on_the_Beach&amp;prop=pageimages&amp;format=json&amp;pithumbsize=558" calcext:value-type="string">
            <text:p>https://it.wikipedia.org/w/api.php?action=query&amp;titles=Sex_on_the_Beach&amp;prop=pageimages&amp;format=json&amp;pithumbsize=558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Singapore Sl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it.wikipedia.org/wiki/Singapore_Sling</text:p>
          </table:table-cell>
          <table:table-cell office:value-type="string" calcext:value-type="string">
            <text:p><text:a xlink:href="https://it.wikipedia.org/w/api.php?action=query&amp;prop=extracts&amp;format=json&amp;exsectionformat=plain&amp;exsentences=10&amp;titles" xlink:type="simple">https://it.wikipedia.org/w/api.php?action=query&amp;prop=extracts&amp;format=json&amp;exsectionformat=plain&amp;exsentences=10&amp;titles</text:a>=</text:p>
          </table:table-cell>
          <table:table-cell table:formula="of:=MID([.D61];31;32)" office:value-type="string" office:string-value="Singapore_Sling" calcext:value-type="string">
            <text:p>Singapore_Sling</text:p>
          </table:table-cell>
          <table:table-cell table:formula="of:=CONCATENATE([.E61];[.F61])" office:value-type="string" office:string-value="https://it.wikipedia.org/w/api.php?action=query&amp;prop=extracts&amp;format=json&amp;exsectionformat=plain&amp;exsentences=10&amp;titles=Singapore_Sling" calcext:value-type="string">
            <text:p>https://it.wikipedia.org/w/api.php?action=query&amp;prop=extracts&amp;format=json&amp;exsectionformat=plain&amp;exsentences=10&amp;titles=Singapore_Sling</text:p>
          </table:table-cell>
          <table:table-cell office:value-type="string" calcext:value-type="string">
            <text:p><text:a xlink:href="https://it/" xlink:type="simple">https://it</text:a>.wikipedia.org/w/api.php?action=query&amp;titles=</text:p>
          </table:table-cell>
          <table:table-cell office:value-type="string" calcext:value-type="string">
            <text:p>&amp;prop=pageimages&amp;format=json&amp;pithumbsize=559</text:p>
          </table:table-cell>
          <table:table-cell table:formula="of:=CONCATENATE([.H61];[.F61];[.I61])" office:value-type="string" office:string-value="https://it.wikipedia.org/w/api.php?action=query&amp;titles=Singapore_Sling&amp;prop=pageimages&amp;format=json&amp;pithumbsize=559" calcext:value-type="string">
            <text:p>https://it.wikipedia.org/w/api.php?action=query&amp;titles=Singapore_Sling&amp;prop=pageimages&amp;format=json&amp;pithumbsize=559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Tequila Sunri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it.wikipedia.org/wiki/Tequila_Sunrise_(cocktail) </text:p>
          </table:table-cell>
          <table:table-cell office:value-type="string" calcext:value-type="string">
            <text:p><text:a xlink:href="https://it.wikipedia.org/w/api.php?action=query&amp;prop=extracts&amp;format=json&amp;exsectionformat=plain&amp;exsentences=10&amp;titles" xlink:type="simple">https://it.wikipedia.org/w/api.php?action=query&amp;prop=extracts&amp;format=json&amp;exsectionformat=plain&amp;exsentences=10&amp;titles</text:a>=</text:p>
          </table:table-cell>
          <table:table-cell table:formula="of:=MID([.D62];31;32)" office:value-type="string" office:string-value="Tequila_Sunrise_(cocktail) " calcext:value-type="string">
            <text:p>Tequila_Sunrise_(cocktail) </text:p>
          </table:table-cell>
          <table:table-cell table:formula="of:=CONCATENATE([.E62];[.F62])" office:value-type="string" office:string-value="https://it.wikipedia.org/w/api.php?action=query&amp;prop=extracts&amp;format=json&amp;exsectionformat=plain&amp;exsentences=10&amp;titles=Tequila_Sunrise_(cocktail) " calcext:value-type="string">
            <text:p>https://it.wikipedia.org/w/api.php?action=query&amp;prop=extracts&amp;format=json&amp;exsectionformat=plain&amp;exsentences=10&amp;titles=Tequila_Sunrise_(cocktail) </text:p>
          </table:table-cell>
          <table:table-cell office:value-type="string" calcext:value-type="string">
            <text:p><text:a xlink:href="https://it/" xlink:type="simple">https://it</text:a>.wikipedia.org/w/api.php?action=query&amp;titles=</text:p>
          </table:table-cell>
          <table:table-cell office:value-type="string" calcext:value-type="string">
            <text:p>&amp;prop=pageimages&amp;format=json&amp;pithumbsize=560</text:p>
          </table:table-cell>
          <table:table-cell table:formula="of:=CONCATENATE([.H62];[.F62];[.I62])" office:value-type="string" office:string-value="https://it.wikipedia.org/w/api.php?action=query&amp;titles=Tequila_Sunrise_(cocktail) &amp;prop=pageimages&amp;format=json&amp;pithumbsize=560" calcext:value-type="string">
            <text:p>https://it.wikipedia.org/w/api.php?action=query&amp;titles=Tequila_Sunrise_(cocktail) &amp;prop=pageimages&amp;format=json&amp;pithumbsize=560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Barra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it.wikipedia.org/wiki/Barracuda_(cocktail)</text:p>
          </table:table-cell>
          <table:table-cell office:value-type="string" calcext:value-type="string">
            <text:p><text:a xlink:href="https://it.wikipedia.org/w/api.php?action=query&amp;prop=extracts&amp;format=json&amp;exsectionformat=plain&amp;exsentences=10&amp;titles" xlink:type="simple">https://it.wikipedia.org/w/api.php?action=query&amp;prop=extracts&amp;format=json&amp;exsectionformat=plain&amp;exsentences=10&amp;titles</text:a>=</text:p>
          </table:table-cell>
          <table:table-cell table:formula="of:=MID([.D63];31;32)" office:value-type="string" office:string-value="Barracuda_(cocktail)" calcext:value-type="string">
            <text:p>Barracuda_(cocktail)</text:p>
          </table:table-cell>
          <table:table-cell table:formula="of:=CONCATENATE([.E63];[.F63])" office:value-type="string" office:string-value="https://it.wikipedia.org/w/api.php?action=query&amp;prop=extracts&amp;format=json&amp;exsectionformat=plain&amp;exsentences=10&amp;titles=Barracuda_(cocktail)" calcext:value-type="string">
            <text:p>https://it.wikipedia.org/w/api.php?action=query&amp;prop=extracts&amp;format=json&amp;exsectionformat=plain&amp;exsentences=10&amp;titles=Barracuda_(cocktail)</text:p>
          </table:table-cell>
          <table:table-cell office:value-type="string" calcext:value-type="string">
            <text:p><text:a xlink:href="https://it/" xlink:type="simple">https://it</text:a>.wikipedia.org/w/api.php?action=query&amp;titles=</text:p>
          </table:table-cell>
          <table:table-cell office:value-type="string" calcext:value-type="string">
            <text:p>&amp;prop=pageimages&amp;format=json&amp;pithumbsize=561</text:p>
          </table:table-cell>
          <table:table-cell table:formula="of:=CONCATENATE([.H63];[.F63];[.I63])" office:value-type="string" office:string-value="https://it.wikipedia.org/w/api.php?action=query&amp;titles=Barracuda_(cocktail)&amp;prop=pageimages&amp;format=json&amp;pithumbsize=561" calcext:value-type="string">
            <text:p>https://it.wikipedia.org/w/api.php?action=query&amp;titles=Barracuda_(cocktail)&amp;prop=pageimages&amp;format=json&amp;pithumbsize=561</text:p>
          </table:table-cell>
        </table:table-row>
        <table:table-row table:style-name="ro4">
          <table:table-cell office:value-type="float" office:value="63" calcext:value-type="float">
            <text:p>63</text:p>
          </table:table-cell>
          <table:table-cell office:value-type="string" calcext:value-type="string">
            <text:p>Bramb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it.wikipedia.org/wiki/Bramble</text:p>
          </table:table-cell>
          <table:table-cell office:value-type="string" calcext:value-type="string">
            <text:p><text:a xlink:href="https://it.wikipedia.org/w/api.php?action=query&amp;prop=extracts&amp;format=json&amp;exsectionformat=plain&amp;exsentences=10&amp;titles" xlink:type="simple">https://it.wikipedia.org/w/api.php?action=query&amp;prop=extracts&amp;format=json&amp;exsectionformat=plain&amp;exsentences=10&amp;titles</text:a>=</text:p>
          </table:table-cell>
          <table:table-cell table:formula="of:=MID([.D64];31;32)" office:value-type="string" office:string-value="Bramble" calcext:value-type="string">
            <text:p>Bramble</text:p>
          </table:table-cell>
          <table:table-cell table:formula="of:=CONCATENATE([.E64];[.F64])" office:value-type="string" office:string-value="https://it.wikipedia.org/w/api.php?action=query&amp;prop=extracts&amp;format=json&amp;exsectionformat=plain&amp;exsentences=10&amp;titles=Bramble" calcext:value-type="string">
            <text:p>https://it.wikipedia.org/w/api.php?action=query&amp;prop=extracts&amp;format=json&amp;exsectionformat=plain&amp;exsentences=10&amp;titles=Bramble</text:p>
          </table:table-cell>
          <table:table-cell office:value-type="string" calcext:value-type="string">
            <text:p><text:a xlink:href="https://it/" xlink:type="simple">https://it</text:a>.wikipedia.org/w/api.php?action=query&amp;titles=</text:p>
          </table:table-cell>
          <table:table-cell office:value-type="string" calcext:value-type="string">
            <text:p>&amp;prop=pageimages&amp;format=json&amp;pithumbsize=562</text:p>
          </table:table-cell>
          <table:table-cell table:formula="of:=CONCATENATE([.H64];[.F64];[.I64])" office:value-type="string" office:string-value="https://it.wikipedia.org/w/api.php?action=query&amp;titles=Bramble&amp;prop=pageimages&amp;format=json&amp;pithumbsize=562" calcext:value-type="string">
            <text:p>https://it.wikipedia.org/w/api.php?action=query&amp;titles=Bramble&amp;prop=pageimages&amp;format=json&amp;pithumbsize=562</text:p>
          </table:table-cell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B-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it.wikipedia.org/wiki/B-52_(cocktail)</text:p>
          </table:table-cell>
          <table:table-cell office:value-type="string" calcext:value-type="string">
            <text:p><text:a xlink:href="https://it.wikipedia.org/w/api.php?action=query&amp;prop=extracts&amp;format=json&amp;exsectionformat=plain&amp;exsentences=10&amp;titles" xlink:type="simple">https://it.wikipedia.org/w/api.php?action=query&amp;prop=extracts&amp;format=json&amp;exsectionformat=plain&amp;exsentences=10&amp;titles</text:a>=</text:p>
          </table:table-cell>
          <table:table-cell table:formula="of:=MID([.D65];31;32)" office:value-type="string" office:string-value="B-52_(cocktail)" calcext:value-type="string">
            <text:p>B-52_(cocktail)</text:p>
          </table:table-cell>
          <table:table-cell table:formula="of:=CONCATENATE([.E65];[.F65])" office:value-type="string" office:string-value="https://it.wikipedia.org/w/api.php?action=query&amp;prop=extracts&amp;format=json&amp;exsectionformat=plain&amp;exsentences=10&amp;titles=B-52_(cocktail)" calcext:value-type="string">
            <text:p>https://it.wikipedia.org/w/api.php?action=query&amp;prop=extracts&amp;format=json&amp;exsectionformat=plain&amp;exsentences=10&amp;titles=B-52_(cocktail)</text:p>
          </table:table-cell>
          <table:table-cell office:value-type="string" calcext:value-type="string">
            <text:p><text:a xlink:href="https://it/" xlink:type="simple">https://it</text:a>.wikipedia.org/w/api.php?action=query&amp;titles=</text:p>
          </table:table-cell>
          <table:table-cell office:value-type="string" calcext:value-type="string">
            <text:p>&amp;prop=pageimages&amp;format=json&amp;pithumbsize=563</text:p>
          </table:table-cell>
          <table:table-cell table:formula="of:=CONCATENATE([.H65];[.F65];[.I65])" office:value-type="string" office:string-value="https://it.wikipedia.org/w/api.php?action=query&amp;titles=B-52_(cocktail)&amp;prop=pageimages&amp;format=json&amp;pithumbsize=563" calcext:value-type="string">
            <text:p>https://it.wikipedia.org/w/api.php?action=query&amp;titles=B-52_(cocktail)&amp;prop=pageimages&amp;format=json&amp;pithumbsize=563</text:p>
          </table:table-cell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string" calcext:value-type="string">
            <text:p>Dark 'n' Storm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it.wikipedia.org/wiki/Dark_n_Stormy</text:p>
          </table:table-cell>
          <table:table-cell office:value-type="string" calcext:value-type="string">
            <text:p><text:a xlink:href="https://it.wikipedia.org/w/api.php?action=query&amp;prop=extracts&amp;format=json&amp;exsectionformat=plain&amp;exsentences=10&amp;titles" xlink:type="simple">https://it.wikipedia.org/w/api.php?action=query&amp;prop=extracts&amp;format=json&amp;exsectionformat=plain&amp;exsentences=10&amp;titles</text:a>=</text:p>
          </table:table-cell>
          <table:table-cell table:formula="of:=MID([.D66];31;32)" office:value-type="string" office:string-value="Dark_n_Stormy" calcext:value-type="string">
            <text:p>Dark_n_Stormy</text:p>
          </table:table-cell>
          <table:table-cell table:formula="of:=CONCATENATE([.E66];[.F66])" office:value-type="string" office:string-value="https://it.wikipedia.org/w/api.php?action=query&amp;prop=extracts&amp;format=json&amp;exsectionformat=plain&amp;exsentences=10&amp;titles=Dark_n_Stormy" calcext:value-type="string">
            <text:p>https://it.wikipedia.org/w/api.php?action=query&amp;prop=extracts&amp;format=json&amp;exsectionformat=plain&amp;exsentences=10&amp;titles=Dark_n_Stormy</text:p>
          </table:table-cell>
          <table:table-cell office:value-type="string" calcext:value-type="string">
            <text:p><text:a xlink:href="https://it/" xlink:type="simple">https://it</text:a>.wikipedia.org/w/api.php?action=query&amp;titles=</text:p>
          </table:table-cell>
          <table:table-cell office:value-type="string" calcext:value-type="string">
            <text:p>&amp;prop=pageimages&amp;format=json&amp;pithumbsize=564</text:p>
          </table:table-cell>
          <table:table-cell table:formula="of:=CONCATENATE([.H66];[.F66];[.I66])" office:value-type="string" office:string-value="https://it.wikipedia.org/w/api.php?action=query&amp;titles=Dark_n_Stormy&amp;prop=pageimages&amp;format=json&amp;pithumbsize=564" calcext:value-type="string">
            <text:p>https://it.wikipedia.org/w/api.php?action=query&amp;titles=Dark_n_Stormy&amp;prop=pageimages&amp;format=json&amp;pithumbsize=564</text:p>
          </table:table-cell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string" calcext:value-type="string">
            <text:p>Dirty Martin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it.wikipedia.org/wiki/Dirty_Martini</text:p>
          </table:table-cell>
          <table:table-cell office:value-type="string" calcext:value-type="string">
            <text:p><text:a xlink:href="https://it.wikipedia.org/w/api.php?action=query&amp;prop=extracts&amp;format=json&amp;exsectionformat=plain&amp;exsentences=10&amp;titles" xlink:type="simple">https://it.wikipedia.org/w/api.php?action=query&amp;prop=extracts&amp;format=json&amp;exsectionformat=plain&amp;exsentences=10&amp;titles</text:a>=</text:p>
          </table:table-cell>
          <table:table-cell table:formula="of:=MID([.D67];31;32)" office:value-type="string" office:string-value="Dirty_Martini" calcext:value-type="string">
            <text:p>Dirty_Martini</text:p>
          </table:table-cell>
          <table:table-cell table:formula="of:=CONCATENATE([.E67];[.F67])" office:value-type="string" office:string-value="https://it.wikipedia.org/w/api.php?action=query&amp;prop=extracts&amp;format=json&amp;exsectionformat=plain&amp;exsentences=10&amp;titles=Dirty_Martini" calcext:value-type="string">
            <text:p>https://it.wikipedia.org/w/api.php?action=query&amp;prop=extracts&amp;format=json&amp;exsectionformat=plain&amp;exsentences=10&amp;titles=Dirty_Martini</text:p>
          </table:table-cell>
          <table:table-cell office:value-type="string" calcext:value-type="string">
            <text:p><text:a xlink:href="https://it/" xlink:type="simple">https://it</text:a>.wikipedia.org/w/api.php?action=query&amp;titles=</text:p>
          </table:table-cell>
          <table:table-cell office:value-type="string" calcext:value-type="string">
            <text:p>&amp;prop=pageimages&amp;format=json&amp;pithumbsize=565</text:p>
          </table:table-cell>
          <table:table-cell table:formula="of:=CONCATENATE([.H67];[.F67];[.I67])" office:value-type="string" office:string-value="https://it.wikipedia.org/w/api.php?action=query&amp;titles=Dirty_Martini&amp;prop=pageimages&amp;format=json&amp;pithumbsize=565" calcext:value-type="string">
            <text:p>https://it.wikipedia.org/w/api.php?action=query&amp;titles=Dirty_Martini&amp;prop=pageimages&amp;format=json&amp;pithumbsize=565</text:p>
          </table:table-cell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string" calcext:value-type="string">
            <text:p>Espresso Martin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it.wikipedia.org/wiki/Espresso_Martini</text:p>
          </table:table-cell>
          <table:table-cell office:value-type="string" calcext:value-type="string">
            <text:p><text:a xlink:href="https://it.wikipedia.org/w/api.php?action=query&amp;prop=extracts&amp;format=json&amp;exsectionformat=plain&amp;exsentences=10&amp;titles" xlink:type="simple">https://it.wikipedia.org/w/api.php?action=query&amp;prop=extracts&amp;format=json&amp;exsectionformat=plain&amp;exsentences=10&amp;titles</text:a>=</text:p>
          </table:table-cell>
          <table:table-cell table:formula="of:=MID([.D68];31;32)" office:value-type="string" office:string-value="Espresso_Martini" calcext:value-type="string">
            <text:p>Espresso_Martini</text:p>
          </table:table-cell>
          <table:table-cell table:formula="of:=CONCATENATE([.E68];[.F68])" office:value-type="string" office:string-value="https://it.wikipedia.org/w/api.php?action=query&amp;prop=extracts&amp;format=json&amp;exsectionformat=plain&amp;exsentences=10&amp;titles=Espresso_Martini" calcext:value-type="string">
            <text:p>https://it.wikipedia.org/w/api.php?action=query&amp;prop=extracts&amp;format=json&amp;exsectionformat=plain&amp;exsentences=10&amp;titles=Espresso_Martini</text:p>
          </table:table-cell>
          <table:table-cell office:value-type="string" calcext:value-type="string">
            <text:p><text:a xlink:href="https://it/" xlink:type="simple">https://it</text:a>.wikipedia.org/w/api.php?action=query&amp;titles=</text:p>
          </table:table-cell>
          <table:table-cell office:value-type="string" calcext:value-type="string">
            <text:p>&amp;prop=pageimages&amp;format=json&amp;pithumbsize=566</text:p>
          </table:table-cell>
          <table:table-cell table:formula="of:=CONCATENATE([.H68];[.F68];[.I68])" office:value-type="string" office:string-value="https://it.wikipedia.org/w/api.php?action=query&amp;titles=Espresso_Martini&amp;prop=pageimages&amp;format=json&amp;pithumbsize=566" calcext:value-type="string">
            <text:p>https://it.wikipedia.org/w/api.php?action=query&amp;titles=Espresso_Martini&amp;prop=pageimages&amp;format=json&amp;pithumbsize=566</text:p>
          </table:table-cell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string" calcext:value-type="string">
            <text:p>French Martin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it.wikipedia.org/wiki/French_Martini</text:p>
          </table:table-cell>
          <table:table-cell office:value-type="string" calcext:value-type="string">
            <text:p><text:a xlink:href="https://it.wikipedia.org/w/api.php?action=query&amp;prop=extracts&amp;format=json&amp;exsectionformat=plain&amp;exsentences=10&amp;titles" xlink:type="simple">https://it.wikipedia.org/w/api.php?action=query&amp;prop=extracts&amp;format=json&amp;exsectionformat=plain&amp;exsentences=10&amp;titles</text:a>=</text:p>
          </table:table-cell>
          <table:table-cell table:formula="of:=MID([.D69];31;32)" office:value-type="string" office:string-value="French_Martini" calcext:value-type="string">
            <text:p>French_Martini</text:p>
          </table:table-cell>
          <table:table-cell table:formula="of:=CONCATENATE([.E69];[.F69])" office:value-type="string" office:string-value="https://it.wikipedia.org/w/api.php?action=query&amp;prop=extracts&amp;format=json&amp;exsectionformat=plain&amp;exsentences=10&amp;titles=French_Martini" calcext:value-type="string">
            <text:p>https://it.wikipedia.org/w/api.php?action=query&amp;prop=extracts&amp;format=json&amp;exsectionformat=plain&amp;exsentences=10&amp;titles=French_Martini</text:p>
          </table:table-cell>
          <table:table-cell office:value-type="string" calcext:value-type="string">
            <text:p><text:a xlink:href="https://it/" xlink:type="simple">https://it</text:a>.wikipedia.org/w/api.php?action=query&amp;titles=</text:p>
          </table:table-cell>
          <table:table-cell office:value-type="string" calcext:value-type="string">
            <text:p>&amp;prop=pageimages&amp;format=json&amp;pithumbsize=567</text:p>
          </table:table-cell>
          <table:table-cell table:formula="of:=CONCATENATE([.H69];[.F69];[.I69])" office:value-type="string" office:string-value="https://it.wikipedia.org/w/api.php?action=query&amp;titles=French_Martini&amp;prop=pageimages&amp;format=json&amp;pithumbsize=567" calcext:value-type="string">
            <text:p>https://it.wikipedia.org/w/api.php?action=query&amp;titles=French_Martini&amp;prop=pageimages&amp;format=json&amp;pithumbsize=567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Kamikaz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it.wikipedia.org/wiki/Kamikaze_(cocktail)</text:p>
          </table:table-cell>
          <table:table-cell office:value-type="string" calcext:value-type="string">
            <text:p><text:a xlink:href="https://it.wikipedia.org/w/api.php?action=query&amp;prop=extracts&amp;format=json&amp;exsectionformat=plain&amp;exsentences=10&amp;titles" xlink:type="simple">https://it.wikipedia.org/w/api.php?action=query&amp;prop=extracts&amp;format=json&amp;exsectionformat=plain&amp;exsentences=10&amp;titles</text:a>=</text:p>
          </table:table-cell>
          <table:table-cell table:formula="of:=MID([.D70];31;32)" office:value-type="string" office:string-value="Kamikaze_(cocktail)" calcext:value-type="string">
            <text:p>Kamikaze_(cocktail)</text:p>
          </table:table-cell>
          <table:table-cell table:formula="of:=CONCATENATE([.E70];[.F70])" office:value-type="string" office:string-value="https://it.wikipedia.org/w/api.php?action=query&amp;prop=extracts&amp;format=json&amp;exsectionformat=plain&amp;exsentences=10&amp;titles=Kamikaze_(cocktail)" calcext:value-type="string">
            <text:p>https://it.wikipedia.org/w/api.php?action=query&amp;prop=extracts&amp;format=json&amp;exsectionformat=plain&amp;exsentences=10&amp;titles=Kamikaze_(cocktail)</text:p>
          </table:table-cell>
          <table:table-cell office:value-type="string" calcext:value-type="string">
            <text:p><text:a xlink:href="https://it/" xlink:type="simple">https://it</text:a>.wikipedia.org/w/api.php?action=query&amp;titles=</text:p>
          </table:table-cell>
          <table:table-cell office:value-type="string" calcext:value-type="string">
            <text:p>&amp;prop=pageimages&amp;format=json&amp;pithumbsize=568</text:p>
          </table:table-cell>
          <table:table-cell table:formula="of:=CONCATENATE([.H70];[.F70];[.I70])" office:value-type="string" office:string-value="https://it.wikipedia.org/w/api.php?action=query&amp;titles=Kamikaze_(cocktail)&amp;prop=pageimages&amp;format=json&amp;pithumbsize=568" calcext:value-type="string">
            <text:p>https://it.wikipedia.org/w/api.php?action=query&amp;titles=Kamikaze_(cocktail)&amp;prop=pageimages&amp;format=json&amp;pithumbsize=568</text:p>
          </table:table-cell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Lemon Drop Martin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it.wikipedia.org/wiki/Lemon_Drop_Martini</text:p>
          </table:table-cell>
          <table:table-cell office:value-type="string" calcext:value-type="string">
            <text:p><text:a xlink:href="https://it.wikipedia.org/w/api.php?action=query&amp;prop=extracts&amp;format=json&amp;exsectionformat=plain&amp;exsentences=10&amp;titles" xlink:type="simple">https://it.wikipedia.org/w/api.php?action=query&amp;prop=extracts&amp;format=json&amp;exsectionformat=plain&amp;exsentences=10&amp;titles</text:a>=</text:p>
          </table:table-cell>
          <table:table-cell table:formula="of:=MID([.D71];31;32)" office:value-type="string" office:string-value="Lemon_Drop_Martini" calcext:value-type="string">
            <text:p>Lemon_Drop_Martini</text:p>
          </table:table-cell>
          <table:table-cell table:formula="of:=CONCATENATE([.E71];[.F71])" office:value-type="string" office:string-value="https://it.wikipedia.org/w/api.php?action=query&amp;prop=extracts&amp;format=json&amp;exsectionformat=plain&amp;exsentences=10&amp;titles=Lemon_Drop_Martini" calcext:value-type="string">
            <text:p>https://it.wikipedia.org/w/api.php?action=query&amp;prop=extracts&amp;format=json&amp;exsectionformat=plain&amp;exsentences=10&amp;titles=Lemon_Drop_Martini</text:p>
          </table:table-cell>
          <table:table-cell office:value-type="string" calcext:value-type="string">
            <text:p><text:a xlink:href="https://it/" xlink:type="simple">https://it</text:a>.wikipedia.org/w/api.php?action=query&amp;titles=</text:p>
          </table:table-cell>
          <table:table-cell office:value-type="string" calcext:value-type="string">
            <text:p>&amp;prop=pageimages&amp;format=json&amp;pithumbsize=569</text:p>
          </table:table-cell>
          <table:table-cell table:formula="of:=CONCATENATE([.H71];[.F71];[.I71])" office:value-type="string" office:string-value="https://it.wikipedia.org/w/api.php?action=query&amp;titles=Lemon_Drop_Martini&amp;prop=pageimages&amp;format=json&amp;pithumbsize=569" calcext:value-type="string">
            <text:p>https://it.wikipedia.org/w/api.php?action=query&amp;titles=Lemon_Drop_Martini&amp;prop=pageimages&amp;format=json&amp;pithumbsize=569</text:p>
          </table:table-cell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string" calcext:value-type="string">
            <text:p>Pisco sou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it.wikipedia.org/wiki/Pisco_sour</text:p>
          </table:table-cell>
          <table:table-cell office:value-type="string" calcext:value-type="string">
            <text:p><text:a xlink:href="https://it.wikipedia.org/w/api.php?action=query&amp;prop=extracts&amp;format=json&amp;exsectionformat=plain&amp;exsentences=10&amp;titles" xlink:type="simple">https://it.wikipedia.org/w/api.php?action=query&amp;prop=extracts&amp;format=json&amp;exsectionformat=plain&amp;exsentences=10&amp;titles</text:a>=</text:p>
          </table:table-cell>
          <table:table-cell table:formula="of:=MID([.D72];31;32)" office:value-type="string" office:string-value="Pisco_sour" calcext:value-type="string">
            <text:p>Pisco_sour</text:p>
          </table:table-cell>
          <table:table-cell table:formula="of:=CONCATENATE([.E72];[.F72])" office:value-type="string" office:string-value="https://it.wikipedia.org/w/api.php?action=query&amp;prop=extracts&amp;format=json&amp;exsectionformat=plain&amp;exsentences=10&amp;titles=Pisco_sour" calcext:value-type="string">
            <text:p>https://it.wikipedia.org/w/api.php?action=query&amp;prop=extracts&amp;format=json&amp;exsectionformat=plain&amp;exsentences=10&amp;titles=Pisco_sour</text:p>
          </table:table-cell>
          <table:table-cell office:value-type="string" calcext:value-type="string">
            <text:p><text:a xlink:href="https://it/" xlink:type="simple">https://it</text:a>.wikipedia.org/w/api.php?action=query&amp;titles=</text:p>
          </table:table-cell>
          <table:table-cell office:value-type="string" calcext:value-type="string">
            <text:p>&amp;prop=pageimages&amp;format=json&amp;pithumbsize=570</text:p>
          </table:table-cell>
          <table:table-cell table:formula="of:=CONCATENATE([.H72];[.F72];[.I72])" office:value-type="string" office:string-value="https://it.wikipedia.org/w/api.php?action=query&amp;titles=Pisco_sour&amp;prop=pageimages&amp;format=json&amp;pithumbsize=570" calcext:value-type="string">
            <text:p>https://it.wikipedia.org/w/api.php?action=query&amp;titles=Pisco_sour&amp;prop=pageimages&amp;format=json&amp;pithumbsize=570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Russian Spring Pun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it.wikipedia.org/wiki/Russian_Spring_Punch</text:p>
          </table:table-cell>
          <table:table-cell office:value-type="string" calcext:value-type="string">
            <text:p><text:a xlink:href="https://it.wikipedia.org/w/api.php?action=query&amp;prop=extracts&amp;format=json&amp;exsectionformat=plain&amp;exsentences=10&amp;titles" xlink:type="simple">https://it.wikipedia.org/w/api.php?action=query&amp;prop=extracts&amp;format=json&amp;exsectionformat=plain&amp;exsentences=10&amp;titles</text:a>=</text:p>
          </table:table-cell>
          <table:table-cell table:formula="of:=MID([.D73];31;32)" office:value-type="string" office:string-value="Russian_Spring_Punch" calcext:value-type="string">
            <text:p>Russian_Spring_Punch</text:p>
          </table:table-cell>
          <table:table-cell table:formula="of:=CONCATENATE([.E73];[.F73])" office:value-type="string" office:string-value="https://it.wikipedia.org/w/api.php?action=query&amp;prop=extracts&amp;format=json&amp;exsectionformat=plain&amp;exsentences=10&amp;titles=Russian_Spring_Punch" calcext:value-type="string">
            <text:p>https://it.wikipedia.org/w/api.php?action=query&amp;prop=extracts&amp;format=json&amp;exsectionformat=plain&amp;exsentences=10&amp;titles=Russian_Spring_Punch</text:p>
          </table:table-cell>
          <table:table-cell office:value-type="string" calcext:value-type="string">
            <text:p><text:a xlink:href="https://it/" xlink:type="simple">https://it</text:a>.wikipedia.org/w/api.php?action=query&amp;titles=</text:p>
          </table:table-cell>
          <table:table-cell office:value-type="string" calcext:value-type="string">
            <text:p>&amp;prop=pageimages&amp;format=json&amp;pithumbsize=571</text:p>
          </table:table-cell>
          <table:table-cell table:formula="of:=CONCATENATE([.H73];[.F73];[.I73])" office:value-type="string" office:string-value="https://it.wikipedia.org/w/api.php?action=query&amp;titles=Russian_Spring_Punch&amp;prop=pageimages&amp;format=json&amp;pithumbsize=571" calcext:value-type="string">
            <text:p>https://it.wikipedia.org/w/api.php?action=query&amp;titles=Russian_Spring_Punch&amp;prop=pageimages&amp;format=json&amp;pithumbsize=571</text:p>
          </table:table-cell>
        </table:table-row>
        <table:table-row table:style-name="ro4">
          <table:table-cell office:value-type="float" office:value="73" calcext:value-type="float">
            <text:p>73</text:p>
          </table:table-cell>
          <table:table-cell office:value-type="string" calcext:value-type="string">
            <text:p>Spritz Venezia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it.wikipedia.org/wiki/Spritz</text:p>
          </table:table-cell>
          <table:table-cell office:value-type="string" calcext:value-type="string">
            <text:p><text:a xlink:href="https://it.wikipedia.org/w/api.php?action=query&amp;prop=extracts&amp;format=json&amp;exsectionformat=plain&amp;exsentences=10&amp;titles" xlink:type="simple">https://it.wikipedia.org/w/api.php?action=query&amp;prop=extracts&amp;format=json&amp;exsectionformat=plain&amp;exsentences=10&amp;titles</text:a>=</text:p>
          </table:table-cell>
          <table:table-cell table:formula="of:=MID([.D74];31;32)" office:value-type="string" office:string-value="Spritz" calcext:value-type="string">
            <text:p>Spritz</text:p>
          </table:table-cell>
          <table:table-cell table:formula="of:=CONCATENATE([.E74];[.F74])" office:value-type="string" office:string-value="https://it.wikipedia.org/w/api.php?action=query&amp;prop=extracts&amp;format=json&amp;exsectionformat=plain&amp;exsentences=10&amp;titles=Spritz" calcext:value-type="string">
            <text:p>https://it.wikipedia.org/w/api.php?action=query&amp;prop=extracts&amp;format=json&amp;exsectionformat=plain&amp;exsentences=10&amp;titles=Spritz</text:p>
          </table:table-cell>
          <table:table-cell office:value-type="string" calcext:value-type="string">
            <text:p><text:a xlink:href="https://it/" xlink:type="simple">https://it</text:a>.wikipedia.org/w/api.php?action=query&amp;titles=</text:p>
          </table:table-cell>
          <table:table-cell office:value-type="string" calcext:value-type="string">
            <text:p>&amp;prop=pageimages&amp;format=json&amp;pithumbsize=572</text:p>
          </table:table-cell>
          <table:table-cell table:formula="of:=CONCATENATE([.H74];[.F74];[.I74])" office:value-type="string" office:string-value="https://it.wikipedia.org/w/api.php?action=query&amp;titles=Spritz&amp;prop=pageimages&amp;format=json&amp;pithumbsize=572" calcext:value-type="string">
            <text:p>https://it.wikipedia.org/w/api.php?action=query&amp;titles=Spritz&amp;prop=pageimages&amp;format=json&amp;pithumbsize=572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Tommy's Margarit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it.wikipedia.org/wiki/Margarita_(cocktail)</text:p>
          </table:table-cell>
          <table:table-cell office:value-type="string" calcext:value-type="string">
            <text:p><text:a xlink:href="https://it.wikipedia.org/w/api.php?action=query&amp;prop=extracts&amp;format=json&amp;exsectionformat=plain&amp;exsentences=10&amp;titles" xlink:type="simple">https://it.wikipedia.org/w/api.php?action=query&amp;prop=extracts&amp;format=json&amp;exsectionformat=plain&amp;exsentences=10&amp;titles</text:a>=</text:p>
          </table:table-cell>
          <table:table-cell table:formula="of:=MID([.D75];31;32)" office:value-type="string" office:string-value="Margarita_(cocktail)" calcext:value-type="string">
            <text:p>Margarita_(cocktail)</text:p>
          </table:table-cell>
          <table:table-cell table:formula="of:=CONCATENATE([.E75];[.F75])" office:value-type="string" office:string-value="https://it.wikipedia.org/w/api.php?action=query&amp;prop=extracts&amp;format=json&amp;exsectionformat=plain&amp;exsentences=10&amp;titles=Margarita_(cocktail)" calcext:value-type="string">
            <text:p>https://it.wikipedia.org/w/api.php?action=query&amp;prop=extracts&amp;format=json&amp;exsectionformat=plain&amp;exsentences=10&amp;titles=Margarita_(cocktail)</text:p>
          </table:table-cell>
          <table:table-cell office:value-type="string" calcext:value-type="string">
            <text:p><text:a xlink:href="https://it/" xlink:type="simple">https://it</text:a>.wikipedia.org/w/api.php?action=query&amp;titles=</text:p>
          </table:table-cell>
          <table:table-cell office:value-type="string" calcext:value-type="string">
            <text:p>&amp;prop=pageimages&amp;format=json&amp;pithumbsize=573</text:p>
          </table:table-cell>
          <table:table-cell table:formula="of:=CONCATENATE([.H75];[.F75];[.I75])" office:value-type="string" office:string-value="https://it.wikipedia.org/w/api.php?action=query&amp;titles=Margarita_(cocktail)&amp;prop=pageimages&amp;format=json&amp;pithumbsize=573" calcext:value-type="string">
            <text:p>https://it.wikipedia.org/w/api.php?action=query&amp;titles=Margarita_(cocktail)&amp;prop=pageimages&amp;format=json&amp;pithumbsize=573</text:p>
          </table:table-cell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string" calcext:value-type="string">
            <text:p>Vampi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it.wikipedia.org/wiki/Vampiro_(cocktail)</text:p>
          </table:table-cell>
          <table:table-cell office:value-type="string" calcext:value-type="string">
            <text:p><text:a xlink:href="https://it.wikipedia.org/w/api.php?action=query&amp;prop=extracts&amp;format=json&amp;exsectionformat=plain&amp;exsentences=10&amp;titles" xlink:type="simple">https://it.wikipedia.org/w/api.php?action=query&amp;prop=extracts&amp;format=json&amp;exsectionformat=plain&amp;exsentences=10&amp;titles</text:a>=</text:p>
          </table:table-cell>
          <table:table-cell table:formula="of:=MID([.D76];31;32)" office:value-type="string" office:string-value="Vampiro_(cocktail)" calcext:value-type="string">
            <text:p>Vampiro_(cocktail)</text:p>
          </table:table-cell>
          <table:table-cell table:formula="of:=CONCATENATE([.E76];[.F76])" office:value-type="string" office:string-value="https://it.wikipedia.org/w/api.php?action=query&amp;prop=extracts&amp;format=json&amp;exsectionformat=plain&amp;exsentences=10&amp;titles=Vampiro_(cocktail)" calcext:value-type="string">
            <text:p>https://it.wikipedia.org/w/api.php?action=query&amp;prop=extracts&amp;format=json&amp;exsectionformat=plain&amp;exsentences=10&amp;titles=Vampiro_(cocktail)</text:p>
          </table:table-cell>
          <table:table-cell office:value-type="string" calcext:value-type="string">
            <text:p><text:a xlink:href="https://it/" xlink:type="simple">https://it</text:a>.wikipedia.org/w/api.php?action=query&amp;titles=</text:p>
          </table:table-cell>
          <table:table-cell office:value-type="string" calcext:value-type="string">
            <text:p>&amp;prop=pageimages&amp;format=json&amp;pithumbsize=574</text:p>
          </table:table-cell>
          <table:table-cell table:formula="of:=CONCATENATE([.H76];[.F76];[.I76])" office:value-type="string" office:string-value="https://it.wikipedia.org/w/api.php?action=query&amp;titles=Vampiro_(cocktail)&amp;prop=pageimages&amp;format=json&amp;pithumbsize=574" calcext:value-type="string">
            <text:p>https://it.wikipedia.org/w/api.php?action=query&amp;titles=Vampiro_(cocktail)&amp;prop=pageimages&amp;format=json&amp;pithumbsize=574</text:p>
          </table:table-cell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string" calcext:value-type="string">
            <text:p>Ves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it.wikipedia.org/wiki/Vesper_(cocktail)</text:p>
          </table:table-cell>
          <table:table-cell office:value-type="string" calcext:value-type="string">
            <text:p><text:a xlink:href="https://it.wikipedia.org/w/api.php?action=query&amp;prop=extracts&amp;format=json&amp;exsectionformat=plain&amp;exsentences=10&amp;titles" xlink:type="simple">https://it.wikipedia.org/w/api.php?action=query&amp;prop=extracts&amp;format=json&amp;exsectionformat=plain&amp;exsentences=10&amp;titles</text:a>=</text:p>
          </table:table-cell>
          <table:table-cell table:formula="of:=MID([.D77];31;32)" office:value-type="string" office:string-value="Vesper_(cocktail)" calcext:value-type="string">
            <text:p>Vesper_(cocktail)</text:p>
          </table:table-cell>
          <table:table-cell table:formula="of:=CONCATENATE([.E77];[.F77])" office:value-type="string" office:string-value="https://it.wikipedia.org/w/api.php?action=query&amp;prop=extracts&amp;format=json&amp;exsectionformat=plain&amp;exsentences=10&amp;titles=Vesper_(cocktail)" calcext:value-type="string">
            <text:p>https://it.wikipedia.org/w/api.php?action=query&amp;prop=extracts&amp;format=json&amp;exsectionformat=plain&amp;exsentences=10&amp;titles=Vesper_(cocktail)</text:p>
          </table:table-cell>
          <table:table-cell office:value-type="string" calcext:value-type="string">
            <text:p><text:a xlink:href="https://it/" xlink:type="simple">https://it</text:a>.wikipedia.org/w/api.php?action=query&amp;titles=</text:p>
          </table:table-cell>
          <table:table-cell office:value-type="string" calcext:value-type="string">
            <text:p>&amp;prop=pageimages&amp;format=json&amp;pithumbsize=575</text:p>
          </table:table-cell>
          <table:table-cell table:formula="of:=CONCATENATE([.H77];[.F77];[.I77])" office:value-type="string" office:string-value="https://it.wikipedia.org/w/api.php?action=query&amp;titles=Vesper_(cocktail)&amp;prop=pageimages&amp;format=json&amp;pithumbsize=575" calcext:value-type="string">
            <text:p>https://it.wikipedia.org/w/api.php?action=query&amp;titles=Vesper_(cocktail)&amp;prop=pageimages&amp;format=json&amp;pithumbsize=575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Yellow Bi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it.wikipedia.org/wiki/Yellow_Bird_(cocktail) </text:p>
          </table:table-cell>
          <table:table-cell office:value-type="string" calcext:value-type="string">
            <text:p><text:a xlink:href="https://it.wikipedia.org/w/api.php?action=query&amp;prop=extracts&amp;format=json&amp;exsectionformat=plain&amp;exsentences=10&amp;titles" xlink:type="simple">https://it.wikipedia.org/w/api.php?action=query&amp;prop=extracts&amp;format=json&amp;exsectionformat=plain&amp;exsentences=10&amp;titles</text:a>=</text:p>
          </table:table-cell>
          <table:table-cell table:formula="of:=MID([.D78];31;32)" office:value-type="string" office:string-value="Yellow_Bird_(cocktail) " calcext:value-type="string">
            <text:p>Yellow_Bird_(cocktail) </text:p>
          </table:table-cell>
          <table:table-cell table:formula="of:=CONCATENATE([.E78];[.F78])" office:value-type="string" office:string-value="https://it.wikipedia.org/w/api.php?action=query&amp;prop=extracts&amp;format=json&amp;exsectionformat=plain&amp;exsentences=10&amp;titles=Yellow_Bird_(cocktail) " calcext:value-type="string">
            <text:p>https://it.wikipedia.org/w/api.php?action=query&amp;prop=extracts&amp;format=json&amp;exsectionformat=plain&amp;exsentences=10&amp;titles=Yellow_Bird_(cocktail) </text:p>
          </table:table-cell>
          <table:table-cell office:value-type="string" calcext:value-type="string">
            <text:p><text:a xlink:href="https://it/" xlink:type="simple">https://it</text:a>.wikipedia.org/w/api.php?action=query&amp;titles=</text:p>
          </table:table-cell>
          <table:table-cell office:value-type="string" calcext:value-type="string">
            <text:p>&amp;prop=pageimages&amp;format=json&amp;pithumbsize=576</text:p>
          </table:table-cell>
          <table:table-cell table:formula="of:=CONCATENATE([.H78];[.F78];[.I78])" office:value-type="string" office:string-value="https://it.wikipedia.org/w/api.php?action=query&amp;titles=Yellow_Bird_(cocktail) &amp;prop=pageimages&amp;format=json&amp;pithumbsize=576" calcext:value-type="string">
            <text:p>https://it.wikipedia.org/w/api.php?action=query&amp;titles=Yellow_Bird_(cocktail) &amp;prop=pageimages&amp;format=json&amp;pithumbsize=576</text:p>
          </table:table-cell>
        </table:table-row>
      </table:table>
      <table:table table:name="Foglio2" table:style-name="ta1"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ttps://it.wikipedia.org/w/api.php?action=query&amp;prop=extracts&amp;format=json&amp;exsectionformat=plain&amp;exsentences=10&amp;titles=Alexander_(cocktail)</text:p>
          </table:table-cell>
          <table:table-cell office:value-type="string" calcext:value-type="string">
            <text:p>https://it.wikipedia.org/w/api.php?action=query&amp;titles=Alexander_(cocktail)&amp;prop=pageimages&amp;format=json&amp;pithumbsize=5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ttps://it.wikipedia.org/w/api.php?action=query&amp;prop=extracts&amp;format=json&amp;exsectionformat=plain&amp;exsentences=10&amp;titles=Americano_(cocktail)</text:p>
          </table:table-cell>
          <table:table-cell office:value-type="string" calcext:value-type="string">
            <text:p>https://it.wikipedia.org/w/api.php?action=query&amp;titles=Americano_(cocktail)&amp;prop=pageimages&amp;format=json&amp;pithumbsize=5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ttps://it.wikipedia.org/w/api.php?action=query&amp;prop=extracts&amp;format=json&amp;exsectionformat=plain&amp;exsentences=10&amp;titles=Angel_Face_(cocktail)</text:p>
          </table:table-cell>
          <table:table-cell office:value-type="string" calcext:value-type="string">
            <text:p>https://it.wikipedia.org/w/api.php?action=query&amp;titles=Angel_Face_(cocktail)&amp;prop=pageimages&amp;format=json&amp;pithumbsize=5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ttps://it.wikipedia.org/w/api.php?action=query&amp;prop=extracts&amp;format=json&amp;exsectionformat=plain&amp;exsentences=10&amp;titles=Aviation_(cocktail)</text:p>
          </table:table-cell>
          <table:table-cell office:value-type="string" calcext:value-type="string">
            <text:p>https://it.wikipedia.org/w/api.php?action=query&amp;titles=Aviation_(cocktail)&amp;prop=pageimages&amp;format=json&amp;pithumbsize=5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ttps://it.wikipedia.org/w/api.php?action=query&amp;prop=extracts&amp;format=json&amp;exsectionformat=plain&amp;exsentences=10&amp;titles=Bacardi_cocktail</text:p>
          </table:table-cell>
          <table:table-cell office:value-type="string" calcext:value-type="string">
            <text:p>https://it.wikipedia.org/w/api.php?action=query&amp;titles=Bacardi_cocktail&amp;prop=pageimages&amp;format=json&amp;pithumbsize=5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ttps://it.wikipedia.org/w/api.php?action=query&amp;prop=extracts&amp;format=json&amp;exsectionformat=plain&amp;exsentences=10&amp;titles=Between_the_Sheets</text:p>
          </table:table-cell>
          <table:table-cell office:value-type="string" calcext:value-type="string">
            <text:p>https://it.wikipedia.org/w/api.php?action=query&amp;titles=Between_the_Sheets&amp;prop=pageimages&amp;format=json&amp;pithumbsize=5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ttps://it.wikipedia.org/w/api.php?action=query&amp;prop=extracts&amp;format=json&amp;exsectionformat=plain&amp;exsentences=10&amp;titles=Casino_(cocktail)</text:p>
          </table:table-cell>
          <table:table-cell office:value-type="string" calcext:value-type="string">
            <text:p>https://it.wikipedia.org/w/api.php?action=query&amp;titles=Casino_(cocktail)&amp;prop=pageimages&amp;format=json&amp;pithumbsize=5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ttps://it.wikipedia.org/w/api.php?action=query&amp;prop=extracts&amp;format=json&amp;exsectionformat=plain&amp;exsentences=10&amp;titles=Clover_Club</text:p>
          </table:table-cell>
          <table:table-cell office:value-type="string" calcext:value-type="string">
            <text:p>https://it.wikipedia.org/w/api.php?action=query&amp;titles=Clover_Club&amp;prop=pageimages&amp;format=json&amp;pithumbsize=5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ttps://it.wikipedia.org/w/api.php?action=query&amp;prop=extracts&amp;format=json&amp;exsectionformat=plain&amp;exsentences=10&amp;titles=Daiquiri</text:p>
          </table:table-cell>
          <table:table-cell office:value-type="string" calcext:value-type="string">
            <text:p>https://it.wikipedia.org/w/api.php?action=query&amp;titles=Daiquiri&amp;prop=pageimages&amp;format=json&amp;pithumbsize=5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ttps://it.wikipedia.org/w/api.php?action=query&amp;prop=extracts&amp;format=json&amp;exsectionformat=plain&amp;exsentences=10&amp;titles=Derby_(cocktail)</text:p>
          </table:table-cell>
          <table:table-cell office:value-type="string" calcext:value-type="string">
            <text:p>https://it.wikipedia.org/w/api.php?action=query&amp;titles=Derby_(cocktail)&amp;prop=pageimages&amp;format=json&amp;pithumbsize=50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ttps://it.wikipedia.org/w/api.php?action=query&amp;prop=extracts&amp;format=json&amp;exsectionformat=plain&amp;exsentences=10&amp;titles=Martini_(cocktail)</text:p>
          </table:table-cell>
          <table:table-cell office:value-type="string" calcext:value-type="string">
            <text:p>https://it.wikipedia.org/w/api.php?action=query&amp;titles=Martini_(cocktail)&amp;prop=pageimages&amp;format=json&amp;pithumbsize=5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ttps://it.wikipedia.org/w/api.php?action=query&amp;prop=extracts&amp;format=json&amp;exsectionformat=plain&amp;exsentences=10&amp;titles=Gin_Fizz</text:p>
          </table:table-cell>
          <table:table-cell office:value-type="string" calcext:value-type="string">
            <text:p>https://it.wikipedia.org/w/api.php?action=query&amp;titles=Gin_Fizz&amp;prop=pageimages&amp;format=json&amp;pithumbsize=5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ttps://it.wikipedia.org/w/api.php?action=query&amp;prop=extracts&amp;format=json&amp;exsectionformat=plain&amp;exsentences=10&amp;titles=John_Collins_(cocktail)</text:p>
          </table:table-cell>
          <table:table-cell office:value-type="string" calcext:value-type="string">
            <text:p>https://it.wikipedia.org/w/api.php?action=query&amp;titles=John_Collins_(cocktail)&amp;prop=pageimages&amp;format=json&amp;pithumbsize=5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ttps://it.wikipedia.org/w/api.php?action=query&amp;prop=extracts&amp;format=json&amp;exsectionformat=plain&amp;exsentences=10&amp;titles=Manhattan_(cocktail)</text:p>
          </table:table-cell>
          <table:table-cell office:value-type="string" calcext:value-type="string">
            <text:p>https://it.wikipedia.org/w/api.php?action=query&amp;titles=Manhattan_(cocktail)&amp;prop=pageimages&amp;format=json&amp;pithumbsize=5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ttps://it.wikipedia.org/w/api.php?action=query&amp;prop=extracts&amp;format=json&amp;exsectionformat=plain&amp;exsentences=10&amp;titles=Mary_Pickford_(cocktail)</text:p>
          </table:table-cell>
          <table:table-cell office:value-type="string" calcext:value-type="string">
            <text:p>https://it.wikipedia.org/w/api.php?action=query&amp;titles=Mary_Pickford_(cocktail)&amp;prop=pageimages&amp;format=json&amp;pithumbsize=5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ttps://it.wikipedia.org/w/api.php?action=query&amp;prop=extracts&amp;format=json&amp;exsectionformat=plain&amp;exsentences=10&amp;titles=Monkey_Gland</text:p>
          </table:table-cell>
          <table:table-cell office:value-type="string" calcext:value-type="string">
            <text:p>https://it.wikipedia.org/w/api.php?action=query&amp;titles=Monkey_Gland&amp;prop=pageimages&amp;format=json&amp;pithumbsize=5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ttps://it.wikipedia.org/w/api.php?action=query&amp;prop=extracts&amp;format=json&amp;exsectionformat=plain&amp;exsentences=10&amp;titles=Negroni</text:p>
          </table:table-cell>
          <table:table-cell office:value-type="string" calcext:value-type="string">
            <text:p>https://it.wikipedia.org/w/api.php?action=query&amp;titles=Negroni&amp;prop=pageimages&amp;format=json&amp;pithumbsize=5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ttps://it.wikipedia.org/w/api.php?action=query&amp;prop=extracts&amp;format=json&amp;exsectionformat=plain&amp;exsentences=10&amp;titles=Old_Fashioned</text:p>
          </table:table-cell>
          <table:table-cell office:value-type="string" calcext:value-type="string">
            <text:p>https://it.wikipedia.org/w/api.php?action=query&amp;titles=Old_Fashioned&amp;prop=pageimages&amp;format=json&amp;pithumbsize=51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ttps://it.wikipedia.org/w/api.php?action=query&amp;prop=extracts&amp;format=json&amp;exsectionformat=plain&amp;exsentences=10&amp;titles=Paradise_(cocktail)</text:p>
          </table:table-cell>
          <table:table-cell office:value-type="string" calcext:value-type="string">
            <text:p>https://it.wikipedia.org/w/api.php?action=query&amp;titles=Paradise_(cocktail)&amp;prop=pageimages&amp;format=json&amp;pithumbsize=5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ttps://it.wikipedia.org/w/api.php?action=query&amp;prop=extracts&amp;format=json&amp;exsectionformat=plain&amp;exsentences=10&amp;titles=Planters_Punch</text:p>
          </table:table-cell>
          <table:table-cell office:value-type="string" calcext:value-type="string">
            <text:p>https://it.wikipedia.org/w/api.php?action=query&amp;titles=Planters_Punch&amp;prop=pageimages&amp;format=json&amp;pithumbsize=51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ttps://it.wikipedia.org/w/api.php?action=query&amp;prop=extracts&amp;format=json&amp;exsectionformat=plain&amp;exsentences=10&amp;titles=Porto_flip</text:p>
          </table:table-cell>
          <table:table-cell office:value-type="string" calcext:value-type="string">
            <text:p>https://it.wikipedia.org/w/api.php?action=query&amp;titles=Porto_flip&amp;prop=pageimages&amp;format=json&amp;pithumbsize=5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ttps://it.wikipedia.org/w/api.php?action=query&amp;prop=extracts&amp;format=json&amp;exsectionformat=plain&amp;exsentences=10&amp;titles=Ramos_Gin_Fizz</text:p>
          </table:table-cell>
          <table:table-cell office:value-type="string" calcext:value-type="string">
            <text:p>https://it.wikipedia.org/w/api.php?action=query&amp;titles=Ramos_Gin_Fizz&amp;prop=pageimages&amp;format=json&amp;pithumbsize=52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ttps://it.wikipedia.org/w/api.php?action=query&amp;prop=extracts&amp;format=json&amp;exsectionformat=plain&amp;exsentences=10&amp;titles=Rusty_Nail_(cocktail)</text:p>
          </table:table-cell>
          <table:table-cell office:value-type="string" calcext:value-type="string">
            <text:p>https://it.wikipedia.org/w/api.php?action=query&amp;titles=Rusty_Nail_(cocktail)&amp;prop=pageimages&amp;format=json&amp;pithumbsize=52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ttps://it.wikipedia.org/w/api.php?action=query&amp;prop=extracts&amp;format=json&amp;exsectionformat=plain&amp;exsentences=10&amp;titles=Sazerac</text:p>
          </table:table-cell>
          <table:table-cell office:value-type="string" calcext:value-type="string">
            <text:p>https://it.wikipedia.org/w/api.php?action=query&amp;titles=Sazerac&amp;prop=pageimages&amp;format=json&amp;pithumbsize=52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ttps://it.wikipedia.org/w/api.php?action=query&amp;prop=extracts&amp;format=json&amp;exsectionformat=plain&amp;exsentences=10&amp;titles=Screwdriver</text:p>
          </table:table-cell>
          <table:table-cell office:value-type="string" calcext:value-type="string">
            <text:p>https://it.wikipedia.org/w/api.php?action=query&amp;titles=Screwdriver&amp;prop=pageimages&amp;format=json&amp;pithumbsize=52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ttps://it.wikipedia.org/w/api.php?action=query&amp;prop=extracts&amp;format=json&amp;exsectionformat=plain&amp;exsentences=10&amp;titles=Sidecar_(cocktail)</text:p>
          </table:table-cell>
          <table:table-cell office:value-type="string" calcext:value-type="string">
            <text:p>https://it.wikipedia.org/w/api.php?action=query&amp;titles=Sidecar_(cocktail)&amp;prop=pageimages&amp;format=json&amp;pithumbsize=52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ttps://it.wikipedia.org/w/api.php?action=query&amp;prop=extracts&amp;format=json&amp;exsectionformat=plain&amp;exsentences=10&amp;titles=Stinger_(cocktail)</text:p>
          </table:table-cell>
          <table:table-cell office:value-type="string" calcext:value-type="string">
            <text:p>https://it.wikipedia.org/w/api.php?action=query&amp;titles=Stinger_(cocktail)&amp;prop=pageimages&amp;format=json&amp;pithumbsize=52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ttps://it.wikipedia.org/w/api.php?action=query&amp;prop=extracts&amp;format=json&amp;exsectionformat=plain&amp;exsentences=10&amp;titles=Tuxedo_(cocktail)</text:p>
          </table:table-cell>
          <table:table-cell office:value-type="string" calcext:value-type="string">
            <text:p>https://it.wikipedia.org/w/api.php?action=query&amp;titles=Tuxedo_(cocktail)&amp;prop=pageimages&amp;format=json&amp;pithumbsize=52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ttps://it.wikipedia.org/w/api.php?action=query&amp;prop=extracts&amp;format=json&amp;exsectionformat=plain&amp;exsentences=10&amp;titles=Whiskey_Sour</text:p>
          </table:table-cell>
          <table:table-cell office:value-type="string" calcext:value-type="string">
            <text:p>https://it.wikipedia.org/w/api.php?action=query&amp;titles=Whiskey_Sour&amp;prop=pageimages&amp;format=json&amp;pithumbsize=52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ttps://it.wikipedia.org/w/api.php?action=query&amp;prop=extracts&amp;format=json&amp;exsectionformat=plain&amp;exsentences=10&amp;titles=White_lady </text:p>
          </table:table-cell>
          <table:table-cell office:value-type="string" calcext:value-type="string">
            <text:p>https://it.wikipedia.org/w/api.php?action=query&amp;titles=White_lady &amp;prop=pageimages&amp;format=json&amp;pithumbsize=52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ttps://it.wikipedia.org/w/api.php?action=query&amp;prop=extracts&amp;format=json&amp;exsectionformat=plain&amp;exsentences=10&amp;titles=Bellini_(cocktail)</text:p>
          </table:table-cell>
          <table:table-cell office:value-type="string" calcext:value-type="string">
            <text:p>https://it.wikipedia.org/w/api.php?action=query&amp;titles=Bellini_(cocktail)&amp;prop=pageimages&amp;format=json&amp;pithumbsize=53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https://it.wikipedia.org/w/api.php?action=query&amp;prop=extracts&amp;format=json&amp;exsectionformat=plain&amp;exsentences=10&amp;titles=Black_Russian</text:p>
          </table:table-cell>
          <table:table-cell office:value-type="string" calcext:value-type="string">
            <text:p>https://it.wikipedia.org/w/api.php?action=query&amp;titles=Black_Russian&amp;prop=pageimages&amp;format=json&amp;pithumbsize=53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https://it.wikipedia.org/w/api.php?action=query&amp;prop=extracts&amp;format=json&amp;exsectionformat=plain&amp;exsentences=10&amp;titles=Bloody_Mary</text:p>
          </table:table-cell>
          <table:table-cell office:value-type="string" calcext:value-type="string">
            <text:p>https://it.wikipedia.org/w/api.php?action=query&amp;titles=Bloody_Mary&amp;prop=pageimages&amp;format=json&amp;pithumbsize=53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https://it.wikipedia.org/w/api.php?action=query&amp;prop=extracts&amp;format=json&amp;exsectionformat=plain&amp;exsentences=10&amp;titles=Caipirinha</text:p>
          </table:table-cell>
          <table:table-cell office:value-type="string" calcext:value-type="string">
            <text:p>https://it.wikipedia.org/w/api.php?action=query&amp;titles=Caipirinha&amp;prop=pageimages&amp;format=json&amp;pithumbsize=53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https://it.wikipedia.org/w/api.php?action=query&amp;prop=extracts&amp;format=json&amp;exsectionformat=plain&amp;exsentences=10&amp;titles=Cocktail_champagne</text:p>
          </table:table-cell>
          <table:table-cell office:value-type="string" calcext:value-type="string">
            <text:p>https://it.wikipedia.org/w/api.php?action=query&amp;titles=Cocktail_champagne&amp;prop=pageimages&amp;format=json&amp;pithumbsize=53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https://it.wikipedia.org/w/api.php?action=query&amp;prop=extracts&amp;format=json&amp;exsectionformat=plain&amp;exsentences=10&amp;titles=Cosmopolitan_(cocktail)</text:p>
          </table:table-cell>
          <table:table-cell office:value-type="string" calcext:value-type="string">
            <text:p>https://it.wikipedia.org/w/api.php?action=query&amp;titles=Cosmopolitan_(cocktail)&amp;prop=pageimages&amp;format=json&amp;pithumbsize=53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https://it.wikipedia.org/w/api.php?action=query&amp;prop=extracts&amp;format=json&amp;exsectionformat=plain&amp;exsentences=10&amp;titles=Cuba_libre</text:p>
          </table:table-cell>
          <table:table-cell office:value-type="string" calcext:value-type="string">
            <text:p>https://it.wikipedia.org/w/api.php?action=query&amp;titles=Cuba_libre&amp;prop=pageimages&amp;format=json&amp;pithumbsize=53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https://it.wikipedia.org/w/api.php?action=query&amp;prop=extracts&amp;format=json&amp;exsectionformat=plain&amp;exsentences=10&amp;titles=French_75</text:p>
          </table:table-cell>
          <table:table-cell office:value-type="string" calcext:value-type="string">
            <text:p>https://it.wikipedia.org/w/api.php?action=query&amp;titles=French_75&amp;prop=pageimages&amp;format=json&amp;pithumbsize=53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https://it.wikipedia.org/w/api.php?action=query&amp;prop=extracts&amp;format=json&amp;exsectionformat=plain&amp;exsentences=10&amp;titles=French_Connection_(cocktail)</text:p>
          </table:table-cell>
          <table:table-cell office:value-type="string" calcext:value-type="string">
            <text:p>https://it.wikipedia.org/w/api.php?action=query&amp;titles=French_Connection_(cocktail)&amp;prop=pageimages&amp;format=json&amp;pithumbsize=53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https://it.wikipedia.org/w/api.php?action=query&amp;prop=extracts&amp;format=json&amp;exsectionformat=plain&amp;exsentences=10&amp;titles=Godfather</text:p>
          </table:table-cell>
          <table:table-cell office:value-type="string" calcext:value-type="string">
            <text:p>https://it.wikipedia.org/w/api.php?action=query&amp;titles=Godfather&amp;prop=pageimages&amp;format=json&amp;pithumbsize=5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https://it.wikipedia.org/w/api.php?action=query&amp;prop=extracts&amp;format=json&amp;exsectionformat=plain&amp;exsentences=10&amp;titles=Godmother</text:p>
          </table:table-cell>
          <table:table-cell office:value-type="string" calcext:value-type="string">
            <text:p>https://it.wikipedia.org/w/api.php?action=query&amp;titles=Godmother&amp;prop=pageimages&amp;format=json&amp;pithumbsize=54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https://it.wikipedia.org/w/api.php?action=query&amp;prop=extracts&amp;format=json&amp;exsectionformat=plain&amp;exsentences=10&amp;titles=Golden_dream</text:p>
          </table:table-cell>
          <table:table-cell office:value-type="string" calcext:value-type="string">
            <text:p>https://it.wikipedia.org/w/api.php?action=query&amp;titles=Golden_dream&amp;prop=pageimages&amp;format=json&amp;pithumbsize=54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https://it.wikipedia.org/w/api.php?action=query&amp;prop=extracts&amp;format=json&amp;exsectionformat=plain&amp;exsentences=10&amp;titles=Grasshopper_(cocktail)</text:p>
          </table:table-cell>
          <table:table-cell office:value-type="string" calcext:value-type="string">
            <text:p>https://it.wikipedia.org/w/api.php?action=query&amp;titles=Grasshopper_(cocktail)&amp;prop=pageimages&amp;format=json&amp;pithumbsize=54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ttps://it.wikipedia.org/w/api.php?action=query&amp;prop=extracts&amp;format=json&amp;exsectionformat=plain&amp;exsentences=10&amp;titles=Harvey_Wallbanger</text:p>
          </table:table-cell>
          <table:table-cell office:value-type="string" calcext:value-type="string">
            <text:p>https://it.wikipedia.org/w/api.php?action=query&amp;titles=Harvey_Wallbanger&amp;prop=pageimages&amp;format=json&amp;pithumbsize=54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https://it.wikipedia.org/w/api.php?action=query&amp;prop=extracts&amp;format=json&amp;exsectionformat=plain&amp;exsentences=10&amp;titles=Hemingway_Special</text:p>
          </table:table-cell>
          <table:table-cell office:value-type="string" calcext:value-type="string">
            <text:p>https://it.wikipedia.org/w/api.php?action=query&amp;titles=Hemingway_Special&amp;prop=pageimages&amp;format=json&amp;pithumbsize=54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https://it.wikipedia.org/w/api.php?action=query&amp;prop=extracts&amp;format=json&amp;exsectionformat=plain&amp;exsentences=10&amp;titles=Horses_Neck</text:p>
          </table:table-cell>
          <table:table-cell office:value-type="string" calcext:value-type="string">
            <text:p>https://it.wikipedia.org/w/api.php?action=query&amp;titles=Horses_Neck&amp;prop=pageimages&amp;format=json&amp;pithumbsize=54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https://it.wikipedia.org/w/api.php?action=query&amp;prop=extracts&amp;format=json&amp;exsectionformat=plain&amp;exsentences=10&amp;titles=Irish_coffee</text:p>
          </table:table-cell>
          <table:table-cell office:value-type="string" calcext:value-type="string">
            <text:p>https://it.wikipedia.org/w/api.php?action=query&amp;titles=Irish_coffee&amp;prop=pageimages&amp;format=json&amp;pithumbsize=54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https://it.wikipedia.org/w/api.php?action=query&amp;prop=extracts&amp;format=json&amp;exsectionformat=plain&amp;exsentences=10&amp;titles=Kir_(cocktail)</text:p>
          </table:table-cell>
          <table:table-cell office:value-type="string" calcext:value-type="string">
            <text:p>https://it.wikipedia.org/w/api.php?action=query&amp;titles=Kir_(cocktail)&amp;prop=pageimages&amp;format=json&amp;pithumbsize=54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https://it.wikipedia.org/w/api.php?action=query&amp;prop=extracts&amp;format=json&amp;exsectionformat=plain&amp;exsentences=10&amp;titles=Long_Island_Iced_Tea</text:p>
          </table:table-cell>
          <table:table-cell office:value-type="string" calcext:value-type="string">
            <text:p>https://it.wikipedia.org/w/api.php?action=query&amp;titles=Long_Island_Iced_Tea&amp;prop=pageimages&amp;format=json&amp;pithumbsize=54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ttps://it.wikipedia.org/w/api.php?action=query&amp;prop=extracts&amp;format=json&amp;exsectionformat=plain&amp;exsentences=10&amp;titles=Mai_Tai</text:p>
          </table:table-cell>
          <table:table-cell office:value-type="string" calcext:value-type="string">
            <text:p>https://it.wikipedia.org/w/api.php?action=query&amp;titles=Mai_Tai&amp;prop=pageimages&amp;format=json&amp;pithumbsize=54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https://it.wikipedia.org/w/api.php?action=query&amp;prop=extracts&amp;format=json&amp;exsectionformat=plain&amp;exsentences=10&amp;titles=Margarita_(cocktail)</text:p>
          </table:table-cell>
          <table:table-cell office:value-type="string" calcext:value-type="string">
            <text:p>https://it.wikipedia.org/w/api.php?action=query&amp;titles=Margarita_(cocktail)&amp;prop=pageimages&amp;format=json&amp;pithumbsize=55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https://it.wikipedia.org/w/api.php?action=query&amp;prop=extracts&amp;format=json&amp;exsectionformat=plain&amp;exsentences=10&amp;titles=Mimosa_(cocktail)</text:p>
          </table:table-cell>
          <table:table-cell office:value-type="string" calcext:value-type="string">
            <text:p>https://it.wikipedia.org/w/api.php?action=query&amp;titles=Mimosa_(cocktail)&amp;prop=pageimages&amp;format=json&amp;pithumbsize=55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https://it.wikipedia.org/w/api.php?action=query&amp;prop=extracts&amp;format=json&amp;exsectionformat=plain&amp;exsentences=10&amp;titles=Mojito</text:p>
          </table:table-cell>
          <table:table-cell office:value-type="string" calcext:value-type="string">
            <text:p>https://it.wikipedia.org/w/api.php?action=query&amp;titles=Mojito&amp;prop=pageimages&amp;format=json&amp;pithumbsize=55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https://it.wikipedia.org/w/api.php?action=query&amp;prop=extracts&amp;format=json&amp;exsectionformat=plain&amp;exsentences=10&amp;titles=Moscow_mule</text:p>
          </table:table-cell>
          <table:table-cell office:value-type="string" calcext:value-type="string">
            <text:p>https://it.wikipedia.org/w/api.php?action=query&amp;titles=Moscow_mule&amp;prop=pageimages&amp;format=json&amp;pithumbsize=55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https://it.wikipedia.org/w/api.php?action=query&amp;prop=extracts&amp;format=json&amp;exsectionformat=plain&amp;exsentences=10&amp;titles=Mint_Julep</text:p>
          </table:table-cell>
          <table:table-cell office:value-type="string" calcext:value-type="string">
            <text:p>https://it.wikipedia.org/w/api.php?action=query&amp;titles=Mint_Julep&amp;prop=pageimages&amp;format=json&amp;pithumbsize=55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https://it.wikipedia.org/w/api.php?action=query&amp;prop=extracts&amp;format=json&amp;exsectionformat=plain&amp;exsentences=10&amp;titles=Piña_Colada</text:p>
          </table:table-cell>
          <table:table-cell office:value-type="string" calcext:value-type="string">
            <text:p>https://it.wikipedia.org/w/api.php?action=query&amp;titles=Piña_Colada&amp;prop=pageimages&amp;format=json&amp;pithumbsize=55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https://it.wikipedia.org/w/api.php?action=query&amp;prop=extracts&amp;format=json&amp;exsectionformat=plain&amp;exsentences=10&amp;titles=Rose_(cocktail)</text:p>
          </table:table-cell>
          <table:table-cell office:value-type="string" calcext:value-type="string">
            <text:p>https://it.wikipedia.org/w/api.php?action=query&amp;titles=Rose_(cocktail)&amp;prop=pageimages&amp;format=json&amp;pithumbsize=55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https://it.wikipedia.org/w/api.php?action=query&amp;prop=extracts&amp;format=json&amp;exsectionformat=plain&amp;exsentences=10&amp;titles=Sea_Breeze</text:p>
          </table:table-cell>
          <table:table-cell office:value-type="string" calcext:value-type="string">
            <text:p>https://it.wikipedia.org/w/api.php?action=query&amp;titles=Sea_Breeze&amp;prop=pageimages&amp;format=json&amp;pithumbsize=55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https://it.wikipedia.org/w/api.php?action=query&amp;prop=extracts&amp;format=json&amp;exsectionformat=plain&amp;exsentences=10&amp;titles=Sex_on_the_Beach</text:p>
          </table:table-cell>
          <table:table-cell office:value-type="string" calcext:value-type="string">
            <text:p>https://it.wikipedia.org/w/api.php?action=query&amp;titles=Sex_on_the_Beach&amp;prop=pageimages&amp;format=json&amp;pithumbsize=55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https://it.wikipedia.org/w/api.php?action=query&amp;prop=extracts&amp;format=json&amp;exsectionformat=plain&amp;exsentences=10&amp;titles=Singapore_Sling</text:p>
          </table:table-cell>
          <table:table-cell office:value-type="string" calcext:value-type="string">
            <text:p>https://it.wikipedia.org/w/api.php?action=query&amp;titles=Singapore_Sling&amp;prop=pageimages&amp;format=json&amp;pithumbsize=55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https://it.wikipedia.org/w/api.php?action=query&amp;prop=extracts&amp;format=json&amp;exsectionformat=plain&amp;exsentences=10&amp;titles=Tequila_Sunrise_(cocktail) </text:p>
          </table:table-cell>
          <table:table-cell office:value-type="string" calcext:value-type="string">
            <text:p>https://it.wikipedia.org/w/api.php?action=query&amp;titles=Tequila_Sunrise_(cocktail) &amp;prop=pageimages&amp;format=json&amp;pithumbsize=56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https://it.wikipedia.org/w/api.php?action=query&amp;prop=extracts&amp;format=json&amp;exsectionformat=plain&amp;exsentences=10&amp;titles=Barracuda_(cocktail)</text:p>
          </table:table-cell>
          <table:table-cell office:value-type="string" calcext:value-type="string">
            <text:p>https://it.wikipedia.org/w/api.php?action=query&amp;titles=Barracuda_(cocktail)&amp;prop=pageimages&amp;format=json&amp;pithumbsize=56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https://it.wikipedia.org/w/api.php?action=query&amp;prop=extracts&amp;format=json&amp;exsectionformat=plain&amp;exsentences=10&amp;titles=Bramble</text:p>
          </table:table-cell>
          <table:table-cell office:value-type="string" calcext:value-type="string">
            <text:p>https://it.wikipedia.org/w/api.php?action=query&amp;titles=Bramble&amp;prop=pageimages&amp;format=json&amp;pithumbsize=56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https://it.wikipedia.org/w/api.php?action=query&amp;prop=extracts&amp;format=json&amp;exsectionformat=plain&amp;exsentences=10&amp;titles=B-52_(cocktail)</text:p>
          </table:table-cell>
          <table:table-cell office:value-type="string" calcext:value-type="string">
            <text:p>https://it.wikipedia.org/w/api.php?action=query&amp;titles=B-52_(cocktail)&amp;prop=pageimages&amp;format=json&amp;pithumbsize=56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https://it.wikipedia.org/w/api.php?action=query&amp;prop=extracts&amp;format=json&amp;exsectionformat=plain&amp;exsentences=10&amp;titles=Dark_n_Stormy</text:p>
          </table:table-cell>
          <table:table-cell office:value-type="string" calcext:value-type="string">
            <text:p>https://it.wikipedia.org/w/api.php?action=query&amp;titles=Dark_n_Stormy&amp;prop=pageimages&amp;format=json&amp;pithumbsize=56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https://it.wikipedia.org/w/api.php?action=query&amp;prop=extracts&amp;format=json&amp;exsectionformat=plain&amp;exsentences=10&amp;titles=Dirty_Martini</text:p>
          </table:table-cell>
          <table:table-cell office:value-type="string" calcext:value-type="string">
            <text:p>https://it.wikipedia.org/w/api.php?action=query&amp;titles=Dirty_Martini&amp;prop=pageimages&amp;format=json&amp;pithumbsize=56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https://it.wikipedia.org/w/api.php?action=query&amp;prop=extracts&amp;format=json&amp;exsectionformat=plain&amp;exsentences=10&amp;titles=Espresso_Martini</text:p>
          </table:table-cell>
          <table:table-cell office:value-type="string" calcext:value-type="string">
            <text:p>https://it.wikipedia.org/w/api.php?action=query&amp;titles=Espresso_Martini&amp;prop=pageimages&amp;format=json&amp;pithumbsize=56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https://it.wikipedia.org/w/api.php?action=query&amp;prop=extracts&amp;format=json&amp;exsectionformat=plain&amp;exsentences=10&amp;titles=French_Martini</text:p>
          </table:table-cell>
          <table:table-cell office:value-type="string" calcext:value-type="string">
            <text:p>https://it.wikipedia.org/w/api.php?action=query&amp;titles=French_Martini&amp;prop=pageimages&amp;format=json&amp;pithumbsize=56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https://it.wikipedia.org/w/api.php?action=query&amp;prop=extracts&amp;format=json&amp;exsectionformat=plain&amp;exsentences=10&amp;titles=Kamikaze_(cocktail)</text:p>
          </table:table-cell>
          <table:table-cell office:value-type="string" calcext:value-type="string">
            <text:p>https://it.wikipedia.org/w/api.php?action=query&amp;titles=Kamikaze_(cocktail)&amp;prop=pageimages&amp;format=json&amp;pithumbsize=56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https://it.wikipedia.org/w/api.php?action=query&amp;prop=extracts&amp;format=json&amp;exsectionformat=plain&amp;exsentences=10&amp;titles=Lemon_Drop_Martini</text:p>
          </table:table-cell>
          <table:table-cell office:value-type="string" calcext:value-type="string">
            <text:p>https://it.wikipedia.org/w/api.php?action=query&amp;titles=Lemon_Drop_Martini&amp;prop=pageimages&amp;format=json&amp;pithumbsize=56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https://it.wikipedia.org/w/api.php?action=query&amp;prop=extracts&amp;format=json&amp;exsectionformat=plain&amp;exsentences=10&amp;titles=Pisco_sour</text:p>
          </table:table-cell>
          <table:table-cell office:value-type="string" calcext:value-type="string">
            <text:p>https://it.wikipedia.org/w/api.php?action=query&amp;titles=Pisco_sour&amp;prop=pageimages&amp;format=json&amp;pithumbsize=57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https://it.wikipedia.org/w/api.php?action=query&amp;prop=extracts&amp;format=json&amp;exsectionformat=plain&amp;exsentences=10&amp;titles=Russian_Spring_Punch</text:p>
          </table:table-cell>
          <table:table-cell office:value-type="string" calcext:value-type="string">
            <text:p>https://it.wikipedia.org/w/api.php?action=query&amp;titles=Russian_Spring_Punch&amp;prop=pageimages&amp;format=json&amp;pithumbsize=57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https://it.wikipedia.org/w/api.php?action=query&amp;prop=extracts&amp;format=json&amp;exsectionformat=plain&amp;exsentences=10&amp;titles=Spritz</text:p>
          </table:table-cell>
          <table:table-cell office:value-type="string" calcext:value-type="string">
            <text:p>https://it.wikipedia.org/w/api.php?action=query&amp;titles=Spritz&amp;prop=pageimages&amp;format=json&amp;pithumbsize=57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https://it.wikipedia.org/w/api.php?action=query&amp;prop=extracts&amp;format=json&amp;exsectionformat=plain&amp;exsentences=10&amp;titles=Margarita_(cocktail)</text:p>
          </table:table-cell>
          <table:table-cell office:value-type="string" calcext:value-type="string">
            <text:p>https://it.wikipedia.org/w/api.php?action=query&amp;titles=Margarita_(cocktail)&amp;prop=pageimages&amp;format=json&amp;pithumbsize=57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https://it.wikipedia.org/w/api.php?action=query&amp;prop=extracts&amp;format=json&amp;exsectionformat=plain&amp;exsentences=10&amp;titles=Vampiro_(cocktail)</text:p>
          </table:table-cell>
          <table:table-cell office:value-type="string" calcext:value-type="string">
            <text:p>https://it.wikipedia.org/w/api.php?action=query&amp;titles=Vampiro_(cocktail)&amp;prop=pageimages&amp;format=json&amp;pithumbsize=57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https://it.wikipedia.org/w/api.php?action=query&amp;prop=extracts&amp;format=json&amp;exsectionformat=plain&amp;exsentences=10&amp;titles=Vesper_(cocktail)</text:p>
          </table:table-cell>
          <table:table-cell office:value-type="string" calcext:value-type="string">
            <text:p>https://it.wikipedia.org/w/api.php?action=query&amp;titles=Vesper_(cocktail)&amp;prop=pageimages&amp;format=json&amp;pithumbsize=57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https://it.wikipedia.org/w/api.php?action=query&amp;prop=extracts&amp;format=json&amp;exsectionformat=plain&amp;exsentences=10&amp;titles=Yellow_Bird_(cocktail) </text:p>
          </table:table-cell>
          <table:table-cell office:value-type="string" calcext:value-type="string">
            <text:p>https://it.wikipedia.org/w/api.php?action=query&amp;titles=Yellow_Bird_(cocktail) &amp;prop=pageimages&amp;format=json&amp;pithumbsize=2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5">00/00/0000</text:date>, <text:time style:data-style-name="N2" text:time-value="14:34:04.472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4T14:36:41.226000000</meta:creation-date>
    <dc:date>2019-01-05T15:05:15.971000000</dc:date>
    <meta:editing-duration>PT26M35S</meta:editing-duration>
    <meta:editing-cycles>6</meta:editing-cycles>
    <meta:generator>LibreOffice/6.1.3.2$Windows_X86_64 LibreOffice_project/86daf60bf00efa86ad547e59e09d6bb77c699acb</meta:generator>
    <meta:document-statistic meta:table-count="2" meta:cell-count="1010" meta:object-count="0"/>
  </office:meta>
</office:document-meta>
</file>